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764in"/>
    </style:style>
    <style:style style:name="co2" style:family="table-column">
      <style:table-column-properties fo:break-before="auto" style:column-width="0.8299in"/>
    </style:style>
    <style:style style:name="co3" style:family="table-column">
      <style:table-column-properties fo:break-before="auto" style:column-width="0.9646in"/>
    </style:style>
    <style:style style:name="co4" style:family="table-column">
      <style:table-column-properties fo:break-before="auto" style:column-width="1.1681in"/>
    </style:style>
    <style:style style:name="co5" style:family="table-column">
      <style:table-column-properties fo:break-before="auto" style:column-width="1.3937in"/>
    </style:style>
    <style:style style:name="co6" style:family="table-column">
      <style:table-column-properties fo:break-before="auto" style:column-width="1.0827in"/>
    </style:style>
    <style:style style:name="co7" style:family="table-column">
      <style:table-column-properties fo:break-before="auto" style:column-width="1.5972in"/>
    </style:style>
    <style:style style:name="co8" style:family="table-column">
      <style:table-column-properties fo:break-before="auto" style:column-width="0.6752in"/>
    </style:style>
    <style:style style:name="co9" style:family="table-column">
      <style:table-column-properties fo:break-before="auto" style:column-width="0.7181in"/>
    </style:style>
    <style:style style:name="co10" style:family="table-column">
      <style:table-column-properties fo:break-before="auto" style:column-width="0.9543in"/>
    </style:style>
    <style:style style:name="co11" style:family="table-column">
      <style:table-column-properties fo:break-before="auto" style:column-width="1.1791in"/>
    </style:style>
    <style:style style:name="co12" style:family="table-column">
      <style:table-column-properties fo:break-before="auto" style:column-width="1.3398in"/>
    </style:style>
    <style:style style:name="co13" style:family="table-column">
      <style:table-column-properties fo:break-before="auto" style:column-width="1.1362in"/>
    </style:style>
    <style:style style:name="co14" style:family="table-column">
      <style:table-column-properties fo:break-before="auto" style:column-width="1.6075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text-align-source="fix" style:repeat-content="false"/>
      <style:paragraph-properties fo:text-align="start" fo:margin-left="0in"/>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number-columns-repeated="1010" table:default-cell-style-name="Default"/>
        <table:table-row table:style-name="ro1">
          <table:table-cell table:style-name="ce1"/>
          <table:table-cell table:style-name="ce1" office:value-type="string" calcext:value-type="string" table:number-columns-spanned="7" table:number-rows-spanned="1">
            <text:p>train</text:p>
          </table:table-cell>
          <table:covered-table-cell table:number-columns-repeated="6" table:style-name="ce1"/>
          <table:table-cell table:style-name="ce1" office:value-type="string" calcext:value-type="string" table:number-columns-spanned="7" table:number-rows-spanned="1">
            <text:p>test</text:p>
          </table:table-cell>
          <table:covered-table-cell table:number-columns-repeated="6" table:style-name="ce1"/>
          <table:table-cell table:number-columns-repeated="1009"/>
        </table:table-row>
        <table:table-row table:style-name="ro2">
          <table:table-cell table:style-name="ce2"/>
          <table:table-cell table:style-name="ce2" office:value-type="string" calcext:value-type="string">
            <text:p>total</text:p>
          </table:table-cell>
          <table:table-cell table:style-name="ce2" office:value-type="string" calcext:value-type="string">
            <text:p>correct</text:p>
          </table:table-cell>
          <table:table-cell table:style-name="ce2" office:value-type="string" calcext:value-type="string">
            <text:p>incorrect</text:p>
          </table:table-cell>
          <table:table-cell table:style-name="ce2" office:value-type="string" calcext:value-type="string">
            <text:p>correct_exp</text:p>
          </table:table-cell>
          <table:table-cell table:style-name="ce2" office:value-type="string" calcext:value-type="string">
            <text:p>incorrect_exp</text:p>
          </table:table-cell>
          <table:table-cell table:style-name="ce2" office:value-type="string" calcext:value-type="string">
            <text:p>incorrect_labeled_exp</text:p>
          </table:table-cell>
          <table:table-cell table:style-name="ce2" office:value-type="string" calcext:value-type="string">
            <text:p>acc</text:p>
          </table:table-cell>
          <table:table-cell table:style-name="ce2" office:value-type="string" calcext:value-type="string">
            <text:p>total</text:p>
          </table:table-cell>
          <table:table-cell table:style-name="ce2" office:value-type="string" calcext:value-type="string">
            <text:p>correct</text:p>
          </table:table-cell>
          <table:table-cell table:style-name="ce2" office:value-type="string" calcext:value-type="string">
            <text:p>incorrect</text:p>
          </table:table-cell>
          <table:table-cell table:style-name="ce2" office:value-type="string" calcext:value-type="string">
            <text:p>correct_exp</text:p>
          </table:table-cell>
          <table:table-cell table:style-name="ce2" office:value-type="string" calcext:value-type="string">
            <text:p>incorrect_exp</text:p>
          </table:table-cell>
          <table:table-cell table:style-name="ce2" office:value-type="string" calcext:value-type="string">
            <text:p>incorrect_labeled_exp</text:p>
          </table:table-cell>
          <table:table-cell table:style-name="ce2" office:value-type="string" calcext:value-type="string">
            <text:p>acc</text:p>
          </table:table-cell>
          <table:table-cell table:style-name="ce3" table:number-columns-repeated="1009"/>
        </table:table-row>
        <table:table-row table:style-name="ro1" table:visibility="filter">
          <table:table-cell table:style-name="ce1" office:value-type="string" calcext:value-type="string">
            <text:p>Elliptical Machine</text:p>
          </table:table-cell>
          <table:table-cell table:number-columns-repeated="2" office:value-type="float" office:value="58" calcext:value-type="float">
            <text:p>58</text:p>
          </table:table-cell>
          <table:table-cell office:value-type="float" office:value="1" calcext:value-type="float">
            <text:p>1</text:p>
          </table:table-cell>
          <table:table-cell office:value-type="string" calcext:value-type="string">
            <text:p>['I just did 45 minutes on the elliptical . I feel great and energized .', 'I ran on the elliptical for half an hour . I felt invigorated .', 'I just went on an elliptical for an hour . It was exhausting .', 'I just did 30 minutes on the elliptical . I feel so tired and sore .', 'I used an elliptical for 1 hour It was easy', 'I just did 1 hour of Random Hills on the elliptical machine My legs felt like bricks !', 'I did the elliptical for 40 minutes I felt sweaty', 'I did the elliptical for 40 minutes I felt sweaty , hot and good', "I was on the elliptical for 45 minutes My legs hurt , so i 'm feeling a little worn", 'i did 20 minutes on my elliptical my legs felt like spaghetti noodles after', 'I did 30 minutes on the elliptical machine . I feel energized .', 'I worked out on the elliptical for 30 minutes I feel tired and my legs are sore .', 'I used the elliptical machine for an hour . I feel tired from moving my arms and legs .', 'I worked out inside on the elliptical machine for 30 minutes I was winded , but got through . My legs were a little shaky and my feet were starting to get numb .', 'I workout on the elliptical indoors for 45 minutes . Felt like I did okay , but it was very boring .', 'I did six miles on the elliptical . I felt exhilerated .', 'I did thirty minutes on the elliptical machine I feel sweaty but energized', 'I spent one hour on the elliptical machine . I felt outstanding and exhilarating .', ' <text:s/>I worked out on the elliptical . It was invigorating .', 'I just ran 30 minutes on the elliptical . <text:s text:c="2"/>I feel sweaty .', 'I did 15 minutes on the elliptical and feel pained .', 'I worked out on the elliptical for a half hour . <text:s text:c="2"/>It felt nice since the elliptical is not a straining workout .', 'I did elliptical cardio at the gym for 30 minutes I felt a lot refreshed and more energetic', 'I did the elliptical for an hour today <text:s text:c="2"/>better then i did on the treadmill', 'I spent 45 minutes on the elliptical machine . It felt good for my muscles but felt like longer than 45 minutes .', 'I just used the elliptical trainer . I really pushed myself .', '""" I just spent twenty minutes on the elliptical . "" "" I feel energized ! """', 'I felt energized and refreshed after using the elliptical for 25 minutes .', 'I just did 30 minutes on the eliptical . I felt invigorated', 'I spent 30 minutes on the elliptical and was winded and exhausted .', 'I did a workout on the stepper at home . I started out strong , but got pretty tired by the end of the workout .', 'My legs felt like jelly after using the elliptical for 45 minutes today .', "I did 40 minutes on the cross trainer . My legs feel like jello and I 'm unstable on the solid ground .", 'elliptical I felt bloated and tired', 'I just did 25 minutes straight on the elliptical machine . I felt like a boss while my legs pumped back and forth .', 'I just ran on the elliptical for one hour . I feel super tired .', 'I used the elliptical for 1 hour It was strenuous', 'I just did 2 miles on the elliptical machine in 10 minutes . I feel so much better about myself now .', 'I used the elipitical . I was bored .', 'Elliptical I felt my hands and legs were both stiff and soar .', "I just did a 20 minute spin class I ca n't feel my legs", 'I did 4 miles on the elliptical . After it , my legs felt weak and tired .', 'I walked 3 miles on the elliptical My legs are sore', 'I worked out on the elliptical machine for 20 minutes . <text:s text:c="2"/>I felt like I was being stretched on the rack !', "I just did the elliptical for 28 mins I feel energized , it's great to sweat", 'I did 15 minutes on the elliptical . My legs are so sore', 'I spent 30 minutes on the elliptical . <text:s text:c="2"/>I felt very accomplished .', 'i just did 15 minutes on elliptical i felt energized', 'I like to use the elliptical machine I feel like <text:s text:c="2"/>it builds arm and leg muscles', '30 minutes on the eliptical I was really bored', 'I worked out on the elliptical for 50 minutes . It was hard work but very energizing .', 'Strength exercises It make my muscles stronger .', 'I spent 20 minutes on the elliptical . I was tired by the end .', 'I just did 1 hour in the elliptic I am exhausted !', 'I ran on an ellpitcal for 35 minutes . I feel exhausted .', 'i did the eliptical for 20 mins i felt better and tired', 'I worked out on the elliptical for 30 minutes . I felt completely exhausted !', 'I worked out for 20 minutes on the elliptical <text:s text:c="2"/>My legs feel like jelly']</text:p>
          </table:table-cell>
          <table:table-cell office:value-type="string" calcext:value-type="string">
            <text:p>[('I ran on the elliptical machine for 30 minutes . I feel great !', 'Running')]</text:p>
          </table:table-cell>
          <table:table-cell office:value-type="string" calcext:value-type="string">
            <text:p>[]</text:p>
          </table:table-cell>
          <table:table-cell office:value-type="float" office:value="100" calcext:value-type="float">
            <text:p>100</text:p>
          </table:table-cell>
          <table:table-cell table:number-columns-repeated="2" office:value-type="float" office:value="15" calcext:value-type="float">
            <text:p>15</text:p>
          </table:table-cell>
          <table:table-cell office:value-type="float" office:value="3" calcext:value-type="float">
            <text:p>3</text:p>
          </table:table-cell>
          <table:table-cell office:value-type="string" calcext:value-type="string">
            <text:p>['I spent 40 min on the eliptical <text:s text:c="2"/>I felt refreshed', 'I spent 90 minutes on the elliptical and felt energetic .', 'I did the elliptical for 30 minutes I felt energized and good', 'I used my elliptical I feel like i got a good leg workout in .', 'I spent 30 minutes on the eliptical . I felt good during the workout , like I could go on forever .', 'I went on the elliptical for 30 minutes I felt great', 'I did 30 minutes on the elliptical machine this morning my mood went from tired to all fired up', 'I did the elliptical for 45 minutes now my legs are numb', 'I did 20 minutes on the elliptical . <text:s text:c="2"/>My legs are killing me .', "I did two miles on the elliptical <text:s text:c="2"/>I felt like I could n't breathe", 'I used the elliptical for thirty minutes . My legs are tired .', 'I exercised 60 minutes on the elliptical trainer , and I felt good and in high spirits after that .', 'I did cardio on the elliptical for 30 minutes I felt so winded !', 'I used an elliptical machine for about two minutes on its maximum resistance setting and felt exhausted afterwards .', 'I did 30 minutes on the elliptical machine and I still felt like I could continue .']</text:p>
          </table:table-cell>
          <table:table-cell office:value-type="string" calcext:value-type="string">
            <text:p>[('I just walked on the elliptical for 30 minutes . <text:s text:c="2"/>I am tired , but feel great !', 'Walking'), ('I walked on the elliptical for 20 minutes today After the workout I felt more awake , energized , and ready for the day .', 'Walking'), ('I did cardio on an elleptical It felt great', 'Cardio')]</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Basketball</text:p>
          </table:table-cell>
          <table:table-cell table:number-columns-repeated="2" office:value-type="float" office:value="39" calcext:value-type="float">
            <text:p>39</text:p>
          </table:table-cell>
          <table:table-cell office:value-type="float" office:value="0" calcext:value-type="float">
            <text:p>0</text:p>
          </table:table-cell>
          <table:table-cell office:value-type="string" calcext:value-type="string">
            <text:p>["I played basketball for the last 2 hours with my friends . It felt amazing I can't wait to do it again ,", 'I played basketball after work . I am so exhausted !', 'i play a basketball three hours and i felt so tired .', 'pick - up basketball Sore , need to stretch more before .', 'I played a pick - up game of basketball . <text:s text:c="2"/>I felt great after the game .', 'I PLAYED BASKET BALL ENJOY THE GAME AND FITNESS THE BODY', 'I played a 30 minute pick up basketball game My breathing was heavy for five minutes after the game', 'I played basketball for three hours . I felt out of breath .', 'I played a whole day of basketball and I feel sored .', 'I played two games of half - court basketball . I feel great and need to play more often .', 'i played basketball for an hour i was very tired', 'I played a three hour basketball game.i was so exhausted after ! .', 'I played some basketball today . I felt stiff and lacking coordination .', 'I played a three hour basketball . I felt strong', 'I played an hour of basketball and was tired', 'I just played basketball for 3 hours . My legs are burning I need to relax .', 'I played basketball and felt exhilirated .', 'I played basketball for 90 minutes . It felt great to break a good sweat !', 'I played basketball for a half hour . I felt out of shape since I was instantly out of breath .', 'I played basketball yesterday with my son . I generally felt ok ... I was a little tired but not too bad', 'i played a game of pick up basketball i am out of shape and my body is not used to the running .', 'I played in a 3 on 3 basketball game I am tired !', 'I just played two hours of basketball I felt very tired', 'I played basketball . I was out of breath .', 'I played a pick up basketball game . My back and legs were tired I had to take a nap .', 'I played basketball for two hours I felt drained after', 'passing the ball while jumping makes me a good basketball player feel flexible and happy', 'I played basketball ball for an hour Feeling relaxed', ' <text:s/>i played basketball i felt like a champ', 'Went out shooting some hoops with friends . Need to really work on my shot .', "I played a game of basketball with my friends . I 'm so tired .", 'I played in a competitive basketball game . I felt very winded but great .', "I PLAYED BASKETBALL LAST WEEK , I WAS TIRED AFTER TWO GAMES BECAUSE I'M NOT IN GREAT SHAPE ANYMORE .", 'I played full court basketball . I felt out of breath .', 'I play 2 hours of basketball and i felt tired', 'I played an hour of basketball . I feel tired and hungry', 'I played basket ball for 1 hour . I thought I was going to die during the game if I had to run down the gym one more time .', 'I played a 30 minute basketball game in the backyard . My legs felt like noodles at the end of the game .', 'I just played 1 on 1 basketball for 4 games I am exhausted .']</text:p>
          </table:table-cell>
          <table:table-cell table:number-columns-repeated="2" office:value-type="string" calcext:value-type="string">
            <text:p>[]</text:p>
          </table:table-cell>
          <table:table-cell office:value-type="float" office:value="100" calcext:value-type="float">
            <text:p>100</text:p>
          </table:table-cell>
          <table:table-cell table:number-columns-repeated="2" office:value-type="float" office:value="10" calcext:value-type="float">
            <text:p>10</text:p>
          </table:table-cell>
          <table:table-cell office:value-type="float" office:value="1" calcext:value-type="float">
            <text:p>1</text:p>
          </table:table-cell>
          <table:table-cell office:value-type="string" calcext:value-type="string">
            <text:p>['I PLAYED AN HOUR LONG BASKETBALL GAME LEGS ARE SOAR BUT STILL CAN DO A BIT MORE', 'I played some pick up basketball at nearby park . I was exhausted after .', 'I played basketball . I felt motivated .', 'Played Full Court Basketball I <text:s text:c="3"/>am quite tired', 'I shot the basketball for an hour I felt happy', 'shot basketball with a group of people i was out of breath and exhausted', 'I played basketball for an hour today . I feel like i am out of shape .', "I played a pick - up game of basketball . I 'm practically too wiped out to drive home !", 'I played basketball for an hour today . It was terrific .', 'I played basketball for one hour . I was very winded !']</text:p>
          </table:table-cell>
          <table:table-cell office:value-type="string" calcext:value-type="string">
            <text:p>[('I played pickleball for one hour today . I felt like I was playing really well , but then after the games I felt really tired .', 'Other')]</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Tennis</text:p>
          </table:table-cell>
          <table:table-cell table:number-columns-repeated="2" office:value-type="float" office:value="26" calcext:value-type="float">
            <text:p>26</text:p>
          </table:table-cell>
          <table:table-cell office:value-type="float" office:value="1" calcext:value-type="float">
            <text:p>1</text:p>
          </table:table-cell>
          <table:table-cell office:value-type="string" calcext:value-type="string">
            <text:p>['Workout : I played tennis for 2 hours . How I felt I was tried but felt great', 'I played three tennis matches and my back hurts so much right now', 'I play tennis for about half an hour every day I felt very energetic', 'i am played two hour tennis . I felt strong', 'I played tennis for an hour . I feel invigorated .', 'I played an hour of tennis . I feel exhausted .', 'I love to play tennis It feels great', 'I played tennis for an hour . I am not good at tennis .', 'I played tennis for 2 hours . I felt very alive and happy .', 'I played tennis with my dad I felt happy', 'I just finished a three hour tennis match . I have never in my life felt this exhausted before !', 'I played tennis for two and a half hours . I was tired and ready for bed .', 'i just played singles tennis . my knees are killing me .', 'I played Table tennis game today I feel strong', 'I played tennis at the park with a friend . I need to practice my tennis more !', 'I played tennis for one hour My legs were sore', 'I played tennis for 45 minutes . I feel energized but I might be sore tomorrow .', 'i played three hours tennis iam really out of day', 'I played tennis for two hours I felt really tired', 'I played doubles tennis for 45 minutes I felt exhausted but tough .', 'I played tennis with my spouse and felt great !', 'I played tennis for two hours I am really tired', 'I just played two hours of tennis . <text:s text:c="2"/>I felt great about my game and am glad I got some exercise .', 'I played tennis for an hour . I felt energized , excited , and happy .', 'I just played tennis My arms are sore', 'A played three hours of tennis . I felt amazing .']</text:p>
          </table:table-cell>
          <table:table-cell office:value-type="string" calcext:value-type="string">
            <text:p>[('i am every evening play a table tennis i am really out of shape', 'Table tennis')]</text:p>
          </table:table-cell>
          <table:table-cell office:value-type="string" calcext:value-type="string">
            <text:p>[]</text:p>
          </table:table-cell>
          <table:table-cell office:value-type="float" office:value="100" calcext:value-type="float">
            <text:p>10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Played tennis for an hour . I felt really engaged and energized .', 'I just played three tennis matches . My legs and arms feel like jelly .', 'I just played 1 hour of tennis I feel good', '""" i played tennis for one hour . "" "" i felt energized . """', "I played a two hour tennis game . I 'm really energetic .", 'I played several tennis matches and was worn out afterwards']</text:p>
          </table:table-cell>
          <table:table-cell office:value-type="string" calcext:value-type="string">
            <text:p>[('I played lacrosse for an hour . I felt energized .', 'Other'), ('I PLAYED TWO HOURS CRICKET GAME . I FELT TIRED .', 'Cricket'), ('I played an hour table tennis on morning <text:s text:c="2"/>I felt very energetic', 'Table tennis')]</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Planking</text:p>
          </table:table-cell>
          <table:table-cell table:number-columns-repeated="2" office:value-type="float" office:value="26" calcext:value-type="float">
            <text:p>26</text:p>
          </table:table-cell>
          <table:table-cell office:value-type="float" office:value="0" calcext:value-type="float">
            <text:p>0</text:p>
          </table:table-cell>
          <table:table-cell office:value-type="string" calcext:value-type="string">
            <text:p>['I just completed 10 minutes of planks My abs will be burning tomorrow', 'I held a 3 minute plank I feel exhausted but powerful', 'i did planks my abdomen was hurt', 'I did 3 sets of 1 minute planks and I was feeling great .', 'I planked for so long that it hurt my core for three days .', "I did a plank for one minute . I felt like time was n't moving and my shoulders started to hurt real bad .", 'standard plank on elbows straight across stronger', 'Held a 3 minute plank My arms are shaky but feeling powerful', 'I completed a 3 minute static plank hold . I started sweating and my body began to tremble during the exercise .', 'I just did a one minute plank . <text:s text:c="2"/>It was hard but I made it !', "I did three sets of 15 planks . I feel sore and glad that they 're over .", 'I did plank exercises for five minutes today . Every muscle in my body is sore .', 'I did 20 planks and held for 45 seconds each . My arms and legs are on fire !', '""" I held a floor plank for a minute and a half "" "" My core muscles are feeling strong ! """', 'I began doing planks . I felt very out of shape , could hardly breathe .', 'I did 20 plank ups I felt shaky though strong and powerful .', 'I did a plank in my home I felt relax and happy mood .', 'I just did Planks for 20 minutes My core felt tighter afterward', 'I jusy did my first plank My abs are on fire !', 'I just do 10 min high plank I Feel so tired', '[ Idid a plank running in place for 1 minute I felt good', 'I just did four cycles of fifteen seconds plank My arms and shoulders felt sore afterwards', 'I just did a 5minutes straight - arm plank it was horrible', 'I did a minute plank today . My body was shivering during the exercise but I made it through and felt great afterwards .', 'Ijust finished doing a plank for 3 minutes I felt good after doing it', 'I just did a flexibility training <text:s text:c="2"/>It was awesome']</text:p>
          </table:table-cell>
          <table:table-cell table:number-columns-repeated="2" office:value-type="string" calcext:value-type="string">
            <text:p>[]</text:p>
          </table:table-cell>
          <table:table-cell office:value-type="float" office:value="100" calcext:value-type="float">
            <text:p>100</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I did 2 sets of planks . My arms were shaking .', 'I just did a one minute plank My arms are killing me', 'I did 10 planks for 15 seconds each . I felt sore .', 'I did a one - minute plank . My arms are shaking and my shoulders ache .', 'I did 30 minutes of plank I feel relief and good', 'I did a 1 minute plank I felt shaky after']</text:p>
          </table:table-cell>
          <table:table-cell table:number-columns-repeated="2"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Burpees</text:p>
          </table:table-cell>
          <table:table-cell table:number-columns-repeated="2" office:value-type="float" office:value="25" calcext:value-type="float">
            <text:p>25</text:p>
          </table:table-cell>
          <table:table-cell office:value-type="float" office:value="0" calcext:value-type="float">
            <text:p>0</text:p>
          </table:table-cell>
          <table:table-cell office:value-type="string" calcext:value-type="string">
            <text:p>['I just did 50 burpees I feel very light headed now', "I did 250 burpees Burpees feel awkward and I 'm not sure it is a good workout", 'i did 10 burpees i am exhausted', "I did a set of burpees . <text:s text:c="2"/>I 'm so sore .", 'I did burpees today I felt go after I was finish', 'I did 12 burpees ! I felt fatigued .', 'I did 20 burpees in 2 minutes I struggled with completing them in the time given', 'I also did 50 burpees when I finished running . I was exhausted after completing the burpees .', 'I did 25 burpees . I feel winded .', 'I just did 45 burpees I felt out of breath .', 'I did 30 burpees . My arms and legs were screaming in pain toward the end .', 'I did burpee at the gym I felt tried', 'I did three sets of 10 of bungee jumps . My whole body hurts and is sore .', 'I did 60 seconds of burpees . I felt out of breath .', 'I did 20 burpees I felt amazing and awake', 'I went out and did a numerous amount of burpies . <text:s text:c="2"/>Now am extremely sore and regretting that decision .', 'i did 50 burpees i was out of breathe', 'I work one hour gym I feel very comfortable', 'I just did 3 sets of 10 burpees . I feel like I am going to pass out .', 'I did 10 burpees I felt like I worked out my entire body !', 'I tried 20 burpees as fast as I could . I was out of breath by the time I finished .', '3 sets of burpees I feel completely spent', 'I performed 20 burpees . My arms and chest were burning during this .', 'I just did 10 burpees I nearly passed out', 'My second exercise was intense exhausted']</text:p>
          </table:table-cell>
          <table:table-cell table:number-columns-repeated="2" office:value-type="string" calcext:value-type="string">
            <text:p>[]</text:p>
          </table:table-cell>
          <table:table-cell office:value-type="float" office:value="100" calcext:value-type="float">
            <text:p>100</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I did 10 burpees I felt out of breath and tired', 'I did 40 burpees I felt very tired', 'I just did ten burpees My abs are shaking', 'I did 30 burpees I was exhausted', 'I did five burpees , followed by 20 seconds of rest for 20 minutes Arm were fatigued but the rest of me felt strong', 'i did exercises to tone up . like lifting weights and burpees during i felt a little dizzy , but then felt sore but good']</text:p>
          </table:table-cell>
          <table:table-cell table:number-columns-repeated="2"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Volleyball</text:p>
          </table:table-cell>
          <table:table-cell table:number-columns-repeated="2" office:value-type="float" office:value="14" calcext:value-type="float">
            <text:p>14</text:p>
          </table:table-cell>
          <table:table-cell office:value-type="float" office:value="0" calcext:value-type="float">
            <text:p>0</text:p>
          </table:table-cell>
          <table:table-cell office:value-type="string" calcext:value-type="string">
            <text:p>['i am every morning play a volley ball I am really strong my body fitness', 'volley ball i feel brisk', 'volley ball i felt relaxation', 'I played volleyball for 2 hours and am tired', 'I played volleyball for an hour . I felt terrific .', 'I just played a one hour game of volleyball . I feel energized !', 'I played sand volleyball for an hour last night . <text:s text:c="2"/>I am out of shape ; I feel like I got hit by a truck .', 'I played an hour volleyball game . I feel exhausted .', 'Volleyball i felt happy', 'I played Volleyball for an hour I am really out of shape and tired .', 'I played volleyball in a tournament . I was tired .', 'I just Play volley ball i am really out of shape', 'I played volleyball for three hours earlier I still feel really sore', 'I played volleyball for one hour . It felt terrific .']</text:p>
          </table:table-cell>
          <table:table-cell table:number-columns-repeated="2" office:value-type="string" calcext:value-type="string">
            <text:p>[]</text:p>
          </table:table-cell>
          <table:table-cell office:value-type="float" office:value="100" calcext:value-type="float">
            <text:p>10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I played a volley ball game and I felt completely wiped out .', 'I played volleyball for one hour I feel so tired', 'I played volleyball for two hours after work . I was exhausted !']</text:p>
          </table:table-cell>
          <table:table-cell table:number-columns-repeated="2"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Pilates</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I prefer doing pilates in the evening after work . I feel relaxed and light after my evening workout .', 'I did a 30 minute pilates video this morning . I realized how tight my muscles are , I need that stretching and movement !', "I just did pilates I 'm out of shape", 'I did Pilates for 20 minutes I felt great', 'I did thigh toning pilates for 20 minutes I felt great and tired altogether', 'I did an hour long pilates class I feel relaxed but sore', 'I did pilates . I felt relaxed .', 'I did a one hour pilates class and felt energized but sore .', 'I did an hour of ballet boot camp . I feel like I am not where I should be fitness wise .', 'I just completed a 30 minute Pilates video . I am now stiff and sore .']</text:p>
          </table:table-cell>
          <table:table-cell table:number-columns-repeated="2" office:value-type="string" calcext:value-type="string">
            <text:p>[]</text:p>
          </table:table-cell>
          <table:table-cell office:value-type="float" office:value="100" calcext:value-type="float">
            <text:p>100</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I did a pilates youtube video Was tiring', 'I just did a 20 minute Pilates workout . <text:s text:c="2"/>It was really challenging !']</text:p>
          </table:table-cell>
          <table:table-cell table:number-columns-repeated="2"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Soccer</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I would run around the soccer field during practice . I felt tired but also excited .', 'I played soccer for the first time in two weeks . My ankle got swollen but I did enjoy myself .', 'Just done playing football Feeling tired', 'my first exercise would be football , this is easily tracked by using my smart watch to track steps and distances to give my amount of calories burned . i do not even consider this a traditional type of workout as i enjoy it so much .', 'I played a two hours tennis soccer I feel relaxed', '1.5H soccer practice Physical Pain', 'I just played soccer for an hour . My knees hurt .', 'I played soccer for 20 minutes . I felt exhausted and out of shape .', 'I played 45 minutes of soccer with my friends <text:s text:c="2"/>My legs are so tired']</text:p>
          </table:table-cell>
          <table:table-cell table:number-columns-repeated="2" office:value-type="string" calcext:value-type="string">
            <text:p>[]</text:p>
          </table:table-cell>
          <table:table-cell office:value-type="float" office:value="100" calcext:value-type="float">
            <text:p>100</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I dribble the soccer ball for half a mile . My legs are cramping up and I need a rest .', 'I ply 1 hour of indoor soccer and i was exhausted']</text:p>
          </table:table-cell>
          <table:table-cell office:value-type="string" calcext:value-type="string">
            <text:p>[('I played football outside with my friends yesterday . I was very tired but relaxed at the same time .', 'American Football')]</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Leg Raises</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I just did some leg lifts . <text:s text:c="2"/>My stomach feels weak .', 'I did fifteen leg lifts on each leg . I felt stretched and ready to go , l', 'I did a set of leg lifts I felt very tired', 'I did mostly ab workouts including leg lifts after I was done I felt sore in my back area', 'I did 10 leg raises I felt it burn', 'I did 20 calf raises on each leg . I felt tired and fatigued .']</text:p>
          </table:table-cell>
          <table:table-cell office:value-type="string" calcext:value-type="string">
            <text:p>[('I did some leg lifts I felt tired', 'Bodyweight exercises, general')]</text:p>
          </table:table-cell>
          <table:table-cell office:value-type="string" calcext:value-type="string">
            <text:p>[]</text:p>
          </table:table-cell>
          <table:table-cell office:value-type="float" office:value="100" calcext:value-type="float">
            <text:p>100</text:p>
          </table:table-cell>
          <table:table-cell table:number-columns-repeated="2" office:value-type="float" office:value="1" calcext:value-type="float">
            <text:p>1</text:p>
          </table:table-cell>
          <table:table-cell office:value-type="float" office:value="2" calcext:value-type="float">
            <text:p>2</text:p>
          </table:table-cell>
          <table:table-cell office:value-type="string" calcext:value-type="string">
            <text:p>['I did 3 sets of 15 of straight leg raises <text:s text:c="2"/>I felt motivated the whole time']</text:p>
          </table:table-cell>
          <table:table-cell office:value-type="string" calcext:value-type="string">
            <text:p>[('I completed my leg day set of lifts at the gym I feel tired but happy that I worked out', 'Squats'), ('I did leg lifts using my exercise ball I was sore', 'Leg curls')]</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Golf</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I played golf for 4 hours and was energized', 'I played golf for an hour today and walked the course . <text:s text:c="2"/>It felt good getting out in the fresh air and I feel rejuvenated .', 'I played 18 holes of golf I feel happy to have played so long', 'I PLAYED A GOLF AND I FEEL VERY DISGUST', 'I played golf with my friend I felt better after the work out because i burned calories .']</text:p>
          </table:table-cell>
          <table:table-cell table:number-columns-repeated="2" office:value-type="string" calcext:value-type="string">
            <text:p>[]</text:p>
          </table:table-cell>
          <table:table-cell office:value-type="float" office:value="100" calcext:value-type="float">
            <text:p>10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I walked 18 holes of golf carrying my golf bag around the course . I am sore all over .']</text:p>
          </table:table-cell>
          <table:table-cell table:number-columns-repeated="2"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Baseball</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I just pitched 9 innings . My arm feels like jelly .', "I played two hours baseball I 'm very exhausted", 'I played baseball for one hour I felt sluggish']</text:p>
          </table:table-cell>
          <table:table-cell table:number-columns-repeated="2" office:value-type="string" calcext:value-type="string">
            <text:p>[]</text:p>
          </table:table-cell>
          <table:table-cell office:value-type="float" office:value="100" calcext:value-type="float">
            <text:p>100</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I played baseball for three hours . I feel exhausted .']</text:p>
          </table:table-cell>
          <table:table-cell table:number-columns-repeated="2"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Push ups</text:p>
          </table:table-cell>
          <table:table-cell office:value-type="float" office:value="123" calcext:value-type="float">
            <text:p>123</text:p>
          </table:table-cell>
          <table:table-cell office:value-type="float" office:value="122" calcext:value-type="float">
            <text:p>122</text:p>
          </table:table-cell>
          <table:table-cell office:value-type="float" office:value="2" calcext:value-type="float">
            <text:p>2</text:p>
          </table:table-cell>
          <table:table-cell office:value-type="string" calcext:value-type="string">
            <text:p>[' <text:s/>i did 20 body weight pushups <text:s text:c="2"/>i was out of breath', 'I just did 50 pushups ! I feel pumped !', 'I did 20 pushups . I feel energized .', 'I did 25 push ups My arms were very tired after doing the push ups', 'I did 30 push ups . It was painful . I struggled to the end .', 'i did 10 push ups and felt good', 'I did 2 sets of 10 pushups today . Sore but good .', 'I do 100 push ups . <text:s text:c="2"/>Like my arms are strong and i could kill a bull .', 'YESTERDAY I WAS WORKING OUT DOING PUSH UPS . I GOT TIRED AFTER ONLY FIFTY PUSH UPS AND QUIT BECAUSE MY MUSCLES IN MY ARMS WERE CRAMPING UP AND IT WAS HURTING .', 'I did 25 pushups . My arms feel like noodles .', 'push ups I felt tired', 'I did three sets of twelve pushups , I am a beginner at these . I felt super out of shape .', 'SECOND WORKOUT IS PUSH UPS <text:s text:c="2"/>REALLY GOOD FEEL', '4 sets of push ups triceps sore', 'I did push ups yesterday I was in pain from it', "I JUST DID 20 PUSH UPS I'M PUMPED UP AND READY FOR MORE", 'I did 100 push ups I felt like my arms were on fire !', 'I got on the floor and did some pushups . I felt a little tired but pushed through .', 'I did 40 push ups I feel stronger .', 'I just did a set of push ups . My arm muscles really feel week .', 'I did 30 push ups at home I was really exhausted', 'i did push ups this is hard', 'I did three sets of pushups . I felt exhausted and out of shape !', 'i take <text:s text:c="2"/>100 push ups i feel so tired', 'I did 20 pushups for chest I am feeling great about it !', 'I made 40 push - ups and i felt weak', 'I just did 50 pushups and feel exhausted .', '"Workout : "" I did 3 sets of 15 push ups . "" How you felt : "" It was a difficult circuit , but I pushed through and now feel accomplished ! """', 'I tried to do push ups and could only do three My arms were shaking and I felt weak', 'I accomplished 20 push - ups this session . <text:s text:c="2"/>I was pretty achy but I felt energized .', 'I did fifteen push ups i feel great', 'I did a hundred push ups today My upper body aches !', 'I did twenty pushups . I feel great !', 'I did 30 pushups . I feel great !', 'FIrst thing I do in the morning when I wake up is do 25 push - ups . It wakes me up and gets me going in the morning .', 'I did 50 pushups without a break my arms and chest burn', 'i did 20 pushups this made me feel warmed up', 'The first time I went for exercise I just did few push ups . <text:s text:c="2"/>I felt really good after that workout and then decided to go to gym at least three times a week .', '""" I did twenty push - up . "" "" I felt Happy . """', 'My first workout today was a chest work out I felt amazing after my workout', 'I did push ups Envigorated', 'I did twenty push ups . My muscles are sore .', 'I did 100 pushups . It was awesome and feel better .', 'I do push ups . I feel weak .', 'I did forty push - ups . I felt strained .', 'I did a series of exercises including push - ups and sit - ups While I am glad to do it , the exercises made me tired .', 'I did 3 sets of pushups with 30 reps My chest and back of arms are sore .', 'I just did 100 push ups My arms were killing me', 'I did 50 pushups My arms are shaky and feel numb .', 'I did some push ups I felt tired', 'I made 50 push ups in a row It was exhausting', 'i did 25 push ups <text:s text:c="2"/>it <text:s text:c="2"/>made my body feel tense', 'I like to do pushups on knuckles in basement It makes you feel exhilarated in the morning .', 'I just did 50 push - ups ! My arms feel like Jelly !', 'pushups exausted', 'I did 8 push ups . The last few were definitely struggles .', 'I just did 25 push - ups . My arms feel like jelly .', 'I did pushups against the wall . I felt challenged .', 'I did 20 push ups . I was starting to warm up .', 'I did 100 push ups I feel great', '10 push ups pumped ready to do a second set', 'I just did 15 pushups . I feel out of shape .', 'i did 50 push ups i really feel strong', 'did a set of pushups my arms are so sore', 'I just did ten pushups . It felt satisfiying doing these pushups .', 'I just did 2 sets of 20 push ups . I feel my arms shaking .', 'i did 20 push - ups in a row i feel like i am going to die', 'Push up exercise Felt like I was going to stop breathing during the excercise', 'I did pushups at the park . My arms are sore but I feel accomplished .', 'I did forty pushups . I felt strained .', 'I just 5 sets of push ups . My arms feel like jello .', 'i just di 100 push ups i felt really stronger', 'This morning I did 25 push - ups . My arms are exhausted . I feel sluggish !', 'Completed 25 push - ups this morning . <text:s text:c="2"/>Arms are still sore .', 'I did 50 push - ups and my arms are tired now !', 'I just did over 100 pushups yesterday . I can barely lift a finger today .', 'I just did thirty pushups . My arms are sore .', 'I did 100 push ups and got tired', 'Pushups I felt strong and pumped', 'SECOND WORKOUT IS PUSH UPS GOOD FEEL', 'I did five sets of push - up I felt so drained and weak', 'I just did 100 push ups My arms and chest are in pain', 'I went to the gym and did lifting exercies for my chest I felt accomplished after my workout .', "I 've done fifty push - ups I felt really exhausted", 'I just did ten push ups . I feel sick .', 'I done 50 push - ups , and felt so strong in my hands .', 'I did 20 pushups My arms felt weak', '10 push ups a day great', 'I just did 100 pushups . My arms and aching and they are going to hurt really bad tomorrow .', 'I have just done 20 push ups <text:s text:c="2"/>My body feels ready for next excercise .', "I just did 50 pushups . That 's was a lot of work !", 'I did 20 push - ups strong and pumped', ' <text:s/>Pushups <text:s text:c="2"/>very important exercise of body', 'I did 7 sets of Push - up i feel tired and drained', 'I did 5 pushups . my arms were tired ! !', 'I did 10 pushups today . I felt very weak .', 'i did 30 push ups i felt fulfilled', 'I just did 30 push ups I m really sore now', 'I did pushups I felt like my arms are falling off', 'I did five sets of pushups today I felt exhausted from the effort !', 'I just did 20 push ups . I felt like I was going to die', 'I did 30 push ups . <text:s text:c="2"/>I felt my arms are trembling .', 'i just did 10 push ups <text:s text:c="2"/>when I was doing the 10 push ups i was having a hard time I felt tired', 'I did 50 pushups . It was hard but I felt good after .', "I did twenty five pushups . My heart is racing and I 'm sweating a lot .", 'I did fifteen pushups My abs hurt', 'I did 8 push ups My arms hurt and I feel awful', 'i worked out in gym and did 20 push ups and my muscles felt like they were going to torn out', 'I did 50 pushups I felt really tired and sore', 'push ups felt terrible', 'I did about thirty push - ups and felt tired afterwards .', 'I did 10 pushups . I felt intense .', 'I workout push - ups <text:s text:c="2"/>I felt my arms are strong', 'push ups take rest', '3 sets of 10 pushups I felt exhausted but felt good', 'did 50 pushups up in a row , felt great', 'I just did push ups for an hour My chest hurts .', 'I just did fifty pushups . My muscles feel really sore .', 'i did 15 pushups i felt worn out', 'I did a set of 20 push ups and felt good after .', 'I practice 10 minutes of push ups It makes me hard', 'I did one hundred pushups . My arms hurt .']</text:p>
          </table:table-cell>
          <table:table-cell office:value-type="string" calcext:value-type="string">
            <text:p>[('I swam fifteen push ups I felt great', 'Bench press'), ('I DID 100 PUSHUPS I FELT CHEST PAIN', 'Jumping rope')]</text:p>
          </table:table-cell>
          <table:table-cell office:value-type="string" calcext:value-type="string">
            <text:p>[('I just did 200 jumping jacks . I felt very worn out afterwards .', ('Jumping Jacks',))]</text:p>
          </table:table-cell>
          <table:table-cell office:value-type="float" office:value="99.1869918699187" calcext:value-type="float">
            <text:p>99.1869918699187</text:p>
          </table:table-cell>
          <table:table-cell table:number-columns-repeated="2" office:value-type="float" office:value="31" calcext:value-type="float">
            <text:p>31</text:p>
          </table:table-cell>
          <table:table-cell office:value-type="float" office:value="2" calcext:value-type="float">
            <text:p>2</text:p>
          </table:table-cell>
          <table:table-cell office:value-type="string" calcext:value-type="string">
            <text:p>['I did some push ups for a chest workout today . I got a really good pump .', 'I did twenty push ups <text:s text:c="2"/>I felt weak and fatigued', 'I did ten push ups During the pushups I was tired .', 'I did two sets of 50 push - ups . <text:s text:c="2"/>My arms are still sore .', 'I did 25 push - ups . My arms were very sore', 'I did 50 push ups I feel lighter', "I did 20 push - ups . I 'm shaky and my muscles feel weak .", 'I completed fifty pushups . <text:s text:c="2"/>I feel exhausted .', 'i doing daily 50 pushups i feel more energetic', 'I did 50 push - ups I am very tired', 'I did 20 push ups . I felt like a rock star', 'I just did 25 push ups ! I felt really energized .', "I could n't do many pushups because my arms gave out . I felt defeated and inadequate .", 'i just did 50 push ups i feel very sweaty and tired', 'I did twenty pushups <text:s text:c="2"/>I felt something pop', 'I just did 100 pushups . It was so painful , but helpful .', "I did 80 push - ups and now I 've shoulders aching", 'I did 30 push ups today . I felt exhausted .', 'pushups 50 <text:s text:c="2"/>excited and happy', 'I did three sets of ten push ups . My arms were very weak and shaky .', 'I did 25 push ups . I felt tired but strong .', 'I did 25 pushups . That took my breath away .', 'I did thirty pushups . My arms are like jello !', 'I did 4 sets of ten push - ups today . My arms feel wobbly .', 'I did 75 push - ups . My arms are sore .', 'I perform 10 push ups on my first workout . I felt very energetic after my first workout .', 'I did as many push ups as I can in two minutes . I was close to having muscle failure from doing so many !', 'I did 20 pushups . I felt energized and ready to go afterwards .', 'I did 20 push - ups . My arms are so sore right now !', 'i just finished five rounds of 30 push up exhausting', 'I do push ups It hurts my arms in a good way']</text:p>
          </table:table-cell>
          <table:table-cell office:value-type="string" calcext:value-type="string">
            <text:p>[('i just finish 20 push ups and am worn out already', 'Bench press'), ('I just did three sets of twenty - five push up My chest is on fire', 'Pull ups')]</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Hiking</text:p>
          </table:table-cell>
          <table:table-cell office:value-type="float" office:value="50" calcext:value-type="float">
            <text:p>50</text:p>
          </table:table-cell>
          <table:table-cell office:value-type="float" office:value="48" calcext:value-type="float">
            <text:p>48</text:p>
          </table:table-cell>
          <table:table-cell office:value-type="float" office:value="0" calcext:value-type="float">
            <text:p>0</text:p>
          </table:table-cell>
          <table:table-cell office:value-type="string" calcext:value-type="string">
            <text:p>['We just completed our first hell hike . It was long and hard , but we feel great .', 'I went on a hiking trial and walked for 45 minutes . I felt very refreshing .', 'I just went on a 5 hour hike . It felt refreshing and exciting .', 'I hiked 10 miles up a mountain ridge . I was exhausted , but never felt so alive .', 'Went for a hike Felt exhausted', 'I hiked three miles and felt awake , connected to nature and happy .', 'I walked three miles on the mountain trail this morning . I felt energized !', 'i hiked 4 miles of the trail it felt relaxing and peaceful', 'I hiked for an hour and a half I felt invigorated', 'I just went for a two mile hike . I feel exhausted .', 'I went for a hike . <text:s text:c="2"/>My calfs are on fire .', 'I just hiked 3 miles with my weighted vest . I felt really tired afterwards', 'I hiked 2 miles to the put in I was tired but excited', 'I hiked 6 miles . <text:s text:c="2"/>I felt really sore afterwards !', "I did a four mile hike . I 'm exhausted .", 'Hiked Pisgah , 1:45 It was hot .', 'I just finished a 3 mile hike . It was great !', 'We just completed our second hell hike . It was not as bad as the first one , but we have a long way to go . Man , we are tired !', 'I just hiked 4 miles in the forest . I felt great', 'I just hiked 7 miles , uphill , one way ! I feel amazing !', 'I just hiked 2 <text:s text:c="2"/>and a half miles I feel refreshed', 'I hiked from my house to the top of Spencer Butte , about 10.5 miles one way . I felt tired and my feet hurt , but the experience was invigorating .', 'I just hiked one mile . I feel energized .', 'Went on a 3 mile hike . Tired and weak .', 'I took a 2 hour hike It was invigorating', 'I just completed a one hour hike I feel great , the last 10 mins was tiring', 'I went for a hike and am totally exhausted', 'MY SECOND WORKOUT IS WEIGHT LIFT . AFTER A DAYS , ITS REALLY CHANGE OUR BODY WEIGHT', 'I hiked a mild trail i feel free', 'I hiked through the hills today . I enjoyed the scenery , but my legs feel like rubber .', 'I hiked with my dog . I felt refreshed .', 'I hiked up a hill and felt very strong !', 'I just completed a 5 mile fit walk exercise video . <text:s text:c="2"/>I was really exhausted and beat after that !', 'Went for a hike Felt Tired', 'I hiked up a long trail today . My legs are killing me . <text:s text:c="2"/>I am tired .', 'I hiked for three hours and felt tired during and after .', 'I just walked 5 miles up a moutain It was very hard', 'I just hiked 15 miles . I am worn out !', 'I like long hikes in the woods with my dog . These make me feel refreshed and help unwind .', 'I hiked 12 miles today . I feel accomplished !', 'I went for a five hour hike . The last stretch was rough on my back .', 'I hiked up a moutain path for one hour . I feel invigorated by the fresh moutain air and am ready for more .', 'I hiked to the top of that mountain . <text:s text:c="2"/>It felt exhilarating to climb that high .', 'I hiked for 60 minutes with my dog and felt really perky throught out and after it .', 'I hiked 15 miles . I felt tired .', 'I went on a 8 mile hike to a secret waterfall . <text:s text:c="2"/>I felt hot and tired but very strong and energized at the same time .', 'I went for a 6 mile hike . I am tired and achey , but feeling good !', 'I hiked 3.5 miles at Pinnacle Peak Trail . It was tough but invigorating .']</text:p>
          </table:table-cell>
          <table:table-cell office:value-type="string" calcext:value-type="string">
            <text:p>[]</text:p>
          </table:table-cell>
          <table:table-cell office:value-type="string" calcext:value-type="string">
            <text:p>[('I walked 5 miles . After the workout , I felt tired but happy .', ('Walking',)), ('I walked a mile . I felt warmed up .', ('Walking',))]</text:p>
          </table:table-cell>
          <table:table-cell office:value-type="float" office:value="96" calcext:value-type="float">
            <text:p>96</text:p>
          </table:table-cell>
          <table:table-cell table:number-columns-repeated="2" office:value-type="float" office:value="12" calcext:value-type="float">
            <text:p>12</text:p>
          </table:table-cell>
          <table:table-cell office:value-type="float" office:value="2" calcext:value-type="float">
            <text:p>2</text:p>
          </table:table-cell>
          <table:table-cell office:value-type="string" calcext:value-type="string">
            <text:p>['I hiked 3 miles in the forest . I felt amazing and at peace with nature .', 'I went for a long hike up a mountain . My legs are shaky &amp; sore .', 'I went uphill hiking for 30 minutes and felt strong and refreshed .', 'I just went on a 2-mile hike . I am so tired now .', 'I just hiked 4 miles I felt tired', 'Went for an 8 mile hike along a trail in the wods Felt good out there a bit cold but worth it for the fresh air .', 'I hiked 2 miles in the woods . I felt rejuvenated', 'I hiked a one mile trail I felt completely winded and out of breath', 'I just did a 3 hour nature hike uphill My legs feel shakey but I feel exhilirated and refreshed from being in nature', 'I hiked up a hill for two hours ! I feel really tired !', 'I just hiked for an hour . I felt exhausted .', 'i went hiking so tired']</text:p>
          </table:table-cell>
          <table:table-cell office:value-type="string" calcext:value-type="string">
            <text:p>[('I went cross country skiing and felt very alive .', 'Skiing'), ('I paddled 8 miles of whitewater <text:s text:c="2"/>I was tired but rrady for a second lap', 'Kayaking')]</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Stair Climbing</text:p>
          </table:table-cell>
          <table:table-cell office:value-type="float" office:value="25" calcext:value-type="float">
            <text:p>25</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I did 30 minutes on the stairmaster today . I was exhausted and sweating like a pig', 'My second workout was a cardio workout where I ran up and down my stairs . I felt sweaty and tired .', "I did 10 sets of 20 steps today . I could n't hardly get through it . <text:s text:c="2"/>I 'm so out of shape .", "I have tried the stairmaster I could't do it , I felt misserable", 'stair climber terrible', ' <text:s/>A few days ago I did stair steps <text:s text:c="2"/>and now my heel is sore', "I climbed 30 flights of stairs . My legs are going to be sore tomorrow , they 're on fire !", 'I did 5 minutes on the stair machine . My thighs were very sore', 'I climbed stairs for 100 floors and I felt pooped', 'i climb 700 steps on the stair climber . I was exhausted after i completed .', 'I climbed six flights of stairs I am really out of breath .', 'I did 30 minutes of the stairmaster and I am so exhausted now !', 'I walked up the stairs to work . My legs are exhausted .', 'I climbed stairs 20 times I felt good that I had done it', "Stairclimbing for 5 minutes Now my legs hurt AND I 'm gon na have a heart attack .", 'I climbed stairs for ten minutes . My knee hurt .', 'I did 30 minutes on the stair climber machine I felt challenged and I was feeling my heart rate go up .', 'I used the stair climber machine for 30 minutes . I felt sore and exhausted afterwards .', 'I did the stair master for 30 minutes today my legs felt tired after this exercise', 'I just completed 15 minutes on the step machine . I am tired .', 'I walked 13 flights of stairs . I did not enjoy it all like I do hiking', 'I worked out for 10 minutes on the Stairclimber It felt great and motivated me to do it again tomorrow .', 'I climbed 50 flights on the stair master . I felt energized .', "I used the stair - climber machine for 3 minutes . I 'm so exhausted !"]</text:p>
          </table:table-cell>
          <table:table-cell office:value-type="string" calcext:value-type="string">
            <text:p>[]</text:p>
          </table:table-cell>
          <table:table-cell office:value-type="string" calcext:value-type="string">
            <text:p>[('I just walked stairs for 30 minutes . I felt energized .', ('Walking',))]</text:p>
          </table:table-cell>
          <table:table-cell office:value-type="float" office:value="96" calcext:value-type="float">
            <text:p>96</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I climbed 7 flights of stairs . I feel winded .', 'I just did 30 mins of stairmaster . My legs are about to give out .', 'I climbed 50 flights of steps . I felt warmed up .', 'I did 30 minutes on the stair stepping machine My leg and butt muscles are burning', 'i did the stairclimber for 10 mins my knees hurt', "I climbed 3 flights of stairs 3 times back and forth I 'm exhausted , I 'm going to die given how fast my heart is beating , I need to stop using the elevator - period !"]</text:p>
          </table:table-cell>
          <table:table-cell office:value-type="string" calcext:value-type="string">
            <text:p>[('i did cardio , like treadmill , and stair master <text:s text:c="2"/>i actually felt good during and after', 'Walking')]</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Lunges</text:p>
          </table:table-cell>
          <table:table-cell office:value-type="float" office:value="14" calcext:value-type="float">
            <text:p>14</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I did a toning butt workout and it did nt hurt after the first time but did the second day .', 'I just did lunges up a huge hill I felt like my body was giving out on me', 'I did lunges across the room . <text:s text:c="3"/>I felt very worked but felt really good', 'I lunged with dumbbells . I felt out of shape .', 'I just did 20 minutes of lunges . My legs are shaky and wobbly .', "I just did 10 lunges on each leg . <text:s text:c="2"/>I 'm a lot weaker than I thought I was !", 'I just did three sets of lunges . My legs are shaky and it is difficult to walk .', 'I just did 50 leg lunges per leg ! My legs feel like jello .', 'I did 50 walking lunges . My butt and thighs were burning !', 'I did 4 sets of 20 lunges <text:s text:c="2"/>I felt tired and my leg are sore already', 'I did 3 sets of reverse lunges It was really hard . My knees were sore today .', 'Lunges are very challenging but I love doing them . My legs were burning and kind of wobbly . I loved the feeling .', 'I did 45 lunges . I feel like I could jump over the moon .']</text:p>
          </table:table-cell>
          <table:table-cell office:value-type="string" calcext:value-type="string">
            <text:p>[]</text:p>
          </table:table-cell>
          <table:table-cell office:value-type="string" calcext:value-type="string">
            <text:p>[('did split squats and felt exhausted .', ('Squats',))]</text:p>
          </table:table-cell>
          <table:table-cell office:value-type="float" office:value="92.8571428571429" calcext:value-type="float">
            <text:p>92.8571428571429</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I did some weighted lunges My thighs and legs were on fire during the workout', 'I did 15 lunges <text:s text:c="2"/>I feel strong', 'Lunges I felt strength', 'I did forward lunges . My legs were burning and felt like jello .']</text:p>
          </table:table-cell>
          <table:table-cell office:value-type="string" calcext:value-type="string">
            <text:p>[("I just did a thirty minute full body circuit weight - lifting workout . <text:s text:c="2"/>I 'm exhausted and my legs are wobbly .", 'Bench press')]</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Jumping rope</text:p>
          </table:table-cell>
          <table:table-cell office:value-type="float" office:value="13" calcext:value-type="float">
            <text:p>13</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I just completed a jump rope exercise I now feel accomplished and energized', 'I jumped rope for 10 minutes . I feel jiggly and tired !', 'I did 30 minutes of jump rope . I felt high energy during the workout .', 'i did some jump rope it was very difficult', 'I jumped rope for 5 consecutive minutes I am winded and sweating profusely', 'I jump - roped for twenty minutes . I am winded !', 'I just jumped rope for three set of 30 seconds My legs feel like jelly', 'I jumped rope for 30 minutes . I felt exhausted .', 'I did 100 jump ropes I felt exhausted .', 'I jumped rope for five minutes . It felt good !', 'I jumped rope for five minutes . I need to exercise more .']</text:p>
          </table:table-cell>
          <table:table-cell office:value-type="string" calcext:value-type="string">
            <text:p>[('I jumped rope . I felt winded .', 'Aerobics')]</text:p>
          </table:table-cell>
          <table:table-cell office:value-type="string" calcext:value-type="string">
            <text:p>[('second workout was jumping that was good', ('Jumping Jacks',)), ('I DID 100 PUSHUPS I FELT CHEST PAIN', ('Push ups',))]</text:p>
          </table:table-cell>
          <table:table-cell office:value-type="float" office:value="84.6153846153846" calcext:value-type="float">
            <text:p>84.6153846153846</text:p>
          </table:table-cell>
          <table:table-cell table:number-columns-repeated="2" office:value-type="float" office:value="3" calcext:value-type="float">
            <text:p>3</text:p>
          </table:table-cell>
          <table:table-cell office:value-type="float" office:value="4" calcext:value-type="float">
            <text:p>4</text:p>
          </table:table-cell>
          <table:table-cell office:value-type="string" calcext:value-type="string">
            <text:p>['For 10 consecutive and uninterrupted minutes I jumped rope . <text:s text:c="2"/>After 10 minutes of jumping rope my chest felt like it was about to explode .', 'i jump roped for 10 minutes . I was really sweaty .', 'I jumped rope for 10 minutes . I feel exhausted !']</text:p>
          </table:table-cell>
          <table:table-cell office:value-type="string" calcext:value-type="string">
            <text:p>[('I jump roped for 10 minutes <text:s text:c="2"/>It was awful', 'Aerobics'), ('I did high knees for 10 minutes . <text:s text:c="2"/>I felt like my heart was going to jump out of my chest .', 'Other'), ('I did doube - bounce jump rope for 20 minutes Very very tired', 'Jumping Jacks'), ('i jumped 250 times using a heavy nylon rope i felt exhausted', 'Cardio')]</text:p>
          </table:table-cell>
          <table:table-cell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Chin ups</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 did 5 set of 9 wide chinups and then 5 more sets of close chinups . My back muscles felt sore afterwards , but I felt satisfaction and a sense of achievement .', 'I just did a full rep of chin ups . I felt great', 'I did 16 chin - ups I feel like I can conquer the world ! I beat my record today =)', 'I did 5 pull ups on a workout bar I must have gained weight !', '20 assisted pull ups <text:s text:c="2"/>arms are weak and crampy']</text:p>
          </table:table-cell>
          <table:table-cell office:value-type="string" calcext:value-type="string">
            <text:p>[]</text:p>
          </table:table-cell>
          <table:table-cell office:value-type="string" calcext:value-type="string">
            <text:p>[('I just did 40 pull ups My arms are tired', ('Pull ups',))]</text:p>
          </table:table-cell>
          <table:table-cell office:value-type="float" office:value="83.3333333333333" calcext:value-type="float">
            <text:p>83.3333333333333</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doing chin ups for an hour . my arms and body was so sore .']</text:p>
          </table:table-cell>
          <table:table-cell table:number-columns-repeated="2" office:value-type="string" calcext:value-type="string">
            <text:p>[]</text:p>
          </table:table-cell>
          <table:table-cell office:value-type="float" office:value="100" calcext:value-type="float">
            <text:p>100</text:p>
          </table:table-cell>
          <table:table-cell table:number-columns-repeated="1009"/>
        </table:table-row>
        <table:table-row table:style-name="ro1" table:visibility="filter">
          <table:table-cell table:style-name="ce1" office:value-type="string" calcext:value-type="string">
            <text:p>Running</text:p>
          </table:table-cell>
          <table:table-cell office:value-type="float" office:value="344" calcext:value-type="float">
            <text:p>344</text:p>
          </table:table-cell>
          <table:table-cell office:value-type="float" office:value="340" calcext:value-type="float">
            <text:p>340</text:p>
          </table:table-cell>
          <table:table-cell office:value-type="float" office:value="17" calcext:value-type="float">
            <text:p>17</text:p>
          </table:table-cell>
          <table:table-cell office:value-type="string" calcext:value-type="string">
            <text:p>['Hot but I worked through the weather on my run', 'started with warm up which is running . my blood circulation reached all my muscles and there wre less chances of getting injured', 'My second workout was running and just running nothing else . <text:s text:c="2"/>My legs were sore but still I loved it', 'I AM RUNNING THREE MILES I FEEL VERY DIFFICULT IN THE FIRST WOROUT', 'I ran a 3.5 mile loop , most of which was on a crushed cinder track . I was very tired , but felt strong during the last half mile .', 'I went for a long run I was tired but psyched that I got out to do something .', "I ran on the treadmill for 5 minutes . I 'm breathing hard and feel like I 'm out of shape .", 'I ran 1.5 miles I felt tired', 'I ran three miles . I felt so out of breath !', 'I ran 4 miles on the treadmill and it was hard .', 'I ran for 20 minutes and felt exhausted .', 'I ran one mile outside . I felt ok until later when my plantar fasciitis made it hard to walk .', 'I ran ten miles . I was really tired !', 'i ran 5 miles <text:s text:c="2"/>tired but felt good', 'I ran on a treadmill for five minutes . <text:s text:c="2"/>My legs feel really weak .', 'I went for a run for about two miles . It was exhausting but it was good for a bit', "I ran on the treadmill for 30 minutes . I felt determined and strong . I made sure to start out slowly and slowly go faster so I would n't tire myself out . I felt relaxed yet active and accomplished at the same time .", 'I would run on the treadmill for 30 minutes . I felt energized .', 'I ran two miles . I feel refreshed .', 'I ran 2 miles on the treadmill . I am exhausted and really out of shape !', 'I ran for 60 minutes straight . It felt so good !', 'I ran for 30 minutes around my neighborhood It was horrible because it was very hilly .', 'I ran 4 miles on the bike trail . <text:s text:c="2"/>I felt a little sluggish today and kept a slower pace but glad to get it done .', 'I ran a 7 minute mile . I felt spent and exhausted afterwards .', 'I just ran a 5k race ! I feel good but exhausted .', 'I ran seven miles and I felt full of energy .', 'I just ran a 100 meter race . I can not feel my legs .', 'I like to run on a treadmill I feel energized and fit', "I just ran two miles . I 'm really exhausted !", 'I went for a run on the treadmill . I was super out of breath .', 'i went running and i felt great afterwards', 'I Have Early Morning Go to Running . I Am Very Energetic On The Day .', 'I just ran for 10 minutes . My heart felt like it was going to beat itself out of my chest .', 'I ran 5 miles and was exhausted but I felt great .', 'i was running <text:s text:c="2"/>during and after the performance i felt very heavy and tired', 'ran three miles <text:s text:c="2"/>terrible', 'I ran three miles . I feel energetic .', 'I just ran a half mile . I felt very winded .', 'I aimed for better performance than my first workout . <text:s text:c="2"/>I felt around the same as I did after my first workout .', 'I run around my neighbor hood every morning . <text:s text:c="2"/>After my run , I feel out of breath because there are a lot of hills .', 'I just ran for thirty minutes . I felt energized and active .', 'I ran three miles I felt amazing after the run', 'I just did a ten kilometer run . I feel wiped out and ready to collapse on the floor . <text:s/>', 'I ran for two miles on a treadmill It was great !', "I ran on the treadmill for 60 minutes . I ca n't believe how weak I feel in the knees .", 'I ran on a treadmill I felt tired', 'Running in an area you know Tired but productive', 'I ran two kilometers today My whole body aches', 'I went running for 25 minutes . I am out of shape .', 'I ran 1 mile I felt exhausted', 'I ran five miles . I felt energized .', 'I ran three miles outside . It went great other than the pain I now feel in my knees .', 'I tried to run a 10k I felt exhausted , I used to be in much better shape', 'I ran for 30 minutes It feels exhilarating', 'I ran on the treadmill for 1 hour . I was exhausted and my clothes were drenched with sweat .', 'I ran 2 miles and felt like my lungs were on fire', '10 mile run . I felt tired .', 'I did ten 20 meter sprints I felt nauseous', 'I then run for an hour and afterwards feel exhausted .', 'I ran three miles on uphill track I felt exhausted at the end', 'I ran on the treadmill for 30 minutes <text:s text:c="2"/>I felt great the first 10 minutes but the last 30 were miserable', 'I went to the high school track and then i ran four miles After i was done i felt exahusted , but was happy with myself .', 'I ran outside I felt much better', 'I ran five miles . I felt really strong and proud of myself .', 'I ran a long run of two and a quarter hours I felt OK today . I had a rough patch around the hour mark', 'i ran a 5k it was terrifying', 'I ran for 30 minutes I felt exhausted', 'I just finish my 40 minutes running . I am very thirsty .', 'I played one hour of RingFit Adventure on Nintendo Switch with the workout ring running in place and performing arm exercises I was very engaged and challenged and had a lot of fun while sweating and breathing hard', 'I just did ran a half mile . I feel like I might die .', 'I ran a mile It was great', "I just finished running 2 miles . It was a lot harder than I expected . I 'm sore .", 'track running i feel very good', 'Running , 5 miles . 7:15 pace . 67 degrees . Felt fast', 'I ran three laps around the block . <text:s text:c="2"/>I felt really good with a racing heart and alot of sweat .', 'I ran laps for twenty minutes . I was out of breath .', 'I ran one mile and felt dead tired afterwords .', 'I ran half of a mile . <text:s text:c="2"/>My legs were numb and tingly and i felt accomplished', 'ran a mile and tired', 'I ran for 30 minutes around my neighborhood . I was extremely exhausted .', 'my first workout was running few miles that s so hard to me', 'I ran a mile . I felt healthy .', "I ran for 10 minutes . I 'm dying .", 'I spend one hour working out at different levels on an elliptical . <text:s text:c="2"/>I was entertained by YouTube during the workout .', 'I just ran 8 laps around the park and I feel extremely exhausted !', 'I ran 1 mile on the treadmill I should run more', 'I ran three miles on the track , it was painful . I felt like shit', 'I ran around the lake . <text:s text:c="2"/>Tired and winded', 'I just ran up 30 flights of stairs . I feel wiped out .', "I ran two miles with my dog ! The dog ran better than I did , I 'm so tired , I need to start doing this more often !", "i tried to run i could n't make it", 'i just ran about a mile it was hard but rewarding', 'I ran 5 times around the track and felt sore .', 'I just ran 3 miles up hill . I was feeling so out of shape , I could hardly breathe !', 'I ran two miles on a treadmill I was really out of breath and felt exhausted and sweaty .', 'I ran on the elliptical and got my blood pumping !', 'I ran 2 miles on the treadmill <text:s text:c="2"/>My body was exhasuted and I have a headache', 'i just ran i am exhausted', 'I ran 50 minutes and I felt better and energized .', 'ran two miles <text:s text:c="2"/>terrible', 'I ran around the block one time I felt exhausted and tired after running', 'I ran 5 miles . I felt so exhausted .', 'I ran for a hour I felt very tired .', 'I just ran 5 miles around the track . I realize that I am out of shape .', 'i ran six miles i was very out of breath', 'Ran 4 miles good time , could have ran more', 'I ran for 4 miles today ! I felt like I had a lot of endurance while running .', 'I ran 3 miles . <text:s text:c="2"/>I was bored after the first mile .', 'I ran on the treadmill for 5 miles . I felt exhausted !', 'i just ran five kilometers on the track very energitic', 'I go for a 30 minute run . <text:s text:c="2"/>I feel exhausted but content .', 'I ran 3 miles today . My run was long and hard .', 'I ran on the treadmill for 45 minutes and I feel good', 'Ran 3.5 miles of hills at Torrey Pines Legs feel good , but lungs are tired', 'I ran 2 laps I felt exhilarated !', "I ran 1 mile outside I 'm breathless from running", 'I ran on the trail for 30 minutes . I was tired , out of breath , and sweaty !', 'I just ran 1.5 miles on the treadmill . <text:s text:c="2"/>I was starting to cramp after the mile mark .', 'I ran 5 miles on an indoor track My right knee is sore', 'just ran two miles very tired', 'I ran 2 miles on the treadmill today . I was really tired and out of breath afterwards .', 'Super long run around the lake at the local park Super tired after the long run , but being out in nature felt great', 'I just ran a mile . I felt really tired and short of breath .', 'I ran two miles . I felt energized .', 'I ran five miles . I feel energized .', 'I just ran 3 miles today . I feel accomplished but exhausted .', 'I just ran a mile on the treadmill I feel tired afterwards .', 'I ran 5 km along the beach and I felt exhausted', 'I did My Usual first set of the workout aka my run <text:s text:c="2"/>i felt good adrenaline and feel like i need to do this more often', 'I warmed up by running I felt tired in the beginning but then picked it up afterwards .', 'I ran two miles . I felt very exhausted .', 'doing running feel better', 'I ran a mile in 10 minutes . I am feeling pumped !', 'I ran on the treadmill for 5 minutes and felt exhausted .', 'I ran for 30 minutes on the treadmill . winded and out of breath', 'I ran doe two miles . I felt really tired after my run anf my feet really hurt', 'I ran 10 miles and I felt refreshed !', 'Ran today Feel good', 'I just ran a mile . <text:s text:c="2"/>I feel tired .', 'I ran 2 miles . <text:s text:c="2"/>I feel so energetic .', 'I ran on the treadmill for 2 miles without stopping at all to walk . I felt like my cardio was good , but I was tired out too .', "I ran 5 K today , outside and as fast as I can . I 'm sweating like crazy , my body temperature feels higher than normal .", 'ran 3 miles exhausted', "I just ran a 5k . I hope I do n't have shin splints !", 'I went outside and ran one mile . I felt really exhausted since I am out of shape .', 'I ran 6 miles . I feel accomplished .', 'I ran 5 K on the treadmill this afternoon . I feel invigorated !', 'I ran 8 km and i felt fresh afterwards', 'I ran on the treadmill for 40 minutes <text:s text:c="2"/>I felt exhausted and depleted', 'I ran for 4 and a half miles today . I was exhausted after the run but felt great .', 'I ran on the treadmill for an hour today . My legs feel like they are about to fall off .', 'I ran and walked two miles on the treadmill . I felt tired and bored .', 'i just ran 200metres and am so stressed out', 'I ran for ten minutes and felt out of shape', 'I ran 4 miles at the gym on the treadmill . I feel good right now .', 'I just ran 2 miles . I m super psyched for the day .', 'I ran a mile , I felt pretty good afterward . Much more energetic .', 'I ran 1 mile on the treadmill . I felt exhilerated during my run .', 'I <text:s text:c="2"/>ran on the treadmill today <text:s text:c="2"/>I felt tired after performing this workout .', 'I ran for 30 minutes . I felt fast .', 'I ran 30 minutes on the treadmill I felt exhausted .', 'Running 4 miles I felt like my knees were numb with sharp pain', 'I ran five miles and felt energized .', 'I ran four miles . I felt in tip top shape .', 'I ran a half marathon i felt exhausted', 'I ran for a mile and a half . I felt exhausted and need to catch my breath .', 'I ran the treadmill for 30 minutes and I feel exhausted', 'I ran on the treadmill for 30 minutes . I felt invigorated .', 'I ran and felt winded', 'I ran a 10k on a river levee . I felt happy after completing the 10k !', 'Running at Park My body is very active .', 'I ran for an hour . I felt euphoric .', 'I ran 4 miles today . It was a hard 4 miles I was dragging all the way through .', 'I ran 5 km and it felt great .', 'I run about a mile . <text:s text:c="2"/>I feel like i m dying .', 'I ran on a treadmill for 1 hour . I was so tired and bored after my workout .', 'I ran a Ultra Beast Spartan Race and felt like I was going to die', 'I finished my morning run I feel good and energetic', 'I ran a marathon I am exhausted', "My first workout was an outside run . I felt tired during my run from yesterday 's exercise .", 'i did a 20mins running on a spot i felt tired', 'i running at the morning five miles . then i feel energized .', 'I ran 4 mile reps at 6:15 to 6:30 pace First mile felt easy last mile I felt fatigued after the first 800 meters', 'I ran 2.5 miles in twenty minutes this morning I feel parched and tired', 'I ran for 30 minutes on the treamill . I am exhausted now .', "I just ran 2 miles . I'm exhausted now .", 'I ran on the treadmill for 30 minutes . My calves are killing me .', 'I just ran nonstop for 3 miles . I feel very accomplished now !', 'I ran 3 miles today . It was amazing run the sun was shining and my legs were just moving on there own !', 'I went for a run I felt alright', 'I ran for 30 minutes I felt tired in the beginning but energized in the end', 'I ran two miles on the treadmill . I am out of breath , sweaty and need to drink something ,', 'I went running for an hr I felt energized', 'I ran 5 kilometres outside . I felt refreshed after I finished .', 'running in the street I felt exhausted', 'Just completed a 3 mile run . I feel awful !', 'I ran 2 football fields . I feel good and energized .', 'I ran uphill with a friend and the next day , my heels and calfs were killing me from soreness', 'I ran a mile and a half It was tough', 'I ran for 5 minutes . It was awful !', 'I ran 2 miles on the treadmill I felt exhausted afterwards', 'I ran 1 mile yesterday I felt nice doing it', 'I ran for 1 mile and felt energized afterwards', 'I ran for two miles . My legs are shaky but I feel good .', 'I ran 3 miles . I feel drained .', 'I just ran 3 miles on the river trail . I felt great because the air was fresh .', 'I ran two miles yesterday I was sweating profusely but felt great afterwards .', 'I ran with my girlfriend this afternnon I am very out of shape compared to my girlfriend', 'i ran for 2 hours on a treadmil i am happy but very tired and my legs really hurt', 'I just ran 2 miles ! I felt great , very energetic', '3 Mile Run Feet sore , very fatigued .', 'I ran around the block . I felt happy afterwards .', 'I ran for 10 minutes feeling dizzy', 'I ran for one minute I felt Great !', "I just ran for 5 minutes straight . <text:s text:c="2"/>I 'm out of breath .", 'I just ran for 30 minutes on the treadmill . The joint in my toe is still a little tender .', 'I ran a mile . I feel awful .', 'I just ran a mile on the treadmill . I feel out of breath .', 'I ran six miles . I felt terrific .', 'I just ran two miles <text:s text:c="2"/>I feel invigorated', "I went for a short run . I feel gross , I do n't like running !", 'I ran a mile on the treadmill I felt so out of shape', 'I ran for an hr I felt refreshed', 'I ran 3 miles I felt so tired', 'I ran 2 miles on the track and i feel great', 'I ran 6 miles with my best friend . I felt very tired , as my friend is faster than me , so its not easy to run his pace .', 'I ran on the treadmill I felt tired after', 'I ran 3 miles . <text:s text:c="2"/>Out of breath the first half mile , then felt good .', 'I ran 15 miles . <text:s text:c="2"/>I feel exhausted .', 'running at early <text:s text:c="2"/>morning gives good energy', 'I ran a 9 mile race today . It felt good .', 'I just ran a mile Sick to my stomach', 'I ran one mile on the treadmill <text:s text:c="2"/>I felt energized', 'Ran for 10 minutes straight at the local gym I felt Tire after the running', 'I ran two miles on the sidewalk today . <text:s text:c="3"/>I felt good and strong , nice and easy . <text:s/>', 'I just ran up and down the stairs 30 times ! I feel so tired !', 'I ran on the treadmill for 45 minutes straight I felt really tired but happy', 'I ran on the treadmill . <text:s text:c="2"/>I feel motivated .', 'FIRST WORK OUT RUNNING I AM HARD TO WORK OUT', 'I ran for a few blocks . I was exhausted .', 'I ran to my parents house about a mile away I felt out of shape and winded', 'This one was far easier but my legs hurt so bad <text:s text:c="2"/>Still felt proud after completion but really tiring during', 'I just ran 4 miles on the track . I feel exhausted .', 'I ran sprints up the hills by the field exhausted', 'i ran one mile i felt tired but accomplished', 'I ran four miles on the treadmill at the gym . I felt exhausted and pushed to my limit .', 'ran 2 miles i felt energized', 'I ran a 5k I felt healthy', 'I ran six miles I felt GREAT afterwards ! But now , I really need some water .', 'I just ran 5 miles I feel totally exhausted', "I tried to run 3.5 miles in the humidity , yesterday . I felt like I was running in soup and couldn't catch my breath .", 'I ran 2 miles I felt refreshed', 'I ran on the treadmill today . I felt exhausted after running .', 'I ran 5 miles on a treadmill I felt tired', 'I ran 5 kilometers on the treadmill this evening . I felt very satisfied .', 'Long Ran around three miles on Track I feel it was very tough', 'I ran on the treadmill for a hour I felt really tired after .', 'I AM RUNNING IN FIRST WORKOUT FIRST WORKOUT DIFFICULT', 'I ran in the park 2 miles this morning I felt a little tired from the lack of exercise', 'I ran 5 miles today in town . My pace was terrible .', 'I am so exhausted after that workout <text:s text:c="2"/>I felt proud after I completed the workout', 'I ran 10 miles . I am exhausted .', 'running feel better', 'I just ran two miles on the track . I was extremely tired after this workout .', 'i feel tired , i just ran three miles .', 'I just ran 2 miles I am absolutely drained', 'I ran 3 miles on a treadmill . I felt rejuvenated after working out .', 'ran on the treadmill very tired but feel energized', "I ran to the lake and back . I felt a nice runner's high .", 'I went on a run I felt exhausted physically', 'I ran for 45 minutes on the treadmill . I felt so tired and out of shape .', 'I ran fifteen miles . I feel winded .', 'I just ran a 5k My legs are tired now', 'I just ran a mile around the neighborhood . <text:s text:c="2"/>My legs are very shaky .', "I ran easy for forty five minutes Felt tired from yesterday 's workout .", 'I just ran a mile My legs feel so light', 'i ran on a treadmill for 15 minutes to reach 1 mile tired , but full of adrenaline and endorphines . sweaty but motivated !', 'I just <text:s text:c="2"/>done my treadmill running . Ohh , I feel very tired and sweating a lot .', "I ran a mile this afternoon . It 's been a while since I ran so it took me longer than usual and I 'm beat .", 'I just ran for thirty minutes . My legs ache .', 'I ran on the treadmill for an hour . My legs are hurting so bad .', 'Today I ran 5 miles on my treadmill . I was sweaty and my feet hurt a lot .', 'I ran one mile . I felt powerful .', "I ran for half an hour . I 'm so winded !", "I just ran four miles I feel like I'm going to fall down", 'I ran 3 miles on the treadmil . I am so out of shape and out of breath .', 'I ran laps around the track I felt accomplished and tired', 'I ran five miles . I felt refreshed .', 'i ran down to the store 3blocks away my legs feels like jello after that', 'I ran on the treadmill for 15 minutes ! that almost killed me !', 'I just ran 9 miles on the trail . My feet are a little tired , but my calves are shot !', 'i just ran around my block twice . <text:s text:c="2"/>I was really exhauted when i got back home .', 'I went running <text:s text:c="2"/>I was tiered', 'I ran a 5k race this morning . <text:s text:c="2"/>I was really slow since it was so hot outside .', 'I ran for an hour yesterday . My legs felt fine , I feel like I could run some more .', 'I just ran 2 miles I felt exhilarated', 'I spent the past half hour running 50-yard and 100-yard sprints I need to lose some weight because I am so winded after just 10 minutes .', 'I ran for 20 minutes and I feel exhausted .', 'running a mile tired and happy', 'Running at least 4 block up and back down . I felt really tired but worked at it again .', 'I ran five miles . I feel fit .', 'I ran six kilometers and felt tired but relaxed afterwards . My head felt clear and good , and my calves and legs felt tired but relaxed .', 'I have run 4 miles in morning . I have feel do not energized and leg pain', 'I have just completed the decathlon . I felt relieved .', 'I ran a mile I felt very out of breath .', 'I ran 2 miles at 5 am Very energized , but really tired too', 'I just ran for an hour on the treadmill . I felt more energy and relaxed at this time .', 'I went running and I felt exhilarated .', 'I just ran four miles I feel so much energy', 'Workout : Ran 15 minutes on Treadmill .7 Miles I felt like my heart was going to explode .', 'i ran around the track for a half hour i felt out of breath !', 'I ran 5 miles around my neighborhood . I felt tired , but grateful that my body was able to run 5 miles up and down hills .', 'I warmed - up on the treadmill for 30 minutes , and increased the treadmill speed and ran for 1.5 minute intervals with 30 second rests in between . I feel great .', 'I ran six miles I feel on top of the world', 'I ran a half marathon . I felt very tired .', 'I ran 3 miles today . I felt so exhausted1', 'i running five miles at the morning . then i feel energized .', 'i ran a mile very tired', 'I ran 3.75 miles with Virginia and felt great .', 'My second workout was running It was tiring', 'i ran on the treadmill for 60 minutes <text:s text:c="2"/>i felt very tired', 'I did HITT Cardio outdoors on the track I was exhausted', 'I ran two miles today . It felt good to run .', 'I just sprinted a mile . I feel exhausted !', 'i ran five miles and i feel better energized', 'I complete a 1 hour run at 7:30 pace I felt good until the last 10 minutes so I started my warm down early .', 'I ran 4 miles and I feel drained .', 'I ran one hour in treadmill . <text:s text:c="2"/>I felt tiring .', 'I ran four miles on a country road . <text:s text:c="2"/>I felt great .', 'Ran 5 miles on the treadmill Felt good while running , but was tired afterwards .', 'I ran for 10 minutes on the treadmill I feel exhilarated and full of zest !', 'I ran two miles It was excellent', 'I ran on the treadmill for 15 minutes . I honestly felt like I was going to die .', 'I just ran for thirty minutes on the treadmill . I feel beat .', '30 minute run . <text:s text:c="3"/>Harder than expected', 'I just ran 6 miles ! I felt like I was dying .', 'the first thing I do is run for 3 miles after this exercise I feel accomplished , but exhausted', 'Today I ran 1 mile . I feel accomplished', 'I ran 3 miles without stopping . I feel like I have conquered the world .', '3 miles track felt poor this morning']</text:p>
          </table:table-cell>
          <table:table-cell office:value-type="string" calcext:value-type="string">
            <text:p>[('Going to Running I feel very fresh .', 'Bicycling'), ('I just ran intervals for 30 minutes . I felt great .', 'Interval Training'), ('I ran a mile on the treadmill I was super winded', 'Jogging'), ('I ran three miles . I am winded .', 'Jogging'), ('ran a mile it was hard', 'Jogging'), ('I ran a mile . I felt exhausted .', 'Jogging'), ('I ran for 30 minutes tired by proud', 'Jogging'), ('run three miles on track Terrible', 'Jogging'), ('I ran for 30 minutes I felt great doing it', 'Jogging'), ('I ran 2 miles I felt tired and breathless', 'Jogging'), ('I just ran one mile . I m very tired', 'Jogging'), ('I just ran five miles It was terrible !', 'Jogging'), ('I ran a mile I felt proud', 'Jogging'), ('I ran on the treadmill today for 30 minutes . I feel so tired and exhausted .', 'Treadmill'), ('I ran on the treadmill for 45 minutes I felt tired and worked', 'Treadmill'), ('I did the treadmill an ran for 30 minutes I felt really tired', 'Treadmill'), ("I ran 3 laps around my house . I 'm completely out of breath !", 'Cardio')]</text:p>
          </table:table-cell>
          <table:table-cell office:value-type="string" calcext:value-type="string">
            <text:p>[('I just ran three miles It was terrible', ('Jogging',)), ('I went on a 30 minute jog i felt tired', ('Jogging',)), ('I jogged on the treadmill for 30 minutes . My legs were tied and I was sweating .', ('Jogging',)), ('I ran on the elliptical machine for 30 minutes . I feel great !', ('Elliptical Machine',))]</text:p>
          </table:table-cell>
          <table:table-cell office:value-type="float" office:value="98.8372093023256" calcext:value-type="float">
            <text:p>98.8372093023256</text:p>
          </table:table-cell>
          <table:table-cell office:value-type="float" office:value="86" calcext:value-type="float">
            <text:p>86</text:p>
          </table:table-cell>
          <table:table-cell office:value-type="float" office:value="83" calcext:value-type="float">
            <text:p>83</text:p>
          </table:table-cell>
          <table:table-cell office:value-type="float" office:value="9" calcext:value-type="float">
            <text:p>9</text:p>
          </table:table-cell>
          <table:table-cell office:value-type="string" calcext:value-type="string">
            <text:p>['I ran 5 km I felt out of breath and really tired', 'I ran on a treadmill . I felt miserable , monotonous , and always unfulfilled during the exercise .', 'I ran on the treadmill for one mile . I felt pretty good .', 'I felt totally exhausted after running two miles .', 'I just ran one mile I feel out of breath', 'My first workout would normally start with some running in place . I would feel good because my heart beat would be up and my blood is circulating through my body .', 'I just ran four miles . I felt terrible since I am so out of shape .', '"Workout : "" I ran 5 miles today . "" How you felt : "" I feel really out of shape . """', 'I just ran a mile ! My stomach ached afterwards and I felt drained .', 'I ran a 5k . I felt recharged !', 'I just ran my first 5k postpartum . I feel like death .', 'I ran on the treadmill at the gym for 45 minutes . It was exhausting and my calves feel sore .', '10Km Run Exhausted', 'Running <text:s text:c="2"/>I felt fresh .', 'I went for a mile run I felt very tired', 'I ran 3 miles and my legs were fine , but my lungs hurt', 'I just ran on the treadmill for 45 minutes . <text:s text:c="2"/>I felt bored after the first 10 minutes .', 'I ran three miles at Central Park I felt good today , improved time', 'I ran 3 miles on the treadmill and I could have done more .', 'I ran 2 miles on the road . I tired .', 'I ran a billion millimeters and felt overcome with joy !', 'i ran 1 mile around the track i feel sick to my stomach', 'I ran 2 miles at the track I was having trouble keeping a constant speed throughout the run', 'I just ran for two hours I felt very refreshing', 'I just ran 5 kilometers I was really out of breath .', 'I just ran 1 mile . I was exhausted after the run .', "I ran three miles for the first time in a month . I 'm glad I did it , but am out of shape .", 'i just ran 2 miles <text:s text:c="2"/>it was tiring', 'I just finished a 5 mile run . I feel so much more energized than I did before I started .', 'I ran for ten minutes . My legs are sore .', "I ran one mile on the treadmill . <text:s text:c="2"/>I ca n't feel my legs and I feel like throwing up .", 'I ran one mile in 10 minutes last night and was exhausted .', 'I ran three miles . I feel wonderful .', 'Just ran another 10 K Feeling energized and proud', 'I ran 3 and a half miles on the treadmill . My legs are burning .', 'I ran 15 minutes on the treadmill and felt totally exhausted after that .', 'I ran 4 miles . I felt broken , my knees hurt .', 'I ran for an hour . Absolutely awful and dizzy .', 'I ran on a treadmill at the gym today . I felt exhausted after it .', 'I ran a 5k and felt like I really accomplished something .', 'Run and felt so tired', 'I went for a two mile run outside I felt really energised after my run', 'I ran two miles on the treadmill . I felt like running more .', 'I ran for 2 miles I was tired', 'I ran on the treadmill for 30 minutes I felt out of shape but accomplished', 'RUNNING IS MY SECOND WORKOUT . I FEEL HAPPY AFTER PERFORMING THE SECOND WORKOUT .', 'I ran four miles . I feel great .', 'I ran five miles and I felt fast .', 'I ran in place in my home for twenty minutes after I arrived home from work . I was able to wind down after a productive yet tiring day at work .', 'I ran to the store i felt energized', 'I ran for two hours . I felt accomplished .', 'was very long an exuasting <text:s text:c="2"/>run at least i started somewhere', 'Rough headwind today on the front half of my run', 'I went running <text:s text:c="2"/>I was tired', 'I ran 2 miles this morning and felt terrible afterwards . ', 'I ran on my treadmill for one ahour and a half . <text:s text:c="2"/>i was sweating so bad and thought i was gon na pass out .', 'I ran a 5k I felt proud', 'I ran 5 miles It was exhausting', 'I ran 2 miles on the treadmill I felt physically exhausted', 'I just ran 2 miles . I am exhausted .', 'I ran one mile <text:s text:c="2"/>I felt vey energized', 'I ran two miles . I felt exhausted and sore .', 'I just finished my 30 min run around the park . I feel so tired .', '10 K run on greenway Average pace , good effort', 'running fast', 'I just ran 5 miles on the treadmill . My whole body feels like I could collapse right now !', 'I went for a run <text:s text:c="2"/>It was brutal in the cold but I went further than I did in the run before', 'I ran five miles at a 10 mph pace . The run was difficult , but I felt satisfied after .', 'I ran 20 minutes and I was feeling great .', 'i ran 2 miles i was terrible', 'I trained for half a marathon today , My legs are so sore .', 'Running barefoot for 20 minutes . I feel like my leg muscles are getting stronger', 'I ran 10 miles today at the park . My heart felt numb and my legs were cramping .', 'I ran on the treadmill <text:s text:c="2"/>I felt happy and confident', "I ran two miles . I 'm out of shape .", 'I ran 4 miles outside <text:s text:c="2"/>The first half was awful the second half was better', 'I went for a three mile run and I felt very rejuvenated when I returned home from the run .', 'I just ran with my dog I felt extremely exhausted', 'I ran steps at the stadium My thighs were on fire .', 'I ran for 30 minutes I felt great', 'I ran on the treadmill <text:s text:c="2"/>I was tired', "I was out of breath from the running in place . I could n't keep up with the group and was embarrassed .", 'I ran a 5k through my neighborhood with lots of uphill segments . The uphill portions make me less motivated .']</text:p>
          </table:table-cell>
          <table:table-cell office:value-type="string" calcext:value-type="string">
            <text:p>[('I did a 5 mile run . I was drained afterwards .', 'Jogging'), ('I went running Felt good', 'Jogging'), ('I ran four miles outside on the road . I felt like my endurance was great but my knee started to hurt .', 'Jogging'), ('I went bowling . I felt happy .', 'Other'), ('I ran two miles on the treadmill I was very tired , but I feel rewarded', 'Treadmill'), ('I ran on the treadmill for an hour I need to do it more often', 'Treadmill'), ('I ran for 45 minutes on the treadmill I felt exhausted the whole time', 'Treadmill'), ('I just ran one hour on a treadmill at the gym I feel fine but annoyed by the atmosphere in the gym', 'Treadmill'), ('I ran 40 mountain climbers . Afterward , the back of my calves burned badly .', 'Mountain climbers')]</text:p>
          </table:table-cell>
          <table:table-cell office:value-type="string" calcext:value-type="string">
            <text:p>[('i just run three kilo meters and i am so tired', ('Jogging',)), ('I went for a 30 minute HIIT jog I am very out of shape', ('Interval Training',)), ('I jogged for three miles on a track . I felt winded .', ('Jogging',))]</text:p>
          </table:table-cell>
          <table:table-cell office:value-type="float" office:value="96.5116279069768" calcext:value-type="float">
            <text:p>96.5116279069768</text:p>
          </table:table-cell>
          <table:table-cell table:number-columns-repeated="1009"/>
        </table:table-row>
        <table:table-row table:style-name="ro1" table:visibility="filter">
          <table:table-cell table:style-name="ce1" office:value-type="string" calcext:value-type="string">
            <text:p>Bicycling</text:p>
          </table:table-cell>
          <table:table-cell office:value-type="float" office:value="173" calcext:value-type="float">
            <text:p>173</text:p>
          </table:table-cell>
          <table:table-cell office:value-type="float" office:value="169" calcext:value-type="float">
            <text:p>169</text:p>
          </table:table-cell>
          <table:table-cell office:value-type="float" office:value="2" calcext:value-type="float">
            <text:p>2</text:p>
          </table:table-cell>
          <table:table-cell office:value-type="string" calcext:value-type="string">
            <text:p>['I just cycled five miles . My legs where so strong after .', 'I biked 10 miles on a stationary bike at medium resistance . It was a low level cardio workout .', 'high intensity spin workout I felt very sweaty and worn out .', 'I cycled for one hour and my legs were in so much pain after !', 'I did cyclic exercises I felt limber', 'I rode my bike for 10 miles today on the rail trail . My muscles felt invigorated .', 'I biked nine miles and felt tired , but energized , and I felt confident .', 'I cycled 30 miles and felt energized and healthy', 'I rode eight miles on the stationary bike . My quads are so sore right now .', 'I used the stationary bike for 30 minutes I felt winded in my first work out and realized I need to build up my endurance .', 'I rode exercise bike for one half hour I felt tired and legs were weak', 'I just cycled for an hour and a half . I feel exhausted !', 'i went cycling along the river i felt energized', 'I was cycling in gym . I felt relax and happy .', 'I ran 3 kilometers on the beach It was energitic', 'I biked for 20 minutes My knees hurt', 'I biked five miles . I feel energetic .', 'I did 1 hour of spinning at home I felt very satisfied to complete the whole routine', 'Bike ride on canal , carefree', 'I just cycling five miles . i am really out of shape', 'I rode my bike 15 miles today . It was exhausting .', 'I biked 5 miles . I felt excited .', "i just biked 4 miles on the stationary bike i felt fairly good although my heart rate did n't come up too much . my rpms were less than i wanted but i did n't need to take any breaks", 'i biked 10 miles my legs were sore', "I did a yoga routine . I have sore muscles I did n't know i had .", "I rode my bike one mile . I felt like I was n't doing anything , not real exercise", 'I just cycled for an hour . I felt sore after the exercise .', 'I went on a 15 mile bike ride by the beach last week . <text:s text:c="3"/>I felt exhausted by the end .', 'I cycled for 10 minutes I felt it was difficult to keep going', 'I rode my bike for 10 miles <text:s text:c="2"/>Now my legs feel numb', 'I ride bike for 1 hour felt good', 'I rode my bike for 3 miles . My legs were really sore afterwards .', 'I spent 15 minutes on the indoor bike . I felt very drained .', 'I rode my bike this morning on the bike path My legs were really sore and I was winded after the bike ride', 'MY FIRST WORKOUT IS JOGGING . AFTER A HOURS STILL MY BODY PAINS WHEN I NORMALLY WALK .', 'I just biked nine miles I feel great', 'I biked 20 miles ! I was exhausted after finishing .', 'I just biked for 8 miles I felt very tired', "I was only able to complete 1 mile on the stationary bike . I felt weak and like a failure because I did n't complete my goal .", 'I rode my bike for 10 minutes I was excited', 'I just rode the bike for ten minutes . My legs hurt from the peddling', 'I rode 6 miles on my bike I felt motivated', 'The second workout is biking for 1 hour my legs were tired after', 'I rode my bike for 2 miles today my legs were a little sore', 'I rode my bike for five miles . I felt exhilarated while riding my bike .', 'Mtb Biking of road in park Good balance and flow', 'I rode a bike for 2 hours . I feel exhausted .', 'I just rode my bike for 40 miles I felt out of shape', 'I rode my bike for 20 miles . <text:s text:c="2"/>It was hard but I felt good when I finished', 'I did cyclic exercises for 15 minutes I felt like my legs were more limber', 'I took a 45-minute cycling class . it was very difficult .', 'I bicycled for 2 miles I felt winded', 'I rode my bicycle two miles today . <text:s text:c="2"/>I felt exhausted when I got home .', 'I rode the stationary bike for 30 minutes today . It was tough going , but no I feel great .', 'I just did 10 minutes on the bicycle . My legs feel good .', 'i just went for a bike ride hungry and cold', 'I did 30 minutes on a spin bike . I was out of breath !', 'DOING CYCLING UP TO 10 KM AND I FEEL HIGH RATE OF HEART - BEAT .', 'I cycled 20 miles . I was exhausted during the ride , it had been so long since I was on a bike .', 'I rode my Spin Bike for 20 minutes . My heart is beating rapidly .', 'I rode my bicycle 10 miles It was great !', 'I rode 30 miles on my bike today . <text:s text:c="2"/>My legs feel shaky and i am exhausted .', 'I rode a stationary bike for 60 minutes . I was exhausted .', 'I worked on the bicycle at the gym for 30 minutes . I feel so much better because I worked up a sweat .', 'i rode a bike in gym 7 miles i felt great', 'I rode a bicycle for 30 minutes and I feel refreshed', 'I rode a stationary bicycle for 30 minutes . It felt really good .', 'I just rode a bike for 30 minutes My legs feel like noodles', 'i biked 20 miles i got tired', 'I rode on my bike for 1 hour outside today . It was so nice to get fresh air and feel the cold hit my breath .', 'bicycling fun and satisfied', 'I rode my bicycle I forgot how much balance and torso control a bike needs', 'I rode 30 minutes on a stationery bike My legs feel like jelly', 'I rode my bike two miles . My legs were so sore after', 'I rode my bike the entire length of the shoreline trail . I felt exhausted and ready for a nap .', 'biked 5 files really tired', 'I spent the day working out on the exercise bike for the first time in about a year , and I woke up the net morning so sore on my legs and arms .', 'I just rode my bicycle seventeen miles . I feel great but it is hot outside .', 'I rode a bicycle <text:s text:c="2"/>I felt free', 'I just biked for 3 miles . <text:s text:c="2"/>I really need to do this more often !', 'I rode my bike for 15 minutes . I was tired and short of breath .', 'I rode a bicycle for 1 hour today . I feel really tired !', 'I just did cycling for half an hour . I felt that my legs are completely out of strength .', 'I did an hour on the exercise bike this morning I was worn out after', 'I did 40 minutes of bicycling . <text:s text:c="2"/>I feel tired .', 'I biked for 20 miles today . My legs feel like jell - o .', 'I did 10 miles on the exercise bike . <text:s text:c="2"/>I feel very accomplished .', 'I rode the exercise bike for 40 minutes My legs feel strong', 'I just did a 5 mile beach bike ! I felt invigorated and sweaty !', 'I biked down the riverwalk and felt great !', 'I just cycled 2 miles I felt energized', 'I rode my bike around the block . <text:s text:c="2"/>I felt energized afterwards .', 'I rode 10 miles of bike trails . I felt thirsty and tired .', 'I just road a bike for 5 miles I felt good but tired', 'I biked thirty minutes . I feel revitalized .', 'I rode my bike today . I love riding my bike .', 'i went for a bike ride felt like a kid again', 'I biked thirty minutes . I felt healthy .', 'I just bicycled 20 miles I feel very refreshed ! I loved it when my hair blew in the wind !', 'biked a two miles and okay', 'I just rode 15 minutes on the exercise bike . I felt sore afterward !', 'I biked 6 miles . I feel strong now .', 'i just did 1 mile intervals on my bike i am tired and trying to catch my breath', 'I just biked 9 miles on my peloton I felt invicible !', 'I cycled for 3 miles I felt refreshed after', 'I rode my bike for ten miles . I feel exhilerated .', 'I just did 15 minutes on the bike . My legs are really sore !', 'I cycled for half an hour . <text:s text:c="2"/>I felt sweaty .', 'I went spinning for half an hour today I feel determined to make a habit of it', 'I just bicycled for 2 miles . My legs feel like jelly .', 'I rode my bike and felt refreshed .', 'I biked 5 miles in the neighborhood . I was so shaky and my legs felt like jello .', 'rode exercise bike 30 min . for 6 miles a little tired and sweaty', 'Cycling for 5 miles I felt tired', 'I attended a 45 minute spin class . I felt pumped up and had fun !', 'I work out cycling i feel very happy', 'I rode a recumbent bike for an hour . I feel exhilarated !', 'I just rode my bike 10 miles on the rail trail . <text:s text:c="2"/>My legs muscles are quivering with fatigue !', 'I pedaled the stationary bike for 20 minutes . <text:s text:c="3"/>My knees felt weak when I finished .', 'I rode on my bike for approximately 1 hour and felt so energetic afterwards .', 'i rode my bike 10 miles I feel rejuvenated', 'I went to the gym and biked 4 miles on the stationary bicycle . My legs were a little shaky after done .', 'Went on a 5 mile bike ride My legs are shot', "Riding a bike up a hill and coming back down . It was a little better . It wasn't that bad when trying it but it did burn .", 'I did 1 hour of spinning after work I felt somewhat tired when I finished', "I used my stationary bike for an hour I 'm beat !", 'I did 20 miles on my stationary cycle . I feel exhilarated .', 'I just did a two mile biking class at the gym . Wow , it was hard to keep up , I need to get in shape . I am really tired !', 'I biked one mile and felt tired', 'I rode a bike for one hour I felt energized', 'I just biked 3 miles . My legs really hurt .', 'I rode the stationary bicycle for 30 minutes I felt somewhat tired .', 'I did 30 minutes on a stationary bicycle . <text:s text:c="2"/>My back feels nice , it really straightened out my neck .', 'I just biked 10 km ! I feel invigorated !', 'I biked for 1 hour . I felt really powerful .', 'I biked four miles . I feel terrific .', 'I just rode my exercise bike . It felt really good and I am glad that I did this .', 'I did 10 minutes on the stationary bike . <text:s text:c="2"/>I felt like my legs were jelly and were weak .', 'I biked the greenway in two hours . The wind was brisk so my cheeks are numb , but it was still satisfying .', 'I rode a bike for 5 miles . I felt terrible , my knees were so painful ,', 'I rode my bike 10 miles I felt exhilirated when it was over .', 'I exercised on an exercise bike . I felt more energetic .', 'I rode my bike for 20 minutes . I felt invigorated .', 'I do cycling everyday I feel good', 'I bicycled four miles on the trail today . It was awesome !', 'I rode the stationary bike for half an hour . <text:s text:c="3"/>I fell like my legs are shaky .', 'i rode a bicycle for 30 minutes <text:s text:c="2"/>my leg ache alot', 'I rode bike for three miles I felt sore in my legs', 'I rode a stationary bike 10.55 miles twice . A little stiff and sore , but felt exuberant when I completed the rides .', 'I went biking it is relaxing', 'I rode the stationary bicycle for 30 minutes . I felt good , not as bad as I thought .', 'I went on a bike ride for two hours . My legs felt so weak afterward .', 'just biked 3 miles i am sore', 'I rode my bike 8 miles It was exhilerating', 'I just biked 10 miles . I felt exhausted .', 'I took a 20 mile bike ride on local trails my legs were sore but it was fun .', "rode a bicycle i 'm so out of breathe", 'I rode my bike for 1 hour I felt invigorated after', 'I rode the stationary bike 5 miles . I felt sweaty and out of breath .', 'I rode my bike for 3 miles . Afterwards , I felt relaxed and calm .', 'I cycled for 3 hours . I feel worn out !', 'I felt extremely energized after riding my recumbent bike for 30 minutes .', 'I bicycled to town and back . It was so tiring I think it was uphill both ways .', 'I just rode my bike ten miles . I felt winded .', 'I rode my peloton bike . I felt exhausted .', "I just rode 22 miles on the bike . I am so sore I ca n't even move .", 'I cycling and i get full energy of body', 'I pedaled on the exercise bike for 45 minutes my legs felt strong !', 'I biked five miles . I felt terrific .']</text:p>
          </table:table-cell>
          <table:table-cell office:value-type="string" calcext:value-type="string">
            <text:p>[('I rode the spin bike for an hour . I felt great !', 'Exercise Class'), ('I did 15 minutes on the exercise bike . <text:s text:c="2"/>I was energized .', 'Cardio')]</text:p>
          </table:table-cell>
          <table:table-cell office:value-type="string" calcext:value-type="string">
            <text:p>[('I did an hour spin class I was exhausted', ('Exercise Class',)), ('Going to Running I feel very fresh .', ('Running',)), ('I went to a spin class . <text:s text:c="2"/>I felt so tired !', ('Exercise Class',)), ('jogging good', ('Jogging',))]</text:p>
          </table:table-cell>
          <table:table-cell office:value-type="float" office:value="97.6878612716763" calcext:value-type="float">
            <text:p>97.6878612716763</text:p>
          </table:table-cell>
          <table:table-cell office:value-type="float" office:value="43" calcext:value-type="float">
            <text:p>43</text:p>
          </table:table-cell>
          <table:table-cell office:value-type="float" office:value="41" calcext:value-type="float">
            <text:p>41</text:p>
          </table:table-cell>
          <table:table-cell office:value-type="float" office:value="4" calcext:value-type="float">
            <text:p>4</text:p>
          </table:table-cell>
          <table:table-cell office:value-type="string" calcext:value-type="string">
            <text:p>['I rode a bike for 15 minutes I felt energized', 'I rode bike 6 miles I feel a little tired', 'riding freshness', 'I biked five miles . My legs feel like rubber .', 'bike riding i felt kind of tired', 'I biked one hour My legs hurt a lot !', 'I rode my bike on the trainer for 1 hour . My legs were tired at the end .', 'I just rode my bicycle for 30 miles . My legs feel tired but overall I feel pretty strong .', 'I just rode 10 miles on my bike . I felt alive afterwards', 'I just did spin cycle for an hour . I felt out of breath but good , however my legs are sore and my butt hurts .', 'I rode an exercise bike for an hour . I felt worn out and tired .', 'JUST COMPLETED A 40 MILE BIKE RIDE I FEEL COMPLETELY EXHAUSTED', 'I ride my bike for 1 hour . I felt so tired .', "I rode 2 miles on an exercise bike . I 'm exhausted .", 'I rode a stationary bike for 30 minutes . I felt weak in the legs - especially my calves .', 'I went for a leisurely bike ride . It feels good to be able to ride again .', 'I rode my bike for 1 hour . I felt confident and in shape .', 'I rode my bike 30 miles . I feel strong and accomplished .', 'I rode the recumbent bicycle for 20 minutes . I feel great !', 'I biked for 20 minutes on the stationary bike . My legs are on fire !', 'Just rode the exercise bike for 30 minutes . <text:s text:c="2"/>Legs are a bit sore .', 'I biked for thirty minutes . I felt energized .', 'I just ride my bicycle for 10 miles my legs are shaking', 'I just biked 10 miles I felt exhausted', 'I did 4 miles on the stationary bike . <text:s text:c="3"/>I feel proud and energized .', 'I biked 6 miles . I was exhausted !', 'Rode mtn bike at Penasquitos Canyon Easy workout - not tired or sore', 'I just biked for an hour . <text:s text:c="2"/>I feel great .', 'A rode my bike on the beach path for 15 miles I felt good but tired', 'I rode a bike for six kilometers . My legs hurt !', 'I biked for l5 miles . <text:s text:c="2"/>It made my legs so sore .', 'i went bikeriding with my kids i felt the fresh air doing wonders for my lungs and mind', 'I rode a bike for 30 minutes . During the bike ride , my legs felt good .', 'I rode my peleton bike I was exhausted', 'I rode my bike for 20 miles yesterday . My legs and back are aching .', 'A few monthes ago a friend and I rode bikes down a bike trail . I was hungry enough to buy a sandwich after this workout .', 'I just pedaled ten miles on the stationary bike . My legs feel like yello and I can barely walk .', 'I biked ten miles . <text:s text:c="2"/>I felt calm .', 'I rode my exercise bike for 30 mins . I felt sore in my legs .', 'I went bike riding for 2 hours I felt great', 'I biked thirty minutes . I felt tired .']</text:p>
          </table:table-cell>
          <table:table-cell office:value-type="string" calcext:value-type="string">
            <text:p>[('I just did a half hour of core strength exercises I feel exhausted', 'Abdominal Crunches'), ('I rode my horse for the last hour . I need more groundwork .', 'Other'), ('I did some stretching exercises I feel more limber', 'Exercise Class'), ('I went rollerblading by the river My leg were on fire after this workout', 'Roller skating')]</text:p>
          </table:table-cell>
          <table:table-cell office:value-type="string" calcext:value-type="string">
            <text:p>[('I just took a 90 minute spin class I feel like throwing up !', ('Exercise Class',)), ('I took a spin class It was exhausting !', ('Exercise Class',))]</text:p>
          </table:table-cell>
          <table:table-cell office:value-type="float" office:value="95.3488372093023" calcext:value-type="float">
            <text:p>95.3488372093023</text:p>
          </table:table-cell>
          <table:table-cell table:number-columns-repeated="1009"/>
        </table:table-row>
        <table:table-row table:style-name="ro1" table:visibility="filter">
          <table:table-cell table:style-name="ce1" office:value-type="string" calcext:value-type="string">
            <text:p>Swimming</text:p>
          </table:table-cell>
          <table:table-cell table:number-columns-repeated="2" office:value-type="float" office:value="80" calcext:value-type="float">
            <text:p>80</text:p>
          </table:table-cell>
          <table:table-cell office:value-type="float" office:value="0" calcext:value-type="float">
            <text:p>0</text:p>
          </table:table-cell>
          <table:table-cell office:value-type="string" calcext:value-type="string">
            <text:p>['I swam for an hour . I feel so relaxed .', 'Just completed 15 lap swim . I felt good after the workout', 'I just swam for 30 minutes I feel so very tired .', 'I swam in the pool for 30 minutes today I felt rejuvenated !', 'I swam in my pool for 20 minutes I was tired .', 'I swam 2 laps I was ecstatic after swimming', 'I swam laps in the pool dizzy during and after', 'I swam 20 laps and I felt energized !', 'I swam for one hour . I feel energized .', 'I just got back from swimming laps at the pool . I forgot how tired I am after the pool .', 'I swimmed the whole pool I felt energized', 'I swam a few laps in the pool . My arms are weak , but it was so worth it .', 'I swam 2400 yards . My shoulders felt tight .', 'I swam fifteen laps I felt strong', "I swam for thirty minutes . I 'm tired and thirsty .", 'I swam 30 laps at my local gym . I could use a nap after that workout .', 'I swam for 30 minutes . I felt nice afterwards !', "I just swam arcoss the lake . Afterwards I could n't breathe .", 'I swam 50 laps in the pool . <text:s text:c="2"/>I feel exhausted .', 'I swam for thirty minutes . I felt tired and worn out , but good .', 'swimming gives a lot stress release', 'I swam twenty laps I feel tired', 'I swam laps for 25 minutes . It was very challenging .', 'I swam 1 mile I felt refreshed after swimming', 'Swimming i feel relaxing', 'I went swimming at the Y for an hour . I was tired when I got done swimming .', 'I swam 10 full laps in the pool . My arms and legs feel like jelly and I just want to sleep now .', 'I swam for 30 minutes . I felt bursting with energy .', 'i swam three kilometer <text:s text:c="2"/>i feel without energy', 'I swam 20 laps Tired , but was able to complete the workout I set out to', 'I swam in the pool for an hour It was refreshing', 'i used to swim in the early morning it was energetic for me .', 'I swam two miles . I feel terrific .', 'I was swimming for 30 min It felt fulfilling', 'JUST SWAM MY FIRST 200 METERS I FEEL COMPLETELY ENERGIZED', 'I swam 200 laps . I felt winded .', 'Swimming Will feel very fresh', 'I went swimming this morning and swam 6 laps without stopping I felt tired , but good after swimming the 6 laps .', 'I swim daily i get breath relaxation .', 'I just swam from the la jolla cove to the Scripps pier Steady , even pace', 'I went swimming I felt good', 'Swam pretty fast from the dock to the south bay and back , about one and a half miles . Water was cold so it really felt good to push the swim . Arms are spent !', 'I swam two miles . I feel excited .', 'I went swimming I love to swim', 'i just swam 10 laps and i feel super energized', 'i will do swimming i feel fresh .', 'I did 100 laps in the pool . I am drained and tired .', 'I just swam laps at the pool for 20 minutes . I feel refreshed', 'I went swimming at the pool . It was enjoyable .', 'I swam 50 meters in the pool . I felt exhausted and out of breath .', 'I went swimming for half an hour felt really good afterwards', 'I just swam 10 laps in the pool of each style I felt so out of breath !', 'I just swam two miles . I felt great afterwards .', 'I swam three thousand feet and felt totally refreshed !', 'I swam for 30 minutes I felt hungry', 'I swam for twenty minutes . I feel energetic .', 'I swam two laps I felt refreshed', "I swam a mile . I feel like I 'm made of lead .", 'I swam 2 laps I was tired afterwards', 'I swam forty laps . I felt refreshed and energized .', 'I love to do swimming I feel great', 'i just swam two laps ! i just ran two miles and i felt refreshed', 'I just swam ten laps I feel great', 'I swam for 1 hour and I am very tired .', 'I swum ten laps in the pool . I felt exhilarated .', 'I did 25 laps in the pool . I felt alittle winded at first but felt great after my swim .', 'I swam for 40 minutes today My legs are sore and tired', 'I swam 50 laps in the pool . My arms and legs are killing me !', 'I swam laps for 30 minutes I felt refreshed', 'I just swam 20 laps I feel my upper arms getting bigger', 'swimming i felt tired', 'I swam a mile today . I felt exhausted .', 'I swam laps for 30 mins in the Y pool this afternoon . I hate the taste of chlorine !', 'I swam a kilometre and felt pleasantly tired', 'I Have Every Evening I Am Swim In Pool . I Have Very Relax in My Body .', 'I swam 2 miles . I felt energized .', 'I swam 10 laps I could hardly breath and I was exhausted', 'I just swam 10 laps at the pool . I feel tired .', 'I swam for twenty minutes and I felt like I could hardly breathe .', 'I went swimming for two hours today . <text:s text:c="2"/>I was exhausted afterwards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20" calcext:value-type="float">
            <text:p>20</text:p>
          </table:table-cell>
          <table:table-cell office:value-type="float" office:value="19" calcext:value-type="float">
            <text:p>19</text:p>
          </table:table-cell>
          <table:table-cell office:value-type="float" office:value="2" calcext:value-type="float">
            <text:p>2</text:p>
          </table:table-cell>
          <table:table-cell office:value-type="string" calcext:value-type="string">
            <text:p>['I swam 30 laps . I felt great , ready to start my day !', 'I went swimming <text:s text:c="2"/>I was tired', 'I did ten laps in a standard 50 meter pool . I was very out of wind by the end , but managed to finish .', 'I swam for two miles . I am completely done with life for the day .', 'I swam 20 laps around the pool . It was refreshing , but very tiring .', 'I swam today I felt great like I could swim double my intending laps', 'I swam for 30 minutes and felt refreshed', 'I swam for an hour and was spent', 'I swam two miles . I felt energetic .', 'I swam the length of the pool 10 times and felt satisfied .', 'I just swam eleven pool laps . I am feeling recharged and invigorated .', 'I swam some laps I felt tired and sore', 'Just swam 10 laps . I feel so out of breath .', 'I just did fifty laps in the pool I feel tired but energized', 'I just finished an hour swim <text:s text:c="2"/>I feel water logged', 'BOY IM TIRED AFTER SWIMMING AROUND THE LAKE', 'I did 10 laps in the pool . It felt great', 'I just swam for 40 minutes It felt wonderful !', 'I swam 50 laps <text:s text:c="2"/>I felt refreshed .']</text:p>
          </table:table-cell>
          <table:table-cell office:value-type="string" calcext:value-type="string">
            <text:p>[('Going to Swimming <text:s text:c="2"/>Feel very refreshed .', 'Yoga'), ('Twenty minutes of water exercise . Feeling waterlogged and very tired .', 'Water Aerobics')]</text:p>
          </table:table-cell>
          <table:table-cell office:value-type="string" calcext:value-type="string">
            <text:p>[('I just ran three miles It was terrible', ('Jogging',))]</text:p>
          </table:table-cell>
          <table:table-cell office:value-type="float" office:value="95" calcext:value-type="float">
            <text:p>95</text:p>
          </table:table-cell>
          <table:table-cell table:number-columns-repeated="1009"/>
        </table:table-row>
        <table:table-row table:style-name="ro1" table:visibility="filter">
          <table:table-cell table:style-name="ce1" office:value-type="string" calcext:value-type="string">
            <text:p>Walking</text:p>
          </table:table-cell>
          <table:table-cell office:value-type="float" office:value="292" calcext:value-type="float">
            <text:p>292</text:p>
          </table:table-cell>
          <table:table-cell office:value-type="float" office:value="291" calcext:value-type="float">
            <text:p>291</text:p>
          </table:table-cell>
          <table:table-cell office:value-type="float" office:value="9" calcext:value-type="float">
            <text:p>9</text:p>
          </table:table-cell>
          <table:table-cell office:value-type="string" calcext:value-type="string">
            <text:p>['I just walked 2 miles around the neighborhood . <text:s text:c="2"/>I feel great .', 'I just walked 3 laps around the building during my lunch hour I feel so refreshed', 'I walked 600 steps around my house . I legs are feeling tired .', 'I walked two miles . <text:s text:c="2"/>My legs were tired , but overall I had more energy .', "Well , I reached my next goal today ; I finally hit the weight machines . I felt silly because I was n't sure how to operate the machine .", 'I power walked 5 miles and felt so good that i wanted to go farther', 'I just completed a 4 mile walk . I feel relaxed and refreshed .', 'I walked for one hour . I felt dehydrated .', 'I walked 3 miles in our subdivision , and although I felt better about myself , I was quite tired when I finished .', 'I walked five miles with a friend today . I enjoyed the outdoors and the company , especially knowing I was getting some good exercise in to boot .', 'I took a walk outside I felt energized after my walk', 'I just walk a mile . I am very tired .', 'I just did a warm up exercise . It felt very productive .', 'I walked on the treadmill for 8 miles today I felt exhausted because that was the longest I have walked in a while', 'I spent an hour walking . <text:s text:c="2"/>I was exhausted when I arrived home .', 'I went for a 5 mile brisk walk I feel great !', 'i walked 3 miles i felt accomplished and my legs were tired', 'I just walked six miles . My legs felt like jelly .', 'i went for a walk invigorated', 'i walk two miles and i feel very restless .', 'I walked for 2 miles It was boring !', 'I walked for one mile . I felt invigorated !', 'I walked for 30 minutes . I was bored but , felt refreshed .', 'I walked for 15 minutes , and I feel awake .', 'I just went for a one mile walk <text:s text:c="2"/>I felt good', 'i took a fast walk for an hour . I felt sweaty and out of breath after I got home .', 'I walked on the treadmill . <text:s text:c="2"/>I felt happy .', 'I power walked for 40 mins . I felt really energized .', 'I walked thirty minutes . I felt better than when I started because I was doing something to help relieve stress', 'I just walked four miles , and I feel exhausted .', "I went for a walk for an hour . My feet hurt a little , but I 'm fine otherwise .", 'I regularly first workout is walking I fell very refresh of my body and mind .', 'I walked 1 mile before work . <text:s text:c="2"/>I felt tired , but it was a good tired .', 'I walked briskly for 20 minutes I feel invigorated', 'I walked on my treadmill for 20 minutes . I felt like my legs were wobbly .', 'I just walked 5 miles . I felt relaxed .', 'I walked two miles I felt rejuvenated', 'I walked over two miles in my neighborhood . It felt amazing to get some fresh air .', 'TODAY I WALKED FOR 100 MINUTES BRISKLY . I FELT ACCOMPLISHED AND SWEATY .', 'I walked for 2 miles It was relaxing', 'I did a brisk walk and felt really tired .', 'I walked a mile . I felt okay .', "I walked twice around the block . It 's surprisingly getting easier .", 'walked for 30 mins around the neighborhood felt winded', 'I just walked on the treadmill . It was boring .', 'I just walked from here to the gym and back I am exhausted', 'I walked one mile today . I was so tired after walking .', 'i walked 3 miles today i felt sweaty and like i needed water', 'I walk for an hour and I was tired and ready for a nap .', 'I just walked 3 miles I felt bored .', 'I walked for a mile today I felt good', 'I walked two miles . I felt really out of shape .', 'I took a brisk walk I felt energized', 'I just walk 2 miles I feel energetic', 'I just walked a mile uphill . My legs hurt really bad .', 'I walked for 50 minutes . I feel good .', 'i walked a mile on the treadmill i felt a little more engery', 'I just walked 2 laps around the teack . I felt tired .', 'I walked on the treadmill for 30 minutes . I felt relaxed , but happy for the movement .', 'I walk non stop for one hour . Initially I would get tired and would have to talk to a friend or family member not to get distracted and to keep going . <text:s text:c="2"/>I would get tired after the first 20 minutes .', 'I did walk 20 minutes in a treadmill today . I felt so good after that 20 minute walk .', 'I walked two miles It felt good .', 'I walked for 15 blocks round trip I felt great first time I have done it .', 'I just walked on the treadmill for one hour . My calves are so sore .', 'i just walked briskly with bags of groceries i felt out of breath', 'I walked four miles outside today I felt invigorated and energized', 'I just power walked 5,000 steps . I feel invigorated !', 'I just walked my dog I felt at peace', 'Walk thru town , excited', 'I do Walking I am Very Tired', 'I walked 1 and a half miles . I felt great .', 'I walked in place at a comfortable pace for seven minuites . As I was walking , I could feel that I was breathing slightly harder , but I was comfortable .', 'I walked on the tredmill for about a hour . After the workout i felt refreshing', 'I walked 4 miles I felt refreshed and energized', 'I walked two miles today . I feel energetic .', 'I walked a circle around downtown . I felt slightly tired and warm .', 'I walked on the lakefront . <text:s text:c="2"/>I felt relaxed .', 'I walked 2 miles today . I felt great once I got past the first mile .', 'I walked 2 miles on the treadmill . My legs were burning .', 'i walked 1.5 miles i felt energized and ready to tackle the day', 'I walked two miles today , it took me 30 minutes . I am tired , and my calves are hurting .', 'I walked outside for 20 mintues . I felt energized and ready for the afternoon !', 'I walked for 30 minutes I felt refreshed after the walking .', 'Workout : I walked for 3hours . How I felt : I felt so good', 'I walked for 10 miles and I felt tired', 'i walked for 30 minutes on the treadmill today i felt really good as i read a book and the time flew by', 'I went for a 6 mile walk . I feel energized !', 'I waiked 9 holes I felt fine', 'I walked five miles on the trek <text:s text:c="2"/>I felt invigorated', 'I did ten minutes of cardio I felt winded', 'I walked five miles I felt energetic', 'I went to the gym at lunch today and walked 2 miles in 30 minutes . I felt revived after I walked at lunch today .', 'I walked for three miles and felt invigorated .', 'I walked 4 miles and I felt very tired .', 'I went for a walk with my dog in the park . I was very relaxed .', 'I took a 45-minute walk at the local nature preserve . The first 30 minutes were fine , but I was pretty tired towards the end .', 'I walked 14 miles outside in the park . I enjoyed being outside , but by the end , I was exhausted', 'I walked two miles outside around the park perimeter . I felt a little sad at first but cheered up as I went along .', 'I just walked 5 miles <text:s text:c="2"/>It was nice to get out of the house and active', 'I walked for 5 miles and I feel great .', 'I just did ten push ups . It was rough , but tolerable .', 'The second workout was also walking , I got tired again but was thinking of the ultimate goal . After the second workout I was sweating and a little tired . <text:s text:c="2"/>But <text:s text:c="2"/>felt good that I accomplished my goal .', 'My first mile speed walk I worried I woulnt make it but did . <text:s text:c="2"/>I felt terrific .', 'I walked 2 miles . I felt winded but overall accomplished .', 'I walked one mile today at the track . My legs are hurting and my calves are tight .', 'I walked 4 miles I felt invigorated', 'I walked for an hour I am tired', 'I walked a mile this morning . <text:s text:c="2"/>I felt sore when I was done .', 'I walked for a total of two miles . I enjoyed the walk but was kinda tired at the end .', 'I took a five - mile walk . I felt re - energized .', "I walked down the street for 15 minutes . I need to do this more often so I 'm not so winded next time .", 'Secondly I walk around the block three times . It gets my blood flowing and warms up my muscles for the day .', 'Walk at home exercise Felt strength', 'I walked 5 miles I felt calm and confident', 'I just finished walking 3.1 miles . <text:s text:c="3"/>I feel tired but very pleased .', 'I just walked 4 blocks <text:s text:c="2"/>I felt exhausted', 'walked to my local gym which is one mile away from my apartment I felt good but very tired and sweaty', 'I walked around the house for 20 minutes . I enjoyed walking and listening to music .', 'I walked for 2 miles It was good', 'I power - walked 4.2 miles . I felt stiff and achy afterwards .', 'I just walked uphill a couple of miles . I was out of breath .', 'walking get start', 'I walked one lap and it rained , I was miserable .', 'I walked for one hour I feel tired', ' <text:s/>MY FIRST WORKOUT IS WALKING I FELT BETTER', 'I walked for ten minutes . I felt warmed up .', 'I walked 5 miles I feel very accomplished', 'I walked 5 miles and boy my legs are tired', 'I took a brisk walk around the park warmed up , a little hot , loose .', 'I walked 30 minutes on the treadmill . I felt tired after the workout .', 'I walked two miles . I felt energized !', 'I took a 3 mile walk . I feel so energized !', 'I went walking <text:s text:c="2"/>I felt refreshed', 'I walking 30 minutes a day . i felt great .', 'I walked on the treadmill for twenty minutes . My legs were very tired .', 'I was walking briskly around Central Park I felt very relieved after this work out', 'I walked the dog for a mile and felt refreshed .', 'My second workout walking was better than my first . I felt , after my second workout , that I was making some progress in forming a habit .', 'I walked at a very brisk pace through the mall - from one end to the other which is reportedly a mile - twice . <text:s text:c="2"/>I felt invigorated and really enjoyed it . <text:s text:c="2"/>By the time I finished , I was tired and ready to go .', 'I was able to walk 2.5 miles this afternoon . My legs and feet were pretty sore !', "I just walked 4 miles going to Joe 's and back . At first I was n't sure how I would do , but I felt and feel great !", 'I walked for 6000 steps . It felt great .', 'I went for a walk Very relaxing', 'I walked 3.0 miles . I felt energized .', 'I walked 5 miles this morning My hips are sore .', 'I went for a rigorous walk around the neighborhood . I felt refreshed and tired at the same time .', 'I walked 60 minutes I feel energized', 'I walked two miles . It felt good .', 'I walked 2 miles I felt like i accomplished something .', 'I walked two miles I am tired and sore .', 'I took a long walk on the beach . I felt refreshed .', 'I just walked 3 miles I am very relaxed', ' <text:s/>I walk in morning <text:s text:c="5"/>I feel refresh', 'I walked 2 miles last week I felt super tired', 'I just walked 7 blocks ! I feel energized !', 'I walked 3 miles and now feel more energized', 'Walked 1.6 miles down McDaniels to Kings Circle and back . Felt good , good pace .', 'I walked outside for 30 minutes . I felt energized .', 'I just speed walked five miles . I felt exhausted but energized .', 'I just walked 2 miles I feel energized', 'I did three hours walking on the treadmill . I felt exhausted !', 'I walked for an hour on the treadmill . I felt extremely bored and wished it would end .', 'I took a walk . I felt refreshed .', 'I walked on treadmill 30 minutes I feel very satisfied', 'I walked the dog I felt refreshed', 'I walked two miles outside . I feel refreshed .', 'I walked 15,000 steps today . It makes my legs feel sore .', 'I started doing speed walking . Exhausted and sore', 'Just took a long walk in the neighborhood I am finally able to get out and exercise again . <text:s text:c="2"/>I feel invigorated !', 'I walked on the treadmill for 60 minutes . My legs are weak and I want to sit .', 'I walked two miles . My legs were burning .', 'I walked down to the river and my achilles hurt .', 'I walked up and down a flight of stairs 3 times . <text:s text:c="3"/>During the 3rd time up the muscles in my legs felt like they were on fire .', 'I walked 1 hour I feel good', 'I walked 3 miles . I felt great .', 'I walked at the park &amp; pushed my kids in a stroller . <text:s text:c="2"/>I felt powerful as I pushed a double stroller in a hilly park . I felt tired after we were done though .', 'I walked 4 miles I felt good !', 'I walked 4 miles . My walk was energizing !', 'I walked a half mile around the neighborhood earlier . I feel invigorated and alive .', 'I went for a walk today . I felt tired .', 'I walked 2 miles and I felt tired .', 'I just walked two blocks to the store . I felt great and invigorated .', ' <text:s/>I did my 10000 steps for the day Feel good l completed my target of 10000 steps', 'I just walked five miles around my neighborhood . I felt good and healthy .', 'I walked on the treadmill for 45 minutes . I was more tired than usual but finished my workout .', 'I walked the 20 minutes to work at a quick pace while wearing my loaded backpack . <text:s text:c="2"/>I felt a little tired and a little bit sweaty but ready to use my brains .', 'I walked on a treadmil at the gym for an hour and I felt accomplished after .', 'WALKING IS MY FIRST WORKOUT . <text:s text:c="2"/>I FEEL BETTER AFTER PERFORMING THE FIRST WORKOUT .', 'I took a 20 minute walk around the neighborhood . I felt tired , but refreshed afterward .', "I also walked the track It sucked if i 'm being honest .", 'I walked briskly through the mall three times this morning without stopping I felt invigorated', 'I just walked for six miles . I feel good and it was a nice day out .', 'Walked for an hour I felt good , but also sweaty', 'I walked 2 km I felt good about myself .', 'i walked for 1 mile and it felt good', 'I WALKED TEN KILOMETERS I FEEL GOOD AND ENERGETIC', 'I walked a mile . I am out of shape !', 'I just fast walked 3 miles I felt empowered', 'I just walked my dog for 1 mile It felt great', 'I Went for Walking very tired', 'Just walked three miles . My shins are sore and I feel so out of shape .', 'I walked 60 minutes today . I felt energized after my walk .', 'I power walked for 30 minutes I felt refreshed and rejuvenated', 'I just walked 1.60 miles on the old Falcon Nest golf course Felt good , a little out of breath , but good .', 'I walk thirty minutes a night . I felt more happier after workout .', 'I took my dog for a walk and I felt refreshed .', 'I walked the track for a hour . I felt great .', 'I walked 5 miles . <text:s text:c="2"/>I felt rejuvenated .', 'I just completed 60 minutes on the treadmill . I feel great !', 'I did 5 miles on the treadmill . It was at an incline so my legs are hurting .', 'I walked on the treadmill for 30 minutes . After it was over I felt exhausted .', 'I walked 2 miles It was difficult but afterwards I felt energized', 'walking in the park I felt excellent', 'Walked around one city block I felt energized and stimulated', 'I walked three miles . <text:s text:c="2"/>I was extremely tired afterwards .', 'I just walked 2 and a half miles ! I feel so refreshed !', 'I walked 4 miles on the treadmill . I felt energized .', 'I walked on the treadmill for an hour . <text:s text:c="2"/>I felt tired afterward .', 'I walked one mile . My legs are too weak !', 'I walked a mile , and I felt good .', 'I walked my go for 90 minutes My feet were a little achy but I felt great otherwise', 'Leslie sansone walking exercise I felt So light and fresh', 'incline walking for 15 minutes i can not feel my legs , great workout !', 'I just finished one hour on the treadmill I felt really good and ready for more', 'I walked for two hours and felt very tired afterwards', 'I just walk 30 minutes I felt great .', 'I walked today I was tired going in but after I felt more awake', 'I just walked three miles I should do this everyday because I feel better .', 'I walked around White Rock lake with my husband . I felt energized .', 'I walked 1 mile . My legs hurt .', 'brisk walking energized', 'I just walked 40 minutes on the treadmill at an incline of 3 % . I felt out of breath and tired .', 'I went on a 5 mile walk . It felt good to go on that walk .', 'I walk early morning Reduce fat', 'I walked four miles on the treadmill . I felt invigorated .', 'I just walked for 35 minutes . I felt fresh .', 'I just walked 3 miles and I felt so tired .', 'I just walked half a mile . I feel energized .', 'Speed walking a mile in under 20 min . I was so exhausted , hot and sore .', 'I walked for 20 minutes I felt great', 'I walked around the track . I was out of breath', 'I WALK FIVE MILES AND I FELT VERY TIRED .', 'I walked for 1 mile . I am more out of shape than I realized .', 'I walked for 30 minutes . I felt energized .', 'I walked for 45 mins . I felt tired but also energized .', 'I walked 2 miles and felt energized', 'I feel great ! I just walked five miles .', 'I walked two and a half miles . I fell more freshened .', 'I walked 2 miles on the treadmill . I felt great walking .', 'My second workout today was walking with the treadmill . I felt relaxed .', 'i walked around 10 miles and felt like exhausted', 'I walked 1.3 miles at a very brisk pace , and felt loosened up and less sore .', 'I WALKED FOR THREE MILES . I FELT FRESH .', 'I walked two miles . I am wore out !', 'I walked around the park for 30 minutes . I felt awake and warmed up .', 'I walked for 3 miles . That was very enjoyable .', 'I did the treadmill for 45 minutes It was boring', 'I speed - walked one mile . I felt invigorated .', 'My second workout I walked 4 miles After my workout I felt energized', 'I walked 2 miles . I felt relaxed .', 'I walked for 30 minutes . <text:s text:c="2"/>I feel really refreshed .', 'I walked vigorously for 20 minutes . I feel energized !', 'I just walked a fast 3 miles and I feel exhausted and sore already', 'My dogs love to go for walks , so taking them outside for a 2 mile walk is good for mental health reasons and physically . I felt joyful and inspired while walking with my dogs outside , being with nature , saying hello to people , it was amazing .', 'I walked for 30 minutes . It was invigorating .', 'I walked 2 miles . I felt slightly out of breath afterwards .', 'I walked around the block two times I felt refreshed and more lively', 'I walked 2 miles and felt more alert and upbeat .', 'I walked three miles on the treadmill . I was bored .', 'walk around the block every other day very good', 'I just walked in place for an hour . It was easy and pleasant .', "walked on treadmill i 'm tired and need to walk more", 'I walked on the treadmill on an incline for 45 minutes . I am drenched in sweat now .', 'I just went on a forty minute walk . It was hot and I got very sweaty .', 'I walked for 30 minutes I felt good being outside', 'I went on a walk at lunch today . It was nice to get fresh air and be active .', 'I tried treadmill and it was amazing . I felt excited before and after .', 'I walked 10 blocks it was fine', 'I walked 5 miles around the park The fresh air was invigorating', 'I just finish my 1 hour treadmill workout . Yehh , i feel much more lighter now .', 'I worked out on my treadmill downstairs for 30 minutes , while watching Young and The Restless . <text:s text:c="3"/>While working out I felt tired but afterwards I felt I did a great job , and I felt much better moodwise .', 'i walked 3 miles after work i broke a sweat and felt good', 'I did brisk walking for 30 minutes . I feel tired .', 'I walked for 5 miles . I feel really tired and my legs are sore .', 'I walked along the river on the walking path . I felt great , like I was making very good time .', "I just walked around the block twice . ( 1 mile ) I felt like I could n't breathe .", 'I went for an hour - long walk with my dog . I felt energized and happy .', 'I walked two miles . I felt energized .', 'I walked a mile . My hips are sore .', 'I decided to start walking for exercise . It felt refreshing , but the hills were difficult .', 'I walked 2 miles . I was winded during the walk , but felt great after .']</text:p>
          </table:table-cell>
          <table:table-cell office:value-type="string" calcext:value-type="string">
            <text:p>[('I walked 5 miles . After the workout , I felt tired but happy .', 'Hiking'), ('I walked a mile . I felt warmed up .', 'Hiking'), ('I just walked stairs for 30 minutes . I felt energized .', 'Stair Climbing'), ('I just walked 3 miles this morning . I feel energized !', 'Power walking'), ('I went on the treadmill at the gym . <text:s text:c="2"/>I felt calm but , tired after walking all those steps .', 'Power walking'), ('I walked 3 miles . I felt sweaty and invigorated .', 'Power walking'), ('I walked on the treadmill for an hour . I feel weak and out of shape .', 'Treadmill'), ('I walk a mile on the treadmill . I was sweating .', 'Treadmill'), ('I walked 2 miles on the trail today I am exhausted and ready for a nap now .', 'Cardio')]</text:p>
          </table:table-cell>
          <table:table-cell office:value-type="string" calcext:value-type="string">
            <text:p>[('I spent an hour on the treadmill . I felt motivated .', ('Treadmill',))]</text:p>
          </table:table-cell>
          <table:table-cell office:value-type="float" office:value="99.6575342465753" calcext:value-type="float">
            <text:p>99.6575342465753</text:p>
          </table:table-cell>
          <table:table-cell office:value-type="float" office:value="73" calcext:value-type="float">
            <text:p>73</text:p>
          </table:table-cell>
          <table:table-cell office:value-type="float" office:value="69" calcext:value-type="float">
            <text:p>69</text:p>
          </table:table-cell>
          <table:table-cell office:value-type="float" office:value="5" calcext:value-type="float">
            <text:p>5</text:p>
          </table:table-cell>
          <table:table-cell office:value-type="string" calcext:value-type="string">
            <text:p>['I went walking for 30 minutes It made me energetic', 'I walked I felt tired', "I walked up 8 flights of steps . My legs are aching and I 'm out of breath . <text:s/>", 'I walked one mile on the treadmill I felt great afterward', 'I do Walking I felt very Tired', 'I walked and felt refreshed .', 'i went for a walk i feel fine', 'I walked 3 miles in one hour . I feel exhausted .', 'I walked two miles on the treadmill . I felt bored while I was walking .', 'I walked 3.8 miles on Tuesday with Virginia . I felt great because we took in slower in the heat .', 'walking inside the building I feel energized when walking', 'I walked for 25 minutes Feeling a little tired', 'i walked another 3 miles last night my legs felt sore and weak until i rested', 'I just walked on the treadmill for 30 minutes . <text:s text:c="2"/>My legs feel like noodles .', 'I walked for five miles and felt tired .', 'I walked for thirty minutes . I felt refreshed and invigorated .', 'I walked on the tread mill for an hour . My whole body hurt .', 'I do Walking I felt Very tired', 'I walked 4 miles . I feel energized !', 'one hour walk very good', 'I walked over 10,00 steps today . I was happy to meet my goal .', 'I walked 3 miles in 40 minutes . Wow , I feel excited , that was great .', 'I walked for 4 miles I was strangley energetic after', 'I walked a mile carring 2 five pound weights . My arms and legs were sore .', 'I walked my dog around the block . It was refreshing .', 'I took a light walk for half an hour and felt relaxed after it .', 'I went for a walk I felt good .', 'I walked 10 miles on the treadmill . My feet hurt and I am out of breath .', 'I walked 5k I felt great !', "I walked 3 miles It was n't too bad .", 'I walked for 25 minutes . <text:s text:c="2"/>It was better than anticipated .', 'I walked for one mile <text:s text:c="2"/>I felt relaxed', 'I just walked two miles while playing Pokemon Go I feel amazing ! I got a shiny Gastly !', 'I walked 2 miles I felt tired', "I walked a mile on the treadmil at a high incline . I felt like I was n't going to make it .", 'My first workout walking up a giant hill was awful , but I feel good about starting my goals . I felt like I was going to pass out , but also feel it was totally worth it .', 'Today I power walked for 30 minute . I was totally out of breath .', 'Walked the dog around the park Good , healthy , joyful', 'I walked two miles . I felt good .', 'I walked 5 miles . My leg muscles were sore .', 'I walked 3 miles . I felt pumped and excited .', 'walked 2 miles i am tired', 'I walked 5 miles on a treadmill <text:s text:c="2"/>My legs were wobbly when finished', 'I did walk for about 45 minutes great ... as my doctor said to walk for atleast 45 minutes a day ... I felt less guilty', 'I walked 3 miles ! I felt amazing !', 'I walked for one hour . I felt relaxed .', 'I walked three miles I feel tired', 'Walked around the neighborhood for half an hour . I felt focused and fine .', 'i went for a walk up a large hill i felt out of breath', 'I took a walk to take out my trash . <text:s text:c="2"/>I felt calm and accomplished .', 'I did walkling I was Relaxed', 'I walked outside for 30 minutes . I feel refreshed !', 'I walked 5 miles <text:s text:c="2"/>Full of energy', 'I walked outside for over an hour . My legs feel so shaky , now .', 'I walked for more than two miles today . I am so exhausted and drowsy .', 'I walked for one mile . I feel pretty good .', " <text:s/>I just walked for thirty minutes on the treadmill . I 'm so tired now", 'I just speed walked a 10 mile path . I feel very tired but refrshed .', 'I walked 10 laps around the track My legs are sore', 'I walked four laps around the track i felt like my legs were going to fall off .', 'I walked 1 mile outside . It felt good to walk a mile . I felt proud of myself .', 'I walked 18 holes I was tired', 'I walked a mile . I felt winded .', 'I walked three miles . I felt tired .', 'i walked for 55 minutes i felt relaxed and good', 'I walked a mile . I felt tired , but accomplished .', 'I walked 10 miles I felt tired', 'I walked pushing a stroller . I felt refreshed .', 'I walked 5 miles . I felt very energized .']</text:p>
          </table:table-cell>
          <table:table-cell office:value-type="string" calcext:value-type="string">
            <text:p>[('i walked the neighborhood today <text:s text:c="2"/>it felt good to get out', 'Power walking'), ('I fast walked 2.5 km on the treadmill at 5 km / hr . It is a challenge <text:s text:c="2"/>but I want to do it .', 'Power walking'), ('Treadmill Walk Neck was killing me .', 'Treadmill'), ('I went bouldering for 45 minutes over my lunch break . I felt weak .', 'Rock climbing'), ('I went ice skating for an hour . My ankles were very tired .', 'Ice skating')]</text:p>
          </table:table-cell>
          <table:table-cell office:value-type="string" calcext:value-type="string">
            <text:p>[('i did cardio , like treadmill , and stair master <text:s text:c="2"/>i actually felt good during and after', ('Stair Climbing',)), ('I just walked on the elliptical for 30 minutes . <text:s text:c="2"/>I am tired , but feel great !', ('Elliptical Machine',)), ('I just did 45 minutes on the treadmill . I feel proud that I am increasing my time and stamina', ('Treadmill',)), ('I walked on the elliptical for 20 minutes today After the workout I felt more awake , energized , and ready for the day .', ('Elliptical Machine',))]</text:p>
          </table:table-cell>
          <table:table-cell office:value-type="float" office:value="94.5205479452055" calcext:value-type="float">
            <text:p>94.5205479452055</text:p>
          </table:table-cell>
          <table:table-cell table:number-columns-repeated="1009"/>
        </table:table-row>
        <table:table-row table:style-name="ro1" table:visibility="filter">
          <table:table-cell table:style-name="ce1" office:value-type="string" calcext:value-type="string">
            <text:p>Yoga</text:p>
          </table:table-cell>
          <table:table-cell table:number-columns-repeated="2" office:value-type="float" office:value="98" calcext:value-type="float">
            <text:p>98</text:p>
          </table:table-cell>
          <table:table-cell office:value-type="float" office:value="1" calcext:value-type="float">
            <text:p>1</text:p>
          </table:table-cell>
          <table:table-cell office:value-type="string" calcext:value-type="string">
            <text:p>['I did 30 mins of yoga . I felt very relieved and my muscles were feeling strong .', '""" I did a workout from my yoga app . "" "" My muscles feel better . """', 'I did yoga for an hour . <text:s text:c="2"/>I feel incredibly relaxed and exhausted .', "I spent a hour doing yoga I feel like I 'm dying- every muscle hurts", 'I did a 30 minute yoga workout today It felt great and allowed me to work out some aches and pains .', 'I did yoga for an hour . I feel loosened up .', 'I just spent an hour doing yoga . I felt relaxed and at peace .', 'I did booty yoga at the gym today for 45 minutes . I feel like I need to work out more , I am out of shape .', 'I did an hour of yoga I felt really limber and proud !', 'I did a slwo yoga class I feel so relaxed and good after all the stretching .', 'I just finished a 45 minute yoga session . I feel so much more relaxed !', 'I took a yoga class at the gym today . I feel relaxed and more energised .', 'I did a yoga routine for one hour . It was very difficult and my muscles hurt afterward .', 'I took a hot yoga class I felt exhausted after the class', 'I did a 30 hour yoga session . I felt relaxed but toned .', 'I just tried yoga for the first time . I feel refreshed and healthy .', 'I do 15 minutes of yoga . <text:s text:c="2"/>I feel warmed up and stretched after it .', 'I just did a 40-minute yoga session . It was wonderful !', 'I just did 40 minutes of yoga . I feel refreshed .', 'I just did yoga for 30 minutes . My muscles were sore .', 'I did yoga for an hour <text:s text:c="2"/>The start I was stiff but felt better after', 'I did yoga I felt refreshed', 'Yesterday I tried Yoga for the first time . I am not flexible at all !', 'I did a hour heated yoga class today It was exhausting', 'I completed 30 minutes of yoga I felt relaxed and flexible', 'I just did an hour of yoga . It was very relaxing .', 'I just did 30 minutes of yoga . I feel emotionally relieved !', 'I did hot yoga for 60 minutes . It felt great and I need the warmth and sweat in the middle of winter .', 'I did a one hour yoga session . I was really relaxed .', "I did downward facing dog It hurt because I have n't done any yoga in weeks", 'I did thirty minutes of yoga I feel so relaxed', 'I did yoga I was relaxed', 'I did one hour of yoga I felt fantastic', 'I did yoga for one hour . I felt flexible .', 'I did 20 minutes of yoga . I feel calm and rejuvenated .', 'I did yoga for one hour today I feel sore', 'i did Adho Mukho Svanasana it was not that difficult and was relaxing .', 'I just completed a Yoga workout I feel so relaxed and limber after the workout .', 'I did yoga for an hour , and I felt refreshed .', 'I just took a hot yoga class . It was challenging , but I feel more flexible already', 'I did a Barre based workout I felt challenged but stretched out after', 'I did yoga for 22 minutes I felt more flexible', 'I did Yoga it feel good', 'I went to a flow yoga class I felt at peace !', 'I went to a yoga class for an hour . I felt relaxed and accomplished .', 'i did yoga(suryanamaskar ) at first i felt my body not adjusting and not very flexible but later i felt good .', 'I just finished a yoga with addriene video relaxed and happy', 'I did yoga for 15 minutes I felt good but confused', 'I just spent one hour in a yoga class I felt a bit intimidated at first because this was my first class . However , at the end I felt great .', 'I spent forty five minutes on the exerciese bike . My legs felt like jello .', 'I just did 30 minutes of yoga . I feel relaxed and less stressed out now .', 'I did yoga from a video on tv . I was so sore from all the stretches', 'I attended a three - hour yoga workshop I felt relaxed but exhausted .', 'I did yoga I feel stretched out', 'I did yoga this afternoon It was relaxing', 'I did a yoga class for almost 2 hours . I felt relaxed , proud and capable .', 'I did 30 minutes stretches I was so sore but <text:s text:c="2"/>I kept it up', 'I did yoga for one hour I felt fantastic', 'I did yoga I feel relaxed and calm', 'I just did Vinyasa yoga for 45 minutes . I felt so relaxed afterwards !', 'I just did hot yoga for an hour ! I feel so sweaty !', 'i took a hot yoga class today i sweated buckets !', 'I went to yoga class . I am tired , but feel strong and more relaxed', 'I just did an 30 minute yoga video from youtube . My flexibility is horrible , my muscles are very tight .', 'I just did 30 yoga poses . I felt relaxed and focused after completing all of the poses .', 'I did an hour of yoga . I felt shaky , but proud of myself .', 'I did my first yoga session I was wiped out', 'I just did yoga I felt great !', 'I just did yoga for 30 minutes I feel so refreshed and energized now', 'I did ten minutes of yoga I felt relaxed and less tense', 'I did yoga for 30 mins felt relaxed', 'In spite of doing breathing exercise there was difficulty in breathing', 'I just did yoga . I feel relaxed .', 'i did a hot yoga class i felt tired', "I participated in a core yoga class I wo n't be able to move tomorrow", 'I did yoga on Youtube It was calming but challenging', "I just finished yoga class I 'm exhausted", '60 minute yoga It was very enlightening', 'I just do yoga . I felt fabulous', 'I did a 30 minute yoga video this morning . <text:s text:c="2"/>I felt like my body relaxed .', 'I did yoga by following along with a YouTube video . <text:s text:c="2"/>I felt accomplished as I completed the workout .', 'I just did an hour of hot yoga . I felt so relaxed .', 'I finished thirty minutes of yoga ! I feel so relaxed !', 'I did a 1-hour yoga class I felt energized and confident', 'I just did some yoga exercise <text:s text:c="2"/>It was very challenging', 'I did one hour of a yoga class . I feel relaxed , calm , and happy .', 'I do 20 minutes mediation daily . I felt relax .', 'I did 30min of yoga and was quite bored from it .', 'i will do yoga i feel fresh after my workout .', 'I just did some intense yoga exercises and I feel so out of shape !', 'I practiced downward dog yoga pose . I have more work to do .', 'I did 20 minute beginner yoga . <text:s text:c="2"/>Back hurting , but otherwise OK .', 'I did an hour of yoga . I feel great !', 'I just did yoga for 1 hour I feel relaxed and limber', 'I went to hot yoga and felt super relaxed after .', 'I did 30 minutes of yoga . I felt relaxed and rejuvenated after .', 'I went to a yoga class at the gym this morning . I felt energized leaving the gym .', 'I did yoga for an hour . It was refreshing .']</text:p>
          </table:table-cell>
          <table:table-cell office:value-type="string" calcext:value-type="string">
            <text:p>[('I did stretching exercises I felt relaxed', 'Exercise Class')]</text:p>
          </table:table-cell>
          <table:table-cell office:value-type="string" calcext:value-type="string">
            <text:p>[]</text:p>
          </table:table-cell>
          <table:table-cell office:value-type="float" office:value="100" calcext:value-type="float">
            <text:p>100</text:p>
          </table:table-cell>
          <table:table-cell office:value-type="float" office:value="25" calcext:value-type="float">
            <text:p>25</text:p>
          </table:table-cell>
          <table:table-cell office:value-type="float" office:value="23" calcext:value-type="float">
            <text:p>23</text:p>
          </table:table-cell>
          <table:table-cell office:value-type="float" office:value="2" calcext:value-type="float">
            <text:p>2</text:p>
          </table:table-cell>
          <table:table-cell office:value-type="string" calcext:value-type="string">
            <text:p>['I took a one hour yoga class . I feel relaxed and ready to take on the day .', 'I did yoga ! I felt rejuvenated !', 'I did 20 minutes of yoga I feel rejuvenated', 'my second excersise was again a position from yoga called kapalbharti i felt both lightweight and good .', 'I did an hour yoga class . <text:s text:c="2"/>It was an easy flow .', 'I just started a new yoga regime . <text:s text:c="2"/>It hurt to stretch the muscles at first .', 'I did an hour of yoga . I felt loose and relaxed .', 'I just did 15 minutes of yoga . I felt energized !', 'I did yoga today It was great', 'I took an hour long yoga class . I felt energized .', 'I just took a yoga class . I feel super relaxed .', 'Took 1 hour chair yoga class tedious , but glad I did it .', 'I did a yoga video at the home today . I felt relaxed .', 'I did a yoga session today I felt very inflexible', 'I did yoga at the YMCA this afternoon . I felt so limber and relaxed', 'I just finished an hour of yoga . I am so sore !', 'I did yoga for a hour I felt great after the workout', 'i do yoga daily it is refresh the mind', 'I went to a one hour yoga class this morning . I felt so relaxed and at peace afterwards .', 'I did yoga and I felt centered .', 'I went to a 2-hour yoga class I felt very refreshed', 'I did yoga for 1 hour today . I feel energized !', 'I just did a hour of yoga . I felt peaceful .']</text:p>
          </table:table-cell>
          <table:table-cell office:value-type="string" calcext:value-type="string">
            <text:p>[('I did yogarobics today . I felt both tired and rejuvenated .', 'Aerobics'), ('yogasanam relax ans calm', 'Cardio')]</text:p>
          </table:table-cell>
          <table:table-cell office:value-type="string" calcext:value-type="string">
            <text:p>[('Going to Swimming <text:s text:c="2"/>Feel very refreshed .', ('Swimming',)), ('I did surya namaskar for 6 times everyday i felt very tired and my muscles pained a little .', ('Weights, general',))]</text:p>
          </table:table-cell>
          <table:table-cell office:value-type="float" office:value="92" calcext:value-type="float">
            <text:p>92</text:p>
          </table:table-cell>
          <table:table-cell table:number-columns-repeated="1009"/>
        </table:table-row>
        <table:table-row table:style-name="ro1" table:visibility="filter">
          <table:table-cell table:style-name="ce1" office:value-type="string" calcext:value-type="string">
            <text:p>Squats</text:p>
          </table:table-cell>
          <table:table-cell office:value-type="float" office:value="85" calcext:value-type="float">
            <text:p>85</text:p>
          </table:table-cell>
          <table:table-cell office:value-type="float" office:value="84" calcext:value-type="float">
            <text:p>84</text:p>
          </table:table-cell>
          <table:table-cell office:value-type="float" office:value="3" calcext:value-type="float">
            <text:p>3</text:p>
          </table:table-cell>
          <table:table-cell office:value-type="string" calcext:value-type="string">
            <text:p>['I did barbell squats for an hour and felt very tired', 'I just squatted for five sets . I felt accomplished .', 'I did 15 squats I feel sore', 'I squatted for the first time today . I felt exhausted after squatting .', "I 'm doing squats with a medicine ball . My knees are hurting after this workout .", "I did squats with my bodyweight My legs are n't strong enough", 'I just did heavy back squats . I was struggling to hit 80 % of my max .', '10 squats for senior citizen Felt better after first 3 squats', 'I did 30 squats . My legs felt like noodles .', 'I did 15 reps of sumo squats . My legs were sore after !', 'Squat Bar Speed workout one Good can get through 30 minutes of plyos', 'I completed 100 squats . I felt invigorated .', 'I did squats so I can have a killer butt <text:s text:c="2"/>My butt muscles burned but it will all be worth it later !', 'the core exercise being low bar squats and found them extremely taxing', 'I just did half a mile of squats . <text:s text:c="2"/>I felt like my legs were burning !', 'My second workout was squats I felt exhausted', 'I did 5 sets of squats My legs felt tired', 'I did 4 sets of squats on the squat rack My legs were shaking during the workout but afterwards I felt so energized', 'I did sqats against the wall I felt a burn .', 'Squat is my second workout exercise . I felt energetic and fresh .', 'I did some squats . I felt good .', 'I did 70 squats . It was tiring .', 'I squatted 250 pounds . My legs feel shaky .', '3 sets DB squats felt poor this morning', "I just squatted 300lbs for 15 reps . I felt strong but I 'm also tired now .", 'I had to squat 50 times <text:s text:c="2"/>My legs feel like spaghetti', 'I did twenty five squats . My thighs are burning .', 'I did 30 squats . My legs are burning .', 'I felt good and I think it was effective this Al Split Squat 8 / side', 'I just did squats for the first time in weeks . My legs are absolutely dead today .', 'I did squats It was a little rough', 'Squats , after my excersise my legs felt they were going to fall off', 'I squatted for 20 minutes I was exhausted afterwards', '3 sets of squat 12 reps each set My legs are trembling', "I just did a jumping squat program I felt like i 'm getting it more", 'I performed 50 back squats today . My legs are really tired and sore .', 'My legs are burning from doing so many squats .', 'I did 10 squats My legs felt like noodles', 'I performed 3 sets of squats at the gym It was challenging', 'My first workout was kettle bell swings I felt I was going to die during my kettlebell routine', 'I just completed 100 squats My legs are killing me', 'I just did weighted sumo squats I felt awesome !', 'I did squats . I feel sore .', 'i did 50 squats i feel very tired and sore', 'I just did 100 squats I felt awful', 'I just did three sets of heavy barbell squats . I feel so sore right now !', 'I did three sets of squats . My hamstrings felt a little tight .', 'I did 60 squats It hurt my legs', 'I did 50 squats . I feel shaky and out of breath .', 'I performed 20 squats with dumbells My legs are sore', '50 squats without stopping ! It felt invigorating !', 'Squats Felt strength', 'I just did 25 kettlebell squats . My legs feel weak !', 'I did 100 squats and felt great .', 'I squatted 225 lbs . My hamstrings are incredibly sore and tired .', 'My workout was squats I felt good', 'I just did eight sets of twelve squats . I feel tried and shaky .', 'I squatted 3x8 . I felt strong and empowered .', 'I did 50 squats . My legs hurt', 'I did squats . I felt sore .', 'I did 60 squats in my room I felt very refreshed', 'I did 15 squats I was exhausted .', 'Squats I did squats and the following day my thighs were in so much pain', 'I did 40 squats with a 20 lb weight I felt exhausted .', 'I did twenty squats . My butt is burning !', 'My second workout was kettle squats I felt that my legs were going to fall off', 'I used a 20 pound barbell to squat 30 times . I was exhausted and tired and very sweaty .', 'I just did 50 squats I hated it ! It was too much work and I am sore !', 'squats with weights very tired after workout', 'i did 100 air squats <text:s text:c="2"/>i need to work more on my legs', 'I did 50 squats My legs felt very tired', 'I DID 5 SETS OF 25 SQUATS MY LEG MUSCLES ARE TREMBLING AND TIRED', 'I did one set of barbell squats . I felt weak .', 'One set of squats Now my legs hurt', 'I did 20 squats It made my heart rate go up and it felt good .', 'i just did 50 squats now my legs are shaky', 'i did 25 squats my thighs hurted a lot', "I maxed out doing squats and felt like I could n't stand on my own legs", 'I did a leg workout . My body is shaking .', 'I did 50 squats . I felt sore in my thigh .', "I tried doing squats I could ' t do it proprietlu and I felt ashamed", 'I decided to try to add squats to my routine During was no issue it was the second when it was really tough', 'I performed 45 weighted squats , and I felt pumped up .', 'I squatted with weights My thigh muscles feel sore']</text:p>
          </table:table-cell>
          <table:table-cell office:value-type="string" calcext:value-type="string">
            <text:p>[('I did squats and my legs were on fire !', 'Weights, general'), ('I did 30 squats in the morning It was overwhelming', 'Sit Ups'), ('did split squats and felt exhausted .', 'Lunges')]</text:p>
          </table:table-cell>
          <table:table-cell office:value-type="string" calcext:value-type="string">
            <text:p>[('I lifted weights for thirty minutes . I felt good .', ('Weights, general',))]</text:p>
          </table:table-cell>
          <table:table-cell office:value-type="float" office:value="98.8235294117647" calcext:value-type="float">
            <text:p>98.8235294117647</text:p>
          </table:table-cell>
          <table:table-cell office:value-type="float" office:value="21" calcext:value-type="float">
            <text:p>21</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I did squats for 7 minutes I felt incredibly tired and shaky at the end', 'I did a leg workout including squats and lunges . My legs were shaking after the workout , it was very difficult .', 'I did 50 squats my legs are shaking', 'I did ten squats . I feel more relaxed .', 'i did 10 squats i felt like i was going to puke', 'I did ten heavy squats today . I feel very tired .', 'I did 2 sets of squats . During the workout my legs were burning .', 'I did a 2 minute squat hold . My legs feel like jello .', "I did 50 squats . My thighs feel like they 're on fire !", "I started doing squats . I did n't feel great about it because they were not very fun activities .", 'did squats today instead did nt hurt as much After preforming the workout i felt accomplished', "I 've done 100 squats My legs are burning", 'I did five sets of squats . My legs feel like jelly .', 'I just did 8 reps of 3 sets of heavy back squats . I felt a lot stronger !', '20 squats x 3 my legs burn', 'I did 50 squats . My legs and butt are sore but I feel dedicated .', 'I did 15 squats . My thighs are on fire !', 'barbell squat exhausted', 'I did the 100 squat challenge at the gym . <text:s text:c="2"/>My legs now feel shaky .']</text:p>
          </table:table-cell>
          <table:table-cell office:value-type="string" calcext:value-type="string">
            <text:p>[('As I performed barbell squats , I felt like quitting . I wanted to go back to bed', 'Weights, general')]</text:p>
          </table:table-cell>
          <table:table-cell office:value-type="string" calcext:value-type="string">
            <text:p>[('I completed my leg day set of lifts at the gym I feel tired but happy that I worked out', ('Leg Raises',)), ('three sets of dumbell squats shaky and totally spent', ('Dumbbells',))]</text:p>
          </table:table-cell>
          <table:table-cell office:value-type="float" office:value="90.4761904761905" calcext:value-type="float">
            <text:p>90.4761904761905</text:p>
          </table:table-cell>
          <table:table-cell table:number-columns-repeated="1009"/>
        </table:table-row>
        <table:table-row table:style-name="ro1" table:visibility="filter">
          <table:table-cell table:style-name="ce1" office:value-type="string" calcext:value-type="string">
            <text:p>Sit Ups</text:p>
          </table:table-cell>
          <table:table-cell office:value-type="float" office:value="55" calcext:value-type="float">
            <text:p>55</text:p>
          </table:table-cell>
          <table:table-cell office:value-type="float" office:value="53" calcext:value-type="float">
            <text:p>53</text:p>
          </table:table-cell>
          <table:table-cell office:value-type="float" office:value="2" calcext:value-type="float">
            <text:p>2</text:p>
          </table:table-cell>
          <table:table-cell office:value-type="string" calcext:value-type="string">
            <text:p>['I did 50 sit ups and 50 leg cruches I felt tired and worn out .', 'I did 100 sit ups at the gym today It was exhausting !', 'I did 100 situps . I could really feel the burn .', 'I did ten weighted sit ups ! I hope I can improve', 'I do sit ups It burns my stomach in a good way', '50 crunches abs are burning feels good tho', 'I did a 10 minute ab workout I felt really out of shape', 'I did 200 situps . I feel like I got run over by a truck .', 'I do 10 sit ups and I feel accomplished but also very tired .', 'I did 3 sets of 25 sit ups in the morning . My stomach was on fire and I felt really out of shape .', "I just did 100 sit ups at the gym . My abdomen aches and I 'm a bit shaky .", 'i did 40 sit ups my abs are killing me', 'I did one hundred sit - ups . My stomach muscles are burning .', 'i just did 100 sit ups my abs are burning', 'I have just completed 100 sit ups . I felt out of shape and need improving .', 'situps tired', 'I just did 100 sit - ups ! My stomach hurts so much !', "I did 10 situps . I realized I 'm not who I once was .", 'I did a 30min abs workout . It was really hard .', 'I did 10 sit - ups . I feel out of shape .', 'I did 50 sit - ups I need to start doing more core workouts !', 'I did three reps of 15 sit ups My abs were on fire .', 'I did 15 situps . I feel tired .', "I did 10 sit ups today . I feel like I 'm as out of shape as most 90 year olds .", 'I just completed situps . <text:s text:c="2"/>I have a weak core .', 'I did 5 sit ups today . <text:s text:c="2"/>I feel real tired and drained .', 'I beat my record , doing 100 sit ups . I feel ABSolutely accomplished !', 'Sit up and was exhausted', 'In my living room , I did 20 sit ups on the floor . I felt strained and out of shape .', 'I did some sit ups I totally felt the burn . Hurt my stomach in a good way', 'did 100 situps in a row , it burns', 'I did 100 situps . It was kinda hard and felt kinda sick .', 'I did 100 situps I felt accomplished .', 'I did 100 situps . My stomach is on fire .', 'I did 3 sets of 20 sit ups I felt really out of shape', 'I did some sit ups on the floor mat today . I felt very tired after I was finished .', 'I did 40 situps . This felt good in my abs .', 'Sit ups for 120 times It just killed my knee joints', 'i did 20 sit ups i felt terrible', 'I did sit ups Felt good about it', 'I did two hundred sit - ups . I feel weak and rather hungry .', 'I just finished doing a total of 160 situps . I barely finished and my middle feels sore !', 'I did 20 sit - ups . It was relaxing afterwards .', 'I did fifty sit ups My stomach hurt', 'I did 100 situps . I felt accomplished .', 'i made 30 sit ups <text:s text:c="2"/>it was painful', 'I did 200 situps and my back became sore , so I felt bad', 'I did a few sets of stomach exercises <text:s text:c="2"/>I felt some pain', 'I did 40 sit ups in 2 minutes . I am really out of shape .', 'I did 4 sets of butterfly sit - ups . My abs were on fire .', "I did 30 situps . I 'm starting to feel the burn .", 'I just did 20 situps ! I felt accomplished .', 'I did 10 sit ups . It really hurt .']</text:p>
          </table:table-cell>
          <table:table-cell office:value-type="string" calcext:value-type="string">
            <text:p>[('i just did 50 situps i feel in pain', 'Abdominal Crunches'), ('I did 100 sit - ups . My stomach hurts and it was hard .', 'Abdominal Crunches')]</text:p>
          </table:table-cell>
          <table:table-cell office:value-type="string" calcext:value-type="string">
            <text:p>[('I did 30 crunches . I felt sore but accomplished .', ('Abdominal Crunches',)), ('I did 30 squats in the morning It was overwhelming', ('Squats',))]</text:p>
          </table:table-cell>
          <table:table-cell office:value-type="float" office:value="96.3636363636364" calcext:value-type="float">
            <text:p>96.3636363636364</text:p>
          </table:table-cell>
          <table:table-cell office:value-type="float" office:value="14" calcext:value-type="float">
            <text:p>14</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I did sit ups 15 times and I felt exhausted after .', 'I performed 100 military situps My abs were hurting so bad', 'I did 30 sit ups My stomach hurts so bar', 'I did sit ups Energized', 'I PUT 100 SITTUPS IT WAS VERY TOUGH', 'I did 200 sit - ups and felt very energized .', 'I swam fifty situps <text:s text:c="2"/>and i felt sluggish .', 'I did 20 sit ups . <text:s text:c="2"/>I felt out of shape .', 'I did 40 sit - ups . I felt light - headed .', 'I did 200 sit ups My stomach was so sore .', 'Second workout is situps <text:s text:c="2"/>Well it felt exhausting .', 'Today , I did 100 sit - ups at home . I was tired and felt burning sensation in my stomach area .']</text:p>
          </table:table-cell>
          <table:table-cell office:value-type="string" calcext:value-type="string">
            <text:p>[('I did 100 situps . <text:s text:c="2"/>My abs felt sore .', 'Abdominal Crunches'), ('I just did 300 sit ups i feel nauseous now', 'Abdominal Crunches')]</text:p>
          </table:table-cell>
          <table:table-cell office:value-type="string" calcext:value-type="string">
            <text:p>[('I did 300 crunches . My abs are on fire .', ('Abdominal Crunches',)), ('I just went for a jog this morning and felt tired .', ('Jogging',))]</text:p>
          </table:table-cell>
          <table:table-cell office:value-type="float" office:value="85.7142857142857" calcext:value-type="float">
            <text:p>85.7142857142857</text:p>
          </table:table-cell>
          <table:table-cell table:number-columns-repeated="1009"/>
        </table:table-row>
        <table:table-row table:style-name="ro1" table:visibility="filter">
          <table:table-cell table:style-name="ce1" office:value-type="string" calcext:value-type="string">
            <text:p>Jogging</text:p>
          </table:table-cell>
          <table:table-cell office:value-type="float" office:value="106" calcext:value-type="float">
            <text:p>106</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I just jogged on the treadmill for 45 minutes1 My legs are so sore .', 'I did a treadmill run . I felt good going in to the jog . It was an augmented reality treadmill .', 'I went for a jog I was exhausted', 'I jogged with my dog around the neighborhood I felt calm and purposeful', 'I jogged around my neighborhood today . I felt so much better after', 'I did jogging Feeling relaxed', 'I jogged 1 mile I felt out of breath', 'I jogged for 2 miles . I felt very stiff .', 'cycling loss weight', 'I jogged for 20 minutes I was out of breath but determined to jog tomorrow', 'I jogged for 45 minutes around the nearby trail My knee was hurting but I would do it again tomorrow', 'I JOGGED 3.5 MILES THIS AFTERNOON I FEEL ENERGIZED AND HUNGRY NOW', 'I jogged three miles working out to a video on YouTube . I felt energized as I went along .', 'I just ran a mile on the beach I feel refressed but a little tired', 'I jogged for two miles . I feel terrific .', 'I jogged 3 miles today I am totally wiped out . <text:s text:c="2"/>I am not in good shape .', 'I just jogged 3 miles I am so out of shape and winded ! ! !', "I jogged for 45 minutes . I 'm tight and worn out .", 'I am going on a run . It felt like a struggle to push forward .', "I jogged on the treadmill for 30 mintues I 'm really out of breathe", 'I went for an hour jog Afterwards I actually felt energetic', 'Ran three miles on the treadmill . <text:s text:c="2"/>My knee was hurting .', 'I ran 1 mile . Had a hard time breathing after .', 'I do jogging I felt now ok', 'I went jogging on the park trail . I felt tired .', 'I jog this morning for 1 hour I felt very energetic after the exercise', 'I go for Jogging Its very tired', 'I just jogged for 5 miles . I am exhausted .', 'I just jogged for a mile . I felt totally winded .', 'I jogged 30 minutes around my neighborhood . I am tired and sweaty .', 'i jogged for 45 minutes non stop it was tiring', 'I jogged for 15 minutes . My lungs were burning and my back aches .', 'I jogged for 10 minutes It was exhausting', 'Jogging with the dog Calves felt sore', 'I jogged around the block I felt refreshed', 'I jogged for 15 minutes . I felt my heart beating fast as I was jogging .', 'Jogging <text:s text:c="2"/>felt better and satisfied', 'I jogged one mile Very Tired', 'I jogged 3 miles today . I felt energized after my walk .', 'I was jogging intensely on the treadmill I felt very delighted after doing this', 'I went for a brisk jog . I realized how low my cardiovascular endurance is .', 'I jugged almost the entire field Felt so weak', 'I went jogging I hated it', 'I jogged 3 miles . My legs and lower body was sore .', 'I jog about half a mile on my second workout . I felt physically strong after my second workout .', "I finished a 3 mile jog . It was hard , but I',m glad I did it .", 'I just jogged 5 miles <text:s text:c="2"/>My legs feel rubbery', 'I went on a 5k run it was refreshing', 'I jogged around the lake this morning . <text:s text:c="2"/>I felt great afterwards .', "I prefer to jog in the morning . <text:s text:c="2"/>I feel energetic and boosted for doing my day 's work after jogging .", 'I did a 10 minute jog . I was terrible exhausting .', 'JOGGING MORNING JOGGING IS BEST', 'early morning first warmup its hardly pain', 'went for run intense', 'I jogged for 30 minutes . I feel tired and my legs are shaking .', 'I jogged 800 meters to my friends house and back . I felt relaxed and in peace , breathing in and out as i was witnessing the beautiful environment .', 'I jogged 2 miles around the lake . <text:s text:c="2"/>I feel good !', 'A two mile jog uphill . I felt accomplished that I made it that far .', 'I jogged one mile . I felt totally exhausted and shakey .', 'I jogged on the beach My legs are exhausted and shaky', 'I jogged for a mile I felt exhausted', 'i feel happy while jogging <text:s text:c="2"/>i feel fresh', 'I do Jogging I felt Very Tired', 'I jogged around the neighborhood . I felt amazing !', 'i will do running it makes me energetic', 'Jogging in place 2 minutes Breathless for a couple of minutes', 'i went for a jog being out of breath is painful', 'Today I Jogged for 1 hour I felt super out of breath and out of shape .', 'I jogged through my neighborhood . I felt refreshed .', 'I jogged at the parked for three miles . I felt good once I started to jog and warmed up .', 'Jogging with dog Ready for the day', 'I went jogging outside for 30 minutes . I felt refreshed afterwards .', 'I just jogged around the corner <text:s text:c="2"/>i Felt very tired during this exercise', 'i jogged for thirty minutes i felt great', 'I jogged for about a half - mile . I thought I was going to pass out .', 'I jogged for 20 minutes . I felt tired but accomplished !', 'jogging . i feel shortly i get tired after going to jogging <text:s/>', 'I jogged on the treadmill for 2 miles . I was tired and very relieved when the workout was finished .', 'I WENT JOGGING around the block I felt like my legs were jello', 'I ran 3 miles . I was totally worn out .', 'Jogged for 3 miles <text:s text:c="2"/>it felt me so tired', 'I just jogged 10 miles ! I felt tired .', 'I ran around my neighbor hood 2 times I felt good after the run ,', 'I ran 2 miles in the estate It was horrible', 'I took my dog for a jog . <text:s text:c="2"/>I felt worn out from trying to keep up with my dog .', 'I jogged two laps and was exhausted and worn out .', 'I jogged for two miles and felt great afterwards .', 'Jogged for 1 mile . I felt exhausted .', 'After jogging for twenty minutes , I felt like I could fall asleep on the ground .', 'I jogged on the treadmill for 15 minutes . I feel energized after jogging .', 'I ran three miles on sidewalks . I felt tired .', 'I jogged around my drive way and I felt tired after .', 'I jogged 2 miles . I feel refreshed .', 'I took a jog I felt tired .']</text:p>
          </table:table-cell>
          <table:table-cell office:value-type="string" calcext:value-type="string">
            <text:p>[('I just ran three miles It was terrible', 'Running'), ('I went on a 30 minute jog i felt tired', 'Running'), ('I jogged on the treadmill for 30 minutes . My legs were tied and I was sweating .', 'Running'), ('jogging good', 'Bicycling')]</text:p>
          </table:table-cell>
          <table:table-cell office:value-type="string" calcext:value-type="string">
            <text:p>[('I ran a mile on the treadmill I was super winded', ('Running',)), ('I ran three miles . I am winded .', ('Running',)), ('ran a mile it was hard', ('Running',)), ('I ran a mile . I felt exhausted .', ('Running',)), ('I ran for 30 minutes tired by proud', ('Running',)), ('run three miles on track Terrible', ('Running',)), ('I used the treadmill at the gym today . My legs feel like noodles .', ('Treadmill',)), ('I ran for 30 minutes I felt great doing it', ('Running',)), ('I ran 2 miles I felt tired and breathless', ('Running',)), ('I just ran one mile . I m very tired', ('Running',)), ('I just ran five miles It was terrible !', ('Running',)), ('I ran a mile I felt proud', ('Running',))]</text:p>
          </table:table-cell>
          <table:table-cell office:value-type="float" office:value="88.6792452830189" calcext:value-type="float">
            <text:p>88.6792452830189</text:p>
          </table:table-cell>
          <table:table-cell office:value-type="float" office:value="27" calcext:value-type="float">
            <text:p>27</text:p>
          </table:table-cell>
          <table:table-cell office:value-type="float" office:value="23" calcext:value-type="float">
            <text:p>23</text:p>
          </table:table-cell>
          <table:table-cell office:value-type="float" office:value="6" calcext:value-type="float">
            <text:p>6</text:p>
          </table:table-cell>
          <table:table-cell office:value-type="string" calcext:value-type="string">
            <text:p>['I jogged for 20 minutes in my neighborhood . I felt winded and out of breath .', 'I jogged for a mile and a half . <text:s text:c="2"/>I felt exhausted afterwards .', 'I do Jogging I felt Tired', 'Going out for a jog in the morning Tired but enjoying sweating', 'Jogging in a place I know Tired , and not as sore as running', 'I jogged on my treadmill a little over 30 minutes I was more winded than usually .', 'I jogged for three miles . I feel strong .', "I jogged in my neighborhood . I 'm out of shape .", 'MY SECOND WORKOUT IS JOGGING I FELT TIRED', 'jogging Healthy', 'I jogged for 30 minutes I felt tired', 'I just jogged for two hours and feel drained .', 'I jogged for a mile today . I felt very out - of - breath the whole time .', 'I jogged 45 minutes . My legs felt sore .', 'I jogged around the block and felt energized .', 'Went for a jog Felt Good', 'I jogged 3 miles . <text:s text:c="2"/>I felt out of breath .', 'I just finished jogging up a hill for five miles . I am exhausted after this jogging .', 'i love jogging <text:s text:c="2"/>free and relief', 'I just jug five miles I felt all well', 'Jogging I jogged for fifteen minutes and felt like the energy was drained out of me', "I jogged two miles I felt ok , two miles is n't too far", 'i just went jogging and i felt tired right away even though i did a whole mile .']</text:p>
          </table:table-cell>
          <table:table-cell office:value-type="string" calcext:value-type="string">
            <text:p>[('i just run three kilo meters and i am so tired', 'Running'), ('I jogged for three miles on a track . I felt winded .', 'Running'), ('I just went for a jog this morning and felt tired .', 'Sit Ups'), ('cobra stretch its a very easy workout its use to stretch body while doing this workout back will get pain', 'Stretching'), ('i warmup daily one hour its very use ful to our life', 'Other'), ('I just ran three miles It was terrible', 'Swimming')]</text:p>
          </table:table-cell>
          <table:table-cell office:value-type="string" calcext:value-type="string">
            <text:p>[('I did a 5 mile run . I was drained afterwards .', ('Running',)), ('I went running Felt good', ('Running',)), ('I ran four miles outside on the road . I felt like my endurance was great but my knee started to hurt .', ('Running',)), ('I just did 25 sit - ups , and I felt tighten up', ('Abdominal Crunches',))]</text:p>
          </table:table-cell>
          <table:table-cell office:value-type="float" office:value="85.1851851851852" calcext:value-type="float">
            <text:p>85.1851851851852</text:p>
          </table:table-cell>
          <table:table-cell table:number-columns-repeated="1009"/>
        </table:table-row>
        <table:table-row table:style-name="ro1" table:visibility="filter">
          <table:table-cell table:style-name="ce1" office:value-type="string" calcext:value-type="string">
            <text:p>Pull ups</text:p>
          </table:table-cell>
          <table:table-cell table:number-columns-repeated="2" office:value-type="float" office:value="25" calcext:value-type="float">
            <text:p>25</text:p>
          </table:table-cell>
          <table:table-cell office:value-type="float" office:value="1" calcext:value-type="float">
            <text:p>1</text:p>
          </table:table-cell>
          <table:table-cell office:value-type="string" calcext:value-type="string">
            <text:p>['15 minute flexed arm hang A little shaky', 'I do pull ups everyday . I feel invigorated when doing pull ups ..', 'My workout consisted of 12 pull ups i feel wonderful but i am not don yet i have to reach my goal', "I did pull ups on a bar . I'm exhausted and sore now .", 'I DID 15 PULL - UP I FELT EXHUASTED', 'I take pullups 4 set daily i felt very powerful', 'my first workout is pull ups while doing this workout be get struggle to pull body up and down after doing this workout we get pain in wings and chest', 'I did 10 pull ups . <text:s text:c="2"/>I feel powerful .', 'I did 10 pull - ups . I feel a little tired .', 'I did 10 pullups I felt heavy', 'I just did 25 pull ups I felt sore afterwards', 'I just did 15 pull ups My shoulders are very tired', 'I take a pullups in everyday its felt to me very excitement', 'pull ups felt like death', 'I did pull ups I felt energized', 'I did 200 dead hang pull = ups today I felt really strong and in control during this exercise', 'I did 5 pull ups . My arms were shaking at the end of my third pull up .', 'I did 50 pull ups . My arms feel sore .', 'Pull Ups i feel healthy', "I did 6 assisted pull ups . I 'm so weak right now !", 'I completed 10 consecutive pull ups . My grip started to weaken and I felt fatigue in my lats .', 'i did 100 pull ups <text:s text:c="2"/>i felt like my back was going to explode', 'Pull ups My arms were so sore i was at muscle failure', 'I SKIPPED 200 TIMES I FELT TIRED', 'I did one pull up . <text:s text:c="2"/>I felt proud .']</text:p>
          </table:table-cell>
          <table:table-cell office:value-type="string" calcext:value-type="string">
            <text:p>[('I just did 40 pull ups My arms are tired', 'Chin ups')]</text:p>
          </table:table-cell>
          <table:table-cell office:value-type="string" calcext:value-type="string">
            <text:p>[]</text:p>
          </table:table-cell>
          <table:table-cell office:value-type="float" office:value="100" calcext:value-type="float">
            <text:p>10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 just did three pull - ups . My left shoulder started hurting again .', 'I did 20 pull up yesterday . <text:s text:c="2"/>My arms are tired now .', 'I did 1 minute of pull - ups I felt like I could go a 30 seconds more', 'second do that squad of pullups its very excitement more than first exercise', 'I did 10 pull ups <text:s text:c="2"/>I feel like I can not breath']</text:p>
          </table:table-cell>
          <table:table-cell office:value-type="string" calcext:value-type="string">
            <text:p>[]</text:p>
          </table:table-cell>
          <table:table-cell office:value-type="string" calcext:value-type="string">
            <text:p>[('I just did three sets of twenty - five push up My chest is on fire', ('Push ups',))]</text:p>
          </table:table-cell>
          <table:table-cell office:value-type="float" office:value="83.3333333333333" calcext:value-type="float">
            <text:p>83.3333333333333</text:p>
          </table:table-cell>
          <table:table-cell table:number-columns-repeated="1009"/>
        </table:table-row>
        <table:table-row table:style-name="ro1" table:visibility="filter">
          <table:table-cell table:style-name="ce1" office:value-type="string" calcext:value-type="string">
            <text:p>Jumping Jacks</text:p>
          </table:table-cell>
          <table:table-cell table:number-columns-repeated="2" office:value-type="float" office:value="45" calcext:value-type="float">
            <text:p>45</text:p>
          </table:table-cell>
          <table:table-cell office:value-type="float" office:value="4" calcext:value-type="float">
            <text:p>4</text:p>
          </table:table-cell>
          <table:table-cell office:value-type="string" calcext:value-type="string">
            <text:p>['I jumped rope for ten minutes . I felt invigorated .', 'I just did a hundred jumping jacks . I think I can do another hundred .', 'I did ten jumping jacks . I felt out of breath afterward .', 'I did 20 jumping jacks I felt exhausted', 'I did twenty five jumping jacks . It sucked .', 'I did 20 jumping jacks My heart is racing and I am out of breath .', 'I did 20 jumping jacks , I felt out of breath .', 'I did twenty jumping jacks . I feel energized !', 'I did a bunch of jumping jacks . I felt exhausted but accomplished .', 'I did 12 jumping jacks . I felt energetic .', 'MY WORKOUT IS JUMPING JACK <text:s text:c="2"/>GOOD FEEL', 'I did three minutes of jumping jacks . I feel out of breath .', 'I did 25 jumping jacks . <text:s text:c="2"/>I am so exhausted !', 'i jump passing the ball <text:s text:c="3"/>it was fun', 'Doing Jumping jacks It felt very intense and tiring during the excercise , but very relaxing afterwards', 'I did 50 jumping jacks felt fine - heart was was up but i was feeling doos', 'i did 30 jumping jacks i was extremely tired after', 'I just did forty jumping jacks i feel bad', "I just did 35 jumping jacks in under 90 seconds ! My legs are so shaky and I ca n't stand anymore .", 'I skipped rope for 15 minutes I felt great', 'I did jumping jacks . during - felt like I was dying after - felt like I was dying to a lesser extent', 'I did 50 jumping jacks . I felt great !', "I did 30 <text:s text:c="2"/>jumping jacks . I should do more , I did n't feel challenged by the exercise .", 'I just did 100 jumping jacks I felt sore', "I did 20 jumping jacks I 'm slightly out of breath", 'I did jumping jacks for 20 minutes . I felt inefficient .', 'MY FIRST WORKOUT IS JUMPING JACK <text:s text:c="2"/>REALLY I AM GOOD FEEL', 'i did five jumping jacks it was fun', 'I did 30 jumping jacks . My legs were aching afterwards .', 'I just completed 50 jumping jacks . I am out of breath and my heart is racing .', 'I just completed 100 jumping jacks . I am out of breath and tired .', 'I did jumping jacks and felt tired', 'I did 300 jumping jacks and felt sore', "I just did 50 jumping jacks . I 'm really out of breath .", 'I did one jumping jack . I felt lazy .', 'I did 4 sets of 20 jumping jacks . I was exhausted and needed to sit down .', 'i had to do 3 sets of jumping jacks i though this one would never end', 'I did 250 jumping jacks in a few minutes I felt invigorated .', 'I did one hundred jumping jacks . I was so tired after doing all of them .', 'skipping . i feeling its very energetic and give flexibility to my hip .', 'I did 20 jumping jacks I feel energized .', 'I did 50 jumping jacks . I was very tired', 'I did 500 jumping jacks . I felt fatigued .', 'I just jumped on the trampoline for an hour . I feel dizzy .', ' <text:s/>I did jumping jacks I got tired']</text:p>
          </table:table-cell>
          <table:table-cell office:value-type="string" calcext:value-type="string">
            <text:p>[('I just did 200 jumping jacks . I felt very worn out afterwards .', 'Push ups'), ('jumping feel better', 'Other'), ('I did twenty five jumping jacks . I felt out of breath !', 'Bodyweight exercises, general'), ('second workout was jumping that was good', 'Jumping rope')]</text:p>
          </table:table-cell>
          <table:table-cell office:value-type="string" calcext:value-type="string">
            <text:p>[]</text:p>
          </table:table-cell>
          <table:table-cell office:value-type="float" office:value="100" calcext:value-type="float">
            <text:p>100</text:p>
          </table:table-cell>
          <table:table-cell office:value-type="float" office:value="11" calcext:value-type="float">
            <text:p>11</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I did three sets of 100 jumping jacks . My whole body felt tired .', 'I did 30 jumping jacks today . My heart is racing !', 'I did 50 jumping jacks . I felt tired and out of breath .', 'I did 20 jumping jacks . I felt fresh .', 'I did fifty jumping jacks . I was a little out of breath .', 'I did 50 jumping jacks kind of tired', 'I did 50 jumping jacks I felt energized and ready for the day', "I just did one thousand jumping jacks without stopping or slowing down ! I 've never felt so invigorated in my life !", 'I just did 100 jumping jacks . My calves are really sore .']</text:p>
          </table:table-cell>
          <table:table-cell office:value-type="string" calcext:value-type="string">
            <text:p>[]</text:p>
          </table:table-cell>
          <table:table-cell office:value-type="string" calcext:value-type="string">
            <text:p>[('I did an interval workout with one minute of jump rope and one minute of planks alternating for 13 minutes . <text:s text:c="2"/>it was not hard enough , I felt like I still had energy .', ('Interval Training',)), ('I did doube - bounce jump rope for 20 minutes Very very tired', ('Jumping rope',))]</text:p>
          </table:table-cell>
          <table:table-cell office:value-type="float" office:value="81.8181818181818" calcext:value-type="float">
            <text:p>81.8181818181818</text:p>
          </table:table-cell>
          <table:table-cell table:number-columns-repeated="1009"/>
        </table:table-row>
        <table:table-row table:style-name="ro1" table:visibility="filter">
          <table:table-cell table:style-name="ce1" office:value-type="string" calcext:value-type="string">
            <text:p>Dumbbells</text:p>
          </table:table-cell>
          <table:table-cell table:number-columns-repeated="2" office:value-type="float" office:value="20" calcext:value-type="float">
            <text:p>20</text:p>
          </table:table-cell>
          <table:table-cell office:value-type="float" office:value="0" calcext:value-type="float">
            <text:p>0</text:p>
          </table:table-cell>
          <table:table-cell office:value-type="string" calcext:value-type="string">
            <text:p>['push ups and dumbless workout make me feel healthy', 'SECOND WORKOUT FOR dumbell squats I AM SPEND MORE TIME', 'I lifted 25 pound dumbbells . My arms are tired !', 'One hour workout lifting weights at the gym I feel great and have a great pump after lifting weights', 'I lifted 10 pound weights on each arm , 30 reps <text:s text:c="2"/>My arms started shaking', 'Managed to do 3 sets on the dumbells i was feeling tired but got ta keep going', 'I did some dumbell squats It was a rough set .', 'I performed five sets of dumbbell squats I felt tired', 'I pushed dumbells two sets at a time . Pumped up .', 'I just did an upper body dumb bell workout . <text:s text:c="2"/>It made my arms feel so weak .', 'i did tricep extensions i am feeling good', 'I curled my weights . I felt good and clear - headed .', 'lifting weights was tough on my arms felt tired and sore after the workout', 'SECOND WORKOUT DUMBELL SQUATS I AM SPENT MORE TIME IN SECOND WORKOUT', "I lifted weights in the gym for 30 minutes . I felt really strong during the workout , and did n't feel sore afterwards .", 'two sets of dumbbell squats <text:s text:c="4"/>feel grained and tried', 'I lifted 2 lb . dumbbells for 20 minutes . I could feel my muscles straining as I lifted the weights', 'I lifted four sets of shoulder press at the gym today . I felt great during the workout and sore afterwards .', 'lifting weights again felt less sore than before', 'I used dumbbells to do a upper body workout My muscles felt sore afterwards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 <text:s/>Dumbbell rows feel better body', '4 sets of standing dumbbell press on top of the world', 'Done the Dumbell squats three sets I feel very shaky on that time', 'I AM WORKOUT SECOND DUMBELL SQUATS I AM SPENT MORE TIME <text:s text:c="2"/>IN SECOND WORKOUT']</text:p>
          </table:table-cell>
          <table:table-cell office:value-type="string" calcext:value-type="string">
            <text:p>[('three sets of dumbell squats shaky and totally spent', 'Squats'), ("I just did 3 set of 10 bicep dumbbell raises I 'm getting better at this", 'Bicep Curl'), ('I lifted two hundred pounds . My arms are still feeling sore during the exercise .', 'Bicep Curl'), ('I did four sets of shoulder presses my arms are sore after lifting', 'Weights, general')]</text:p>
          </table:table-cell>
          <table:table-cell office:value-type="string" calcext:value-type="string">
            <text:p>[('I did an hours worth of exercise with the kettle ball . I feel sore , but accomplished .', ('Other',))]</text:p>
          </table:table-cell>
          <table:table-cell office:value-type="float" office:value="80" calcext:value-type="float">
            <text:p>80</text:p>
          </table:table-cell>
          <table:table-cell table:number-columns-repeated="1009"/>
        </table:table-row>
        <table:table-row table:style-name="ro1" table:visibility="filter">
          <table:table-cell table:style-name="ce1" office:value-type="string" calcext:value-type="string">
            <text:p>Rowing</text:p>
          </table:table-cell>
          <table:table-cell table:number-columns-repeated="2" office:value-type="float" office:value="15" calcext:value-type="float">
            <text:p>15</text:p>
          </table:table-cell>
          <table:table-cell office:value-type="float" office:value="1" calcext:value-type="float">
            <text:p>1</text:p>
          </table:table-cell>
          <table:table-cell office:value-type="string" calcext:value-type="string">
            <text:p>['I used the rowing machine at the gym for 30 minutes . My shoulders and back are killing me .', 'I rowed 10 minutes on the rowing machine . I was completely exhausted .', 'I rowed 15 minutes on the rowing machine in 5 minute intervals with 1 minute rest in between . I was exhausted and sweating much harder than the first workout .', 'I rowed for fifteen minutes on the rowing machine i felt excited as I am getting back to exercising again', 'I did four miles on the rowing machine . My arms were burning .', 'I used the rowing machine for 20 minutes in the early morning . <text:s text:c="2"/>I felt tired in my muscles and my heart was racing but I was very alert and ready to get to my paperwork .', 'I rowed for 3 hours . I am exhuasted .', 'I used the rowing machine at the gym for about 30 min today . I felt very accomplished but worn out .', 'My next workout was the row machine . My shoulders feel fatigued .', 'I went rowing on the ERG machine . I felt tired afterwards .', '3000 M row Getting faster .', 'I stretched my legs on the rowing machine . I felt worn out !', 'I used a row machine . I felt out of breath .', 'I did 10 minutes on the rowing machine My legs are so sore .', 'I did rows on the row machine . I feel nice and warmed up for other exercises .']</text:p>
          </table:table-cell>
          <table:table-cell office:value-type="string" calcext:value-type="string">
            <text:p>[('I used the rowing machine for 30 minutes <text:s text:c="2"/>I feel energized', 'Bodyweight exercises, general')]</text:p>
          </table:table-cell>
          <table:table-cell office:value-type="string" calcext:value-type="string">
            <text:p>[]</text:p>
          </table:table-cell>
          <table:table-cell office:value-type="float" office:value="100" calcext:value-type="float">
            <text:p>100</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 used the rowing machine for about an hour . <text:s text:c="2"/>Totally exhausted now .', 'I went rowing for half an hour . My arms &amp; shoulders were somewhat sore .', 'I spent 30 minutes on a rowing machine . Phew ! I wore myself out .']</text:p>
          </table:table-cell>
          <table:table-cell office:value-type="string" calcext:value-type="string">
            <text:p>[('I just did 5 miles on the rowing machine My arms feel like noodles', 'Cardio')]</text:p>
          </table:table-cell>
          <table:table-cell office:value-type="string" calcext:value-type="string">
            <text:p>[('I worked out on the rower for 30 minutes today . I now feel like my arms are dead weight .', ('Weights, general',))]</text:p>
          </table:table-cell>
          <table:table-cell office:value-type="float" office:value="75" calcext:value-type="float">
            <text:p>75</text:p>
          </table:table-cell>
          <table:table-cell table:number-columns-repeated="1009"/>
        </table:table-row>
        <table:table-row table:style-name="ro1" table:visibility="filter">
          <table:table-cell table:style-name="ce1" office:value-type="string" calcext:value-type="string">
            <text:p>Interval Training</text:p>
          </table:table-cell>
          <table:table-cell office:value-type="float" office:value="18" calcext:value-type="float">
            <text:p>18</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I did a 45 minute HIIT workout . I feel energized and great .', 'I completed a hiit class I am tired and sweaty', 'I did an insanity workout video . Initially , I felt sore after completing the work out but after cooling down I felt good about myself and what my body was capable of doing .', 'I did 30 minutes of high intensity training . I felt full of energy .', 'I did HIIT training for 1 hour I felt sick', 'I just did 10 suicides That was the hardest ever', 'I did thirty minutes of a high intensity training workout and I felt hungry .', 'I did a 30 min HIIT style workout It was hard but I felt good after', 'I did a HIIT training workout for 45 minutes . I felt out of breath and tired .', '20 minutes of intense cardio <text:s text:c="2"/>felt like dying , out of breathe !', 'I did a 30 minute bodyweight plyometric circuit . I enjoyed the feeling of getting stronger .', 'I did thirty minutes of high intensity training and felt full of vitality .', 'I went to crosfit this afternoon and did a variety of exercise .', 'I did a high intensity interval training video I felt very sore .', 'I did a 30 minute HIIT workout today . I felt tired and a little out of shape .', 'I did some circuit training focusing on my arms and back . I feel a tremendous burn in my arms and shoulders and think I may have overdid it .', "I <text:s text:c="3"/>did interval workouts I 'm exhausted and sore"]</text:p>
          </table:table-cell>
          <table:table-cell office:value-type="string" calcext:value-type="string">
            <text:p>[]</text:p>
          </table:table-cell>
          <table:table-cell office:value-type="string" calcext:value-type="string">
            <text:p>[('I just ran intervals for 30 minutes . I felt great .', ('Running',))]</text:p>
          </table:table-cell>
          <table:table-cell office:value-type="float" office:value="94.4444444444444" calcext:value-type="float">
            <text:p>94.4444444444444</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I completed a high intensity interval workout . I felt tired .', 'I did a circuit training class I felt excited and strong', 'I did a 30 minute circuit at Planet Fitness . I feel energized and like I could do another round .']</text:p>
          </table:table-cell>
          <table:table-cell office:value-type="string" calcext:value-type="string">
            <text:p>[('I went for a 30 minute HIIT jog I am very out of shape', 'Running'), ('Watching a 30 minute workout video I felt tired after completing the video but proud of myself .', 'Exercise Class'), ('I did an interval workout with one minute of jump rope and one minute of planks alternating for 13 minutes . <text:s text:c="2"/>it was not hard enough , I felt like I still had energy .', 'Jumping Jacks'), ('I completed a HIIT workout . I felt tired about halfway through the workout , but I managed to complete it .', 'Cardio'), ('I did a 30 min HIIT class Tired and sore', 'Crossfit')]</text:p>
          </table:table-cell>
          <table:table-cell office:value-type="string" calcext:value-type="string">
            <text:p>[('I did a 30 minute HIT workout from youtube . Afterwards I felt energized', ('Cardio',))]</text:p>
          </table:table-cell>
          <table:table-cell office:value-type="float" office:value="75" calcext:value-type="float">
            <text:p>75</text:p>
          </table:table-cell>
          <table:table-cell table:number-columns-repeated="1009"/>
        </table:table-row>
        <table:table-row table:style-name="ro1" table:visibility="filter">
          <table:table-cell table:style-name="ce1" office:value-type="string" calcext:value-type="string">
            <text:p>Bench press</text:p>
          </table:table-cell>
          <table:table-cell office:value-type="float" office:value="70" calcext:value-type="float">
            <text:p>70</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I did 3 sets of Bench presses My chest felt activated and sore after', 'I went to gym and did an hour of weight lifting . I felt good during , but now I am feeling a little sore .', 'I did 10 chest press . <text:s text:c="2"/>Afterwards I felt weak and shaky', 'I did 15 military presses I feel sore', 'I did a tough bench press workout I felt exhausted after the workout', 'I completed an hour chest workout and I feel energized .', 'I bench pressed 100lbs 10 times . My muscles started to sting !', 'I just did chest volume workout 1 Fatigued from the finisher need nutrition fast', 'I did 3 sets of bench press . My arms were getting tired .', 'I benchpressed some weights . I felt strong and impressed that I did it .', 'It was quite difficult doing the bench press . I was really exhausted .', "I did chest presses on the squat rack I 'm a little sore", 'My second work out was lifting weights My pecs felt they were on fire', '3 sets of 10 reps Bench Press felt energized after completing', 'I did the bench press . I felt tight .', 'I did a set of dumbbell bench press My chest was very sore afterwards .', 'After that first workout I tried to go for a bench press with my other friend <text:s text:c="2"/>I felt really great and that was the day when I decided to work out regularly', 'I just bench pressed for five sets . It was tiring .', 'Did bench press today , feeling pumped !', 'I bench pressed 40 pounds . My arms feel like jello .', 'I bench pressed 120 pounds . I was struggling during the workout to lift the weight .', 'I did nine sets of bench press today , hitting 225 pounds for 5 reps on my heaviest set . I feel real strong and excited with my progress .', "I did 4 sets of bench - press . My arms hurt and I 'm out of breath .", 'I did heavy bench presses . I felt stronger than I thought I would !', 'i bench pressed for 5 sets of 5 seps my arm were tired', 'I did an hour of weightlifting <text:s text:c="2"/>It was pretty intense to say the least', 'i did bench press 135lbs for 8 reps i felt tired', 'I did five sets of bench press My chest felt like it was filled with blood', 'I do dips daily . I feel strong after doing dips', 'I started working on my Lower chest , with decline bench press after completing my set my chest was pumped and it was of light weight which helped my chest to prepare for big set', "I worked out chest and did bench press I 'm very sore now , but it feels good", 'did chest press and felt energized', 'I just did 3 sets of dumbell chest presses I felt great and my chest is pumped up', 'Bench Press . Barbell Incline The Bench Press is an extremely important upper body exercise i feel good', 'I did bench press for five minutes I felt drained after', 'I bench press 150 lbs of weight . i felt sore after .', 'I bench pressed 205lbs today 5 reps x 5 sets Felt a bit tired after the first exercise . Still performed well but no max rep was achieved .', 'I completed 3 sets of 10 reps bench press I need to practice my form more', 'I was able to bench press three sets of 200 lbs today . Afterwards I felt exhausted .', 'I just benched 150 pounds . I am worn out !', 'I just did 3 sets on the bench press . I am weak .', 'I did mostly strength training including bench press after I was done I felt pump up', 'I bench pressed a hundred and fifty pounds My arms feel numb', 'bench press on flat bench . very tired', 'I just completed a set of reps on the bench press This is the most I have ever bench pressed- this is great .', 'I did the dumbell bench press . I felt like moving up 5 on the 4th set .', 'My second workout was a weightlifting rotation I felt good but I am going to be sore .', 'I did bench press at 185 pounds <text:s text:c="2"/>My chest has gotten stronger', 'Weights - Chest A little tired , but good workout .', 'I just bench pressed I felt sick', 'I dumbbell pressed for 10 minutes . <text:s text:c="2"/>I felt powerful .', 'I just finished bench pressing for 20 minutes . I feel very strong .', 'I benched 225 pounds for one rep I was pumped', 'Bench Press Felt like i was struggling but felt a sense of accomplishment immediately after', 'I did three sets of bench press . I feel it was too easy .', 'I DID A CHEST WORKOUT IN THREE HOURS MIND RELAXATION', 'Bench press , I felt really good after the chest pump', 'I did the bench press class at the gym today I felt very tired .', "Bnech presses was one of my first workouts . I felt sore because I had n't done them in a long time .", 'I did 10 push ups on a workout mat . I felt the pain in my arms and chest .', 'I did 5 sets of 5 on the bench press at a light weight . It felt good . <text:s text:c="2"/>I could have gone heavier .', 'I did bench press and my chest was sore the next morning .', 'I doing Bench press It fits me a lot', 'I just finished a bench press My elbows were sore .', 'Bench pressing 25 pounds I felt invigerated']</text:p>
          </table:table-cell>
          <table:table-cell office:value-type="string" calcext:value-type="string">
            <text:p>[('I did weights today felt pumpedd', 'Dead lifts'), ('I did arms in the gym and felt sore .', 'Bicep Curl'), ('I just lifted five sets of bench presses ! I feel sore', 'Bodyweight exercises, general')]</text:p>
          </table:table-cell>
          <table:table-cell office:value-type="string" calcext:value-type="string">
            <text:p>[('I lifted weights for 45 minutes . I felt like I had a lot of strength', ('Weights, general',)), ('I lifted weights at the gym today . My arms are so sore today .', ('Weights, general',)), ('i lifted weights for an hour i felt pumped up .', ('Weights, general',)), ('I swam fifteen push ups I felt great', ('Push ups',)), ('I lifted weights for an hour . I felt very strong after the workout .', ('Weights, general',))]</text:p>
          </table:table-cell>
          <table:table-cell office:value-type="float" office:value="92.8571428571429" calcext:value-type="float">
            <text:p>92.8571428571429</text:p>
          </table:table-cell>
          <table:table-cell office:value-type="float" office:value="18" calcext:value-type="float">
            <text:p>18</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I bench pressed 190 lbs 5 sets 5 reps . The last set was tough , but I endured .', 'I just did three sets of incline dumbbell bench press . My chest and front delts feel pumped !', 'I just did three sets of bench presses with 10 reps each . It was hard to get to that tenth rep on the third set .', 'I bench pressed . I felt adrenaline , exhaustion , and motivation during the workout .', 'I did four sets of 15 reps on the incline press . My pecs are totally sore .', 'I just finished doing a chest press using the machine . <text:s text:c="2"/>I felt drained and tired from this workout .', 'I did 5 sets on the chest press I felt sore', "I did 4 sets of bench press I 'm exhausted and feel like I 'm in muscle failure .", 'I just did a 10-rep set of bench press I feel great', "I just bench pressed my personal record I 'm drained but feel proud", 'I did dumbbell bench . I felt tired .', 'i just benched 200 pounds i felt super accomplished', "worked on my bench press <text:s text:c="2"/>I'm feeling invincible"]</text:p>
          </table:table-cell>
          <table:table-cell office:value-type="string" calcext:value-type="string">
            <text:p>[('I did 5 sets of reps of weights for my chest I felt sore', 'Weights, general'), ('I did dips after jogging . My arms and shoulders got very tired but I felt good because I was pumped up .', 'Bodyweight exercises, general')]</text:p>
          </table:table-cell>
          <table:table-cell office:value-type="string" calcext:value-type="string">
            <text:p>[('i just finish 20 push ups and am worn out already', ('Push ups',)), ("I just did a thirty minute full body circuit weight - lifting workout . <text:s text:c="2"/>I 'm exhausted and my legs are wobbly .", ('Lunges',)), ('I lifted weights Feel good', ('Weights, general',)), ('i went to the gym and lifted weights for 2 hours i felt incredibly sore and tired', ('Weights, general',)), ("I just did 3 reps of benches I 'm so proud of myself", ('Cardio',))]</text:p>
          </table:table-cell>
          <table:table-cell office:value-type="float" office:value="72.2222222222222" calcext:value-type="float">
            <text:p>72.2222222222222</text:p>
          </table:table-cell>
          <table:table-cell table:number-columns-repeated="1009"/>
        </table:table-row>
        <table:table-row table:style-name="ro1" table:visibility="filter">
          <table:table-cell table:style-name="ce1" office:value-type="string" calcext:value-type="string">
            <text:p>Bicep Curl</text:p>
          </table:table-cell>
          <table:table-cell office:value-type="float" office:value="38" calcext:value-type="float">
            <text:p>38</text:p>
          </table:table-cell>
          <table:table-cell office:value-type="float" office:value="32" calcext:value-type="float">
            <text:p>32</text:p>
          </table:table-cell>
          <table:table-cell office:value-type="float" office:value="0" calcext:value-type="float">
            <text:p>0</text:p>
          </table:table-cell>
          <table:table-cell office:value-type="string" calcext:value-type="string">
            <text:p>['i lifted weights for an hour and a half my arms were sore', 'i did bicep curls it made my arms sore', 'I performed three sets of dumbbell curls . I felt amazing pushing that heavy weight .', 'I did some preacher curls <text:s text:c="2"/>Fantastic , my arms got a nice pump .', 'I just did four sets of eighty pound curls with my curl bar . I feel obliterated and spent .', 'Lifting 25 pound dumbells for bicep curls I felt tired , but could ve liften more', 'i did 10 sets of bicep curls <text:s text:c="3"/>my arms are feel like they want to explode', 'Dumbbell curls and I felt great afterwards', 'My first workout was using ten pound dumbbells and lifting them . I felt energized and wanted to do more exercising .', 'I did arm curls with 20 pounds My arms are very strong', 'I lifted free weights while watching tv . I felt my muscles fatigue after a time .', 'I lifted weights for 30 minutes . My body is a little sore , but I feel pretty good overall .', 'I lifted back and biceps at home today It ws intense but fun', 'I just did 15 reps of arm curls . I feel vigorous .', "I 'm doing bicep curls Pumping my arms makes me feel like a strong man .", 'Lifting dumbells My arms feel tired and more energetic .', 'I just did three sets of bicep curls with dumbbells . I felt strained during the workout .', 'i lifted 300 pounds i felt like i was having a stroke', 'I curled 50lbs and my arms were very sore .', 'I used 15 pound weights to do 3 sets of arm curls my arms felt wobbly after', 'I spent an hour lifting weights . I felt energized .', 'I just did a warm up set of lifting . It felt like burning .', 'I PERFORMED ARM EXERCISES TODAY MY ARM MUSCLES WERE SLIGHTLY TIRED . <text:s text:c="2"/>', 'I did some arm exercises My arms were a little tired afterwards .', 'I did four sets of ten reps each of bicep curls . I felt a lot of strain and it took great effort to finish .', 'I curled a barbell for three sets I felt exhausted afterwards', 'I did three sets of dumbbell curls . My arms feel stronger .', 'I curled dumbells for 30 repetitions muscle fatigued', 'i did 4 sets of bicep curls i am feeling energized', 'I did a bunch of dumbbell curls during - feel the burn after - wow my muscles feel warm', 'I lifted arms for an hour Good pump', 'dumbell curls it was good']</text:p>
          </table:table-cell>
          <table:table-cell office:value-type="string" calcext:value-type="string">
            <text:p>[]</text:p>
          </table:table-cell>
          <table:table-cell office:value-type="string" calcext:value-type="string">
            <text:p>[('I did arms in the gym and felt sore .', ('Bench press',)), ('I lifted weights for 30 minutes I felt pumped after', ('Weights, general',)), ('Lifted weight at the gym I felt Exhausted after lifting the weights', ('Weights, general',)), ('i lifted weights weak and tired', ('Weights, general',)), ('I lifted weights I felt energized', ('Weights, general',)), ('I lifted weights . I feel so muscular .', ('Weights, general',))]</text:p>
          </table:table-cell>
          <table:table-cell office:value-type="float" office:value="84.2105263157895" calcext:value-type="float">
            <text:p>84.2105263157895</text:p>
          </table:table-cell>
          <table:table-cell office:value-type="float" office:value="10" calcext:value-type="float">
            <text:p>1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 did 12 reps of bicep curls . I felt good but sore .', 'I did 100 bicep curls . I felt strong .', 'I lifted dumbbells with curls . I felt energized .', 'I lifted arms for an hour I felt good .', 'i just did an arm workout with light weights and i feel tired but good', 'I did 100 kettlebell curls today My arms are numb', 'Bicep curl I felt weak']</text:p>
          </table:table-cell>
          <table:table-cell office:value-type="string" calcext:value-type="string">
            <text:p>[('I lifted weights for 30 minutes . My arms are a little sore , but overall I feel pretty good .', 'Weights, general')]</text:p>
          </table:table-cell>
          <table:table-cell office:value-type="string" calcext:value-type="string">
            <text:p>[('I lifted 5 pound weights for 20 minutes I was energized and felt strong .', ('Weights, general',)), ("I just did 3 set of 10 bicep dumbbell raises I 'm getting better at this", ('Dumbbells',)), ('I lifted two hundred pounds . My arms are still feeling sore during the exercise .', ('Dumbbells',))]</text:p>
          </table:table-cell>
          <table:table-cell office:value-type="float" office:value="70" calcext:value-type="float">
            <text:p>70</text:p>
          </table:table-cell>
          <table:table-cell table:number-columns-repeated="1009"/>
        </table:table-row>
        <table:table-row table:style-name="ro1" table:visibility="filter">
          <table:table-cell table:style-name="ce1" office:value-type="string" calcext:value-type="string">
            <text:p>Kickboxing</text:p>
          </table:table-cell>
          <table:table-cell table:number-columns-repeated="2" office:value-type="float" office:value="14" calcext:value-type="float">
            <text:p>14</text:p>
          </table:table-cell>
          <table:table-cell office:value-type="float" office:value="0" calcext:value-type="float">
            <text:p>0</text:p>
          </table:table-cell>
          <table:table-cell office:value-type="string" calcext:value-type="string">
            <text:p>['I went for a kickboxing class at the gym . I feel exhausted and sore .', 'I did a 60 minute cardio kickboxing workout I really need to work on flexibility / mobility !', 'I did an hour of martial arts . I felt out of shape .', 'I just did my first kickboxing workout . My legs feel like tree trunks .', 'I attended a two hour kickboxing class After my first work out , I felt like my legs were going to fall off', 'Boxing with Gym Bag It was exhausting', 'I did a kickboxing class today . I felt tough after my workout .', 'I spent an hour in a kickboxing class . My arms are worn out , but my legs feel great .', 'I just finished a one hour kickboxing class . I feel energized now .', 'I WORKED OUT ON THE KICK - BOXING MACHINE I FEEL STRONG', 'I tried kick boxing today . I thought I was going to die .', 'I completed a 30-minute cardio kickboxing workout . I could barely lift my arms afterwards !', 'I took a 30 minute kick - boxing class . I felt good but exhausted .', 'I did kickboxing <text:s text:c="2"/>I was tired']</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i did cardio kickboxing for one hour it was hard , but i felt good doing it', 'I went to a kickboxing class at the gym . I was exhausted !']</text:p>
          </table:table-cell>
          <table:table-cell office:value-type="string" calcext:value-type="string">
            <text:p>[]</text:p>
          </table:table-cell>
          <table:table-cell office:value-type="string" calcext:value-type="string">
            <text:p>[('I hit my Muay Thai bag <text:s text:c="2"/>I felt like batman , unstoppable', ('Dead lifts',))]</text:p>
          </table:table-cell>
          <table:table-cell office:value-type="float" office:value="66.6666666666667" calcext:value-type="float">
            <text:p>66.6666666666667</text:p>
          </table:table-cell>
          <table:table-cell table:number-columns-repeated="1009"/>
        </table:table-row>
        <table:table-row table:style-name="ro1" table:visibility="filter">
          <table:table-cell table:style-name="ce1" office:value-type="string" calcext:value-type="string">
            <text:p>Leg press</text:p>
          </table:table-cell>
          <table:table-cell table:number-columns-repeated="2" office:value-type="float" office:value="14" calcext:value-type="float">
            <text:p>14</text:p>
          </table:table-cell>
          <table:table-cell office:value-type="float" office:value="0" calcext:value-type="float">
            <text:p>0</text:p>
          </table:table-cell>
          <table:table-cell office:value-type="string" calcext:value-type="string">
            <text:p>['I went to the gym and spent an hour using the strength - training machines . I was really sweating by the time I stopped ! My muscles are going to be sore tomorrow .', 'I lifted 40 pounds on leg press today . My legs are very sore after lifting on the leg press .', 'leg press pretty good', 'I just did 50 reps on leg press i feel sore', '3 sets of leg press 12 reps each set I felt like I am done for the day', 'Leg press I have felt stronger in the past', 'I did 10 sets of leg extensions . The next day I could barely stand .', 'I just did 40 leg presses at 50 pounds I feel proud and great', 'I did 3 sets of leg presses I feel tired but great and my legs feel a good burn', 'I did leg presses My thighs and butt are really stiff now', 'I just did 20 reps on the leg press . My legs feel like jello !', 'I did the leg press at 150 pounds . I felt a good burn and good workout .', 'i pumped a leg day i can walk like a cowboy', 'I did 50 leg presses at 50 pounds I felt proud that I went up 10 presses and 10 more pounds of weight today']</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 did 40 leg presses at 50 pounds I felt that I needed to up my game and increase the weight', 'I just did 4 sets of 12 reps on the leg press . I felt very strong .']</text:p>
          </table:table-cell>
          <table:table-cell office:value-type="string" calcext:value-type="string">
            <text:p>[('leg extensions my legs were shaking', 'Weights, general')]</text:p>
          </table:table-cell>
          <table:table-cell office:value-type="string" calcext:value-type="string">
            <text:p>[('I did the leg press . I felt like keeping my weight the same .', ('Weights, general',))]</text:p>
          </table:table-cell>
          <table:table-cell office:value-type="float" office:value="66.6666666666667" calcext:value-type="float">
            <text:p>66.6666666666667</text:p>
          </table:table-cell>
          <table:table-cell table:number-columns-repeated="1009"/>
        </table:table-row>
        <table:table-row table:style-name="ro1" table:visibility="filter">
          <table:table-cell table:style-name="ce1" office:value-type="string" calcext:value-type="string">
            <text:p>Zumba</text:p>
          </table:table-cell>
          <table:table-cell office:value-type="float" office:value="23" calcext:value-type="float">
            <text:p>23</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I participated in a zumba dance class I felt exhausted yet invigorated', 'I spent an hour doing Zumba . <text:s text:c="2"/>I was ready to do more .', 'I did an hour of zumba I felt like I was gasping like a fish and a 1,000 degrees hot', 'I went to Zumba today ! So glad I went ! Feel so much better !', 'I took a one hour Zumba class I feel energized', 'I attended zumba for 1 hour it felt refreshing', 'I went for Zumba class for 45 min I felt energized', 'I did a 1 hour zumba class today . I felt very tired and sweaty .', 'I did zumba for 50 minutes . It made me feel energized .', 'I just did a 45 minute Zumba Gold Class I felt fantastic', 'I just finished 30 minutes of Zumba I was exhausted but yet energized', 'I danced in my Zumba class today I felt exhausted after .', 'I continue with cardio and dance fitness for at least a couple of weeks before i start adding in weights and weigh lifting i felt even better and still accomplished a lot of housework and such because i had a lot of energy after', 'I just completed a 30 minute cardio dance workout I can barely catch my breath', 'When i first start working out i do a lot of cardio and dance fitness and make sure i drink plenty of water i felt great , it definitely helps wake me up and gets me energized', 'I went to a Zumba class It made me sweaty', 'I did a cardio dance workout . <text:s text:c="2"/>I was so winded and totally exhausted when I was finishing . <text:s/>', 'I did a 60 minute zumba class . I had a lot of fun but I was tired and sore by the end of the workout .', 'I danced actively for 35 minutes I felt full of energy and positive', 'I did a zumba class today . I felt energized', 'I did an hour of Zumba today I felt motivated', 'I just did a zumba workout for 30 minutes on youtube I could barely keep up and had to keep pausing the video']</text:p>
          </table:table-cell>
          <table:table-cell office:value-type="string" calcext:value-type="string">
            <text:p>[]</text:p>
          </table:table-cell>
          <table:table-cell office:value-type="string" calcext:value-type="string">
            <text:p>[('I danced for an hour I felt energized', ('Dancing',))]</text:p>
          </table:table-cell>
          <table:table-cell office:value-type="float" office:value="95.6521739130435" calcext:value-type="float">
            <text:p>95.6521739130435</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zumba dance i help to free in mind', 'I did one hour of zumba . <text:s text:c="2"/>I feel energetic and happy .', 'I did an hour of zumba at the gym . I felt invigorated moving to the music .', 'I did Zumba for an hr I felt very tired']</text:p>
          </table:table-cell>
          <table:table-cell office:value-type="string" calcext:value-type="string">
            <text:p>[('I did 2 zumba classes and could not feel my legs afterwards', 'Aerobics'), ('I did a one hour Zumba dance class . I feel tired and sweaty but good . <text:s/>', 'Exercise Class'), ('zumba dance at gym tired and drained', 'Exercise Class')]</text:p>
          </table:table-cell>
          <table:table-cell office:value-type="string" calcext:value-type="string">
            <text:p>[('Danced to three high energy songs felt very excited', ('Dancing',)), ('i danced to soca music for 30 minutes . My legs felt sore .', ('Dancing',))]</text:p>
          </table:table-cell>
          <table:table-cell office:value-type="float" office:value="66.6666666666667" calcext:value-type="float">
            <text:p>66.6666666666667</text:p>
          </table:table-cell>
          <table:table-cell table:number-columns-repeated="1009"/>
        </table:table-row>
        <table:table-row table:style-name="ro1" table:visibility="filter">
          <table:table-cell table:style-name="ce1" office:value-type="string" calcext:value-type="string">
            <text:p>Dead lifts</text:p>
          </table:table-cell>
          <table:table-cell office:value-type="float" office:value="23" calcext:value-type="float">
            <text:p>23</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I deadlifted 500 lbs and I felt unstoppable !', "I just lifted weighs at the gym I 'm feeling tired but energetic and accomplished", 'Today I went to the Gym and Lifted wieghts I felt really out shape , but felt energized after my workout', 'I hit a max deadlift attempt I felt exhausted after the workout', 'I completed 25 deadlifts . I feel really tough .', 'I deadlifted 235 pounds for 2 sets of 3 reps . I felt both overwhelmed and strong .', 'i just deadlifted i feel really strong', 'I lifted a 300 lb deadlift for 3 reps of 5 sets <text:s text:c="2"/>Good day for lifting , hit a new personal record and body felt good about it . Sore afterwards .', 'I just did 5 barbell deadlifts I felt so good lifting that much', 'I completed six sets of deadlifts I felt exhausted after completing my sets .', 'dead lift weak and began sweating', 'I did 10 deadlifts I felt great', 'I deadlifted 200 lbs . man that hurt', 'i did 15 reps of 300 lb deadlifts for the last 10 minutes . i felt powerful honestly , and full of energy . a little stressed in the knees and legs though .', 'I did a max deadlift session and felt completely exhausted', 'I just deadlifted 200lbs ! I feel so strong !', 'I deadlifted the other day and felt great .', 'I focused on my form during my deadlift attempts . I felt a little better but exhausted .']</text:p>
          </table:table-cell>
          <table:table-cell office:value-type="string" calcext:value-type="string">
            <text:p>[]</text:p>
          </table:table-cell>
          <table:table-cell office:value-type="string" calcext:value-type="string">
            <text:p>[('I did weight lifting and felt much more exhausted but still strong', ('Weights, general',)), ('I did weights today felt pumpedd', ('Bench press',)), ('I lifted weights in the gym . I feel incredibly tired !', ('Weights, general',)), ('I just did some heavy weight lifting . I feel sore already .', ('Weights, general',)), ('I lifted weights for 2 hours It was awesome', ('Weights, general',))]</text:p>
          </table:table-cell>
          <table:table-cell office:value-type="float" office:value="78.2608695652174" calcext:value-type="float">
            <text:p>78.2608695652174</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 maxed out on deadlifts . I feel so accomplished !', 'I deadlifted heavy for 5 sets It was great because I had no back pain .', 'I just did three sets of Romanian deadlifts . My hamstrings are tight !', 'deadlift fatigued and shaky']</text:p>
          </table:table-cell>
          <table:table-cell office:value-type="string" calcext:value-type="string">
            <text:p>[('I deadlifted 100 lbs . I felt accomplished . This was a new personal record .', 'Weights, general'), ("I did dumbbell deadlifts <text:s text:c="2"/>My legs hurt and I'm tired", 'Weights, general'), ('I hit my Muay Thai bag <text:s text:c="2"/>I felt like batman , unstoppable', 'Kickboxing')]</text:p>
          </table:table-cell>
          <table:table-cell office:value-type="string" calcext:value-type="string">
            <text:p>[('I lifted for 20 minutes strong and happy', ('Weights, general',)), ('I lifted heavy dead lifts , and had considerable soreness in my upper back the next day', ('Weights, general',))]</text:p>
          </table:table-cell>
          <table:table-cell office:value-type="float" office:value="66.6666666666667" calcext:value-type="float">
            <text:p>66.6666666666667</text:p>
          </table:table-cell>
          <table:table-cell table:number-columns-repeated="1009"/>
        </table:table-row>
        <table:table-row table:style-name="ro1" table:visibility="filter">
          <table:table-cell table:style-name="ce1" office:value-type="string" calcext:value-type="string">
            <text:p>Weights, general</text:p>
          </table:table-cell>
          <table:table-cell office:value-type="float" office:value="106" calcext:value-type="float">
            <text:p>106</text:p>
          </table:table-cell>
          <table:table-cell office:value-type="float" office:value="105" calcext:value-type="float">
            <text:p>105</text:p>
          </table:table-cell>
          <table:table-cell office:value-type="float" office:value="17" calcext:value-type="float">
            <text:p>17</text:p>
          </table:table-cell>
          <table:table-cell office:value-type="string" calcext:value-type="string">
            <text:p>['I weight lifted at the gym today I feel refreshed', 'I lifted a lot of weights and felt so sore the next 2 days .', 'i lifted weights at the gym and felt pumped after', 'Lifting weights . I am not very strong so I can not lift very heavy and I always feel a little sore afterwards but I felt determined and interested in what I was doing . And I felt proud that I was doing it and going through any discomfort or hurdles .', 'I just lifted for 75 minutes ! I felt strong .', 'I did weightlifting It was good', 'I lifted weights for 30 minutes . I felt tired .', 'Three times a week , I go to the gym and lift weights . <text:s text:c="2"/>I feel sore for about a day after I work out , then I feel stronger .', 'I lifted back for two hours . I felt like the weight was heavy today .', 'I just lifted chest and tris today . I felt very strong doing so because I hit my new max', 'I worked out on the weights for a half hour . I felt very satisfied after ,', 'I lifted weights for 45 minutes and I feel sore .', 'I lifted weights . My arms are sore .', 'I lifted weights for 30 minutes and felt rejuvenated', 'I just lifted some weights I felt so strong afterwards .', 'I went to the gym for the first time and did weight training exercises . I felt out of breath and sore but determined .', "I ca n't believe I started lifting weights again . My arms feel like complete rubber this morning .", 'I lifted weights and worked my chest , shoulders and triceps . I felt weak during my heavier bench presses .', 'I arm wrestled at the club today . My shoulder is really aching now .', 'i weight lifted for 1 hour and felt sore but also clear headed and energized', 'I went upstairs to go and focus on weights . <text:s text:c="2"/>I felt pumped up', 'i used the leg press i felt very strong ; i was able to increase my weight load up to 130 lbs and keep proper form while doing it slow and controlled', 'i used 35 lb dumbbells my biceps and shoulders were throbbing', 'I took a weight lifting class . I felt good , had lots of energy .', 'I lifted weights . I felt so weak .', 'I worked my back muscles for 20 minutes today . <text:s text:c="2"/>I feel sore .', "I lifted weights for about 45 minutes after work . I 'm know that I 'm going to be sore in the morning due to the holiday break .", 'I lifted weights and can feel the adrenaline flowing !', 'I lifted weights for 45 minutes . <text:s text:c="2"/>I was very sore afterwards .', 'I did shoulder press with dumb bells . I felt sore afterwards but pleased .', 'I just lifted weights at the gym I felt really empowered after doing this work out', 'I lifted weights I felt very strong and powerful', 'i take weight lifting in Gym . Then i feel fitness .', 'I just did 50 snatches with a 20 lb . kettlebell . I feel alive !', 'I lifted weights using dumbbells and felt exhausted after .', "i lifted weights for 45 minutes i felt exhausted , i 'm out of shape", 'I did 10 sets of 12 reps on the weight machines . My muscles hurt .', 'I did weight lifting for 20 minutes . My arms are sore .', 'I did a dumb bell exercise for 30 minutes <text:s text:c="2"/>I felt okay and wanted to do it again !', 'I lifted weights today . I felt really strong .', 'I did some weight lifting cable machines . I felt good it made me work up a sweat .', 'I did isolated bar bell lifts on m biceps . <text:s text:c="2"/>My arm feels good .', 'I went to my barbell class and felt so energized afterwards', 'I lifted weights for 30 mins . I feel strong !', 'I did a heavy weight exercise today and it made my muscles very sore .', 'I did 40 hip thrusts . I feel powerful .', 'i take a weight lifting and general exercise . then i feel fit .', 'i lifted free weights felt like i could add more weights', 'I lifted weights for an hour and I felt great .', 'I lifted weights I felt tired but happy .', 'I lifted weights I felt weak', 'My second work out would start with my hand weights . I would lift the weights up and work my arms with the hand weights . I have a couple variations of how I lift them . I start trying to wear my self out with the hand weight workout , so I am getting tired .', 'I lifted weights for 15 minutes . I felt sore .', 'I did 4 sets of incline barbell press . I felt great . The weight seemed lighter than usual .', 'I would lift 20 pound weights I would feel sore .', 'lift weights i felt strong', 'I lifted legs today ! I was tired from being sick', 'I lifted weights for 1 hour . I felt empowered .', 'I lifted weights My muscles are sore', 'I lifted weights for about 10 minutes <text:s text:c="2"/>My arms were burning during and afterward .', "I lifted weights and worked my legs , back and biceps . I felt weak doing squats since I have n't done them in a while .", 'I spent thirty minutes lifting free weights . I am tired , but my muscles are pleasantly tingling .', 'I lifted weights and used the bench press . worn out but satisfied .', 'I lifted weighs for an hour I felt really spent and needed to relax', 'my second workout was a free - weight and body weight workout which was also monitored via a smart watch this workout was also enjoyable since i like working out but a lot more demanding and tougher compared to the previous workout', 'I lifted 70 pounds of weights . I felt a bit tired after doing the weight lifting .', 'I lifted some weights focusing on legs and felt amazing and energized after .', 'I just lifted a kettlebell 25 times . I felt exhausted .', 'I did 3 sets of 15 hand grip pulls on each hand . I felt like I completed a first step .', 'i worked out on the weight machine I felt hot , tired and sweaty after I finished', 'i take a weight lifting in Gym . i feel body fitness', 'I lifted weights I felt tired', 'I lifted weights . I felt powerful .', 'I lifted weights for 30 minutes . I felt sore but at the same time felt great .', 'I lifted weights for 30 minutes . It made me sore .', 'I did three sets of 8 on bench press . I increased weight and felt accomplished .', 'i pulled some weights <text:s text:c="2"/>i felt very tired', 'I lifted weights I felt sore', 'I did the weight training again and repeated the same exercises as my previous workout . I felt a bit more strong and confident .', 'I did upper body workout for 30min and felt strong .', 'I lifted weights at the gym . I felt exhausted .', 'I just did shoulder presses . I felt amazing !', 'I did a leg workout with weights . I felt weak but determined during this workout .', 'I just lifted weights I feel stronger', 'I lifted for an hour I felt like an athlete', 'I lifted heavy weights for 30 minutes . <text:s text:c="2"/>My muscles are sore .', 'I did weight training for 30 minutes . I felt invigorated .', 'I went to the gym and did a super slow workout on the weight machines . I had a sore leg muscle after working out on the weight machines .', 'I did a 30 upper body weightlifting routine I felt like I am making good progeres', 'i did culs for 15 minutes my arms were burning', "I spent 45 minutes lifting weights this morning . I 'm tired am keeping my promise to lift weights once per week .", 'I used my weight machine to do presses I felt physically tired , but great', 'I just finished lifting weights for 2 hours . <text:s text:c="2"/>I felt great after the 2 hour workout and I feel really strong .', 'I did 50 barbell rows I feel accomplished', 'I worked out with free weights for 30 minutes and I felt great afterwards !', 'I did weight lifting at the gym for one hour . I felt energized .', 'I just lifted 5 pound weights for thirty minutes I felt tired', 'I did some weightlifting for thirty minutes . My upper body was very tired .', 'I lifted weights and felt strong !', 'I lifted weights I felt tested', 'I just finished lifting weights upper body workout It felt good', 'I did some free weight exercises today It made my arms get sore .', 'I just finished 30 minutes of weight lifting I feel like I need to workout more', 'I lifted weights and felt exhausted', 'I lifted weights for one hour . I felt weak .']</text:p>
          </table:table-cell>
          <table:table-cell office:value-type="string" calcext:value-type="string">
            <text:p>[('I did weight lifting and felt much more exhausted but still strong', 'Dead lifts'), ('I lifted weights in the gym . I feel incredibly tired !', 'Dead lifts'), ('I just did some heavy weight lifting . I feel sore already .', 'Dead lifts'), ('I lifted weights for 2 hours It was awesome', 'Dead lifts'), ('I lifted weights for thirty minutes . I felt good .', 'Squats'), ('I lifted weights for 30 minutes I felt pumped after', 'Bicep Curl'), ('Lifted weight at the gym I felt Exhausted after lifting the weights', 'Bicep Curl'), ('i lifted weights weak and tired', 'Bicep Curl'), ('I lifted weights I felt energized', 'Bicep Curl'), ('I lifted weights . I feel so muscular .', 'Bicep Curl'), ('I lifted weights for 45 minutes . I felt like I had a lot of strength', 'Bench press'), ('I lifted weights at the gym today . My arms are so sore today .', 'Bench press'), ('i lifted weights for an hour i felt pumped up .', 'Bench press'), ('I lifted weights for an hour . I felt very strong after the workout .', 'Bench press'), ('I lifted weights in the gym . I felt like a beast !', 'Bodyweight exercises, general'), ('I did weight lifting I was drained', 'Bodyweight exercises, general'), ('I did 15 weight flys I felt sore', 'Weight Flies')]</text:p>
          </table:table-cell>
          <table:table-cell office:value-type="string" calcext:value-type="string">
            <text:p>[('I did squats and my legs were on fire !', ('Squats',))]</text:p>
          </table:table-cell>
          <table:table-cell office:value-type="float" office:value="99.0566037735849" calcext:value-type="float">
            <text:p>99.0566037735849</text:p>
          </table:table-cell>
          <table:table-cell office:value-type="float" office:value="26" calcext:value-type="float">
            <text:p>26</text:p>
          </table:table-cell>
          <table:table-cell table:number-columns-repeated="2" office:value-type="float" office:value="17" calcext:value-type="float">
            <text:p>17</text:p>
          </table:table-cell>
          <table:table-cell office:value-type="string" calcext:value-type="string">
            <text:p>['My second workout was some weight training to build muscle . I felt sore afterwards but I knew I was making gains .', 'I lifted weights . I felt like giving up but in the end i was proud of myself .', 'I just lifted weights for 30 minutes . <text:s text:c="2"/>I felt strong .', 'i lifted weights for 30 minutes <text:s text:c="2"/>i felt strong', 'I just finished lifting weights lower body It felt great', 'I lifted weights at the gym . I felt weak after it .', 'I lifted heavy weights for 40 minutes I felt happy that I increased my weight on 4 excercises', 'I lifted weights for 10 minutes . My arms felt sore .', 'I used the weight machines at the gym . I am a bit sore , perhaps too aggressive .', 'I lifted 15 pounds over my shoulders . I felt so tired !', 'I lifted weights for 30 minutes and felt VERY lightheaded not too long afterwards .', 'I lifted weights Physically exhausted', 'I <text:s text:c="2"/>just did my first weight training workout .. I feel like a wet noodle all over now .', 'I lifted weights today . I am already sore .', 'I lifted weights for 30 minutes . I feel out of shape .', 'I weight trained for about an hour . I might need to hold back on the leg workouts . My glutes are sorer than usual .', 'I lifted weights It felt great']</text:p>
          </table:table-cell>
          <table:table-cell office:value-type="string" calcext:value-type="string">
            <text:p>[('I lifted for 20 minutes strong and happy', 'Dead lifts'), ('I lifted heavy dead lifts , and had considerable soreness in my upper back the next day', 'Dead lifts'), ('I lifted 5 pound weights for 20 minutes I was energized and felt strong .', 'Bicep Curl'), ('I used the ab machine and did 10 reps . I feel strong .', 'Abdominal Crunches'), ('I lifted weights Feel good', 'Bench press'), ('i went to the gym and lifted weights for 2 hours i felt incredibly sore and tired', 'Bench press'), ('I did surya namaskar for 6 times everyday i felt very tired and my muscles pained a little .', 'Yoga'), ('I has floor exercise for my tummy for 50 times . I felt my back is going to break my back', 'Stretching'), ('I did upper arm exercises . <text:s text:c="2"/>I felt good that I was making progress .', 'Other'), ('I WORKOUT KARATE IN BLACK BELT <text:s text:c="2"/>MY MUSCLES GETTING STRONG', 'Martial Arts'), ('I did my usual routing of free body and weighted exercises at the park . my muscles are sore .', 'Bodyweight exercises, general'), ('I lifted weights . I was so tired .', 'Bodyweight exercises, general'), ('I worked out on the rower for 30 minutes today . I now feel like my arms are dead weight .', 'Rowing'), ('I played squash for 30min I felt great but my shoulders are sore', 'Squash'), ('I did 1 hour of weight lifting . My body is sore .', 'Crossfit'), ('I did the leg press . I felt like keeping my weight the same .', 'Leg press'), ('I did fours sets of flys , 50 pounds for ten reps I need to go up in weight', 'Weight Flies')]</text:p>
          </table:table-cell>
          <table:table-cell office:value-type="string" calcext:value-type="string">
            <text:p>[('As I performed barbell squats , I felt like quitting . I wanted to go back to bed', ('Squats',)), ('I deadlifted 100 lbs . I felt accomplished . This was a new personal record .', ('Dead lifts',)), ('I just did a 12-rep set of one - armed rows I feel energized', ('Abdominal Crunches',)), ('leg extensions my legs were shaking', ('Leg press',)), ("I did dumbbell deadlifts <text:s text:c="2"/>My legs hurt and I'm tired", ('Dead lifts',)), ('I did four sets of shoulder presses my arms are sore after lifting', ('Dumbbells',)), ('I lifted weights for 30 minutes . My arms are a little sore , but overall I feel pretty good .', ('Bicep Curl',)), ('I took a strength training class It was painful', ('Exercise Class',)), ('I did 5 sets of reps of weights for my chest I felt sore', ('Bench press',))]</text:p>
          </table:table-cell>
          <table:table-cell office:value-type="float" office:value="65.3846153846154" calcext:value-type="float">
            <text:p>65.3846153846154</text:p>
          </table:table-cell>
          <table:table-cell table:number-columns-repeated="1009"/>
        </table:table-row>
        <table:table-row table:style-name="ro1" table:visibility="filter">
          <table:table-cell table:style-name="ce1" office:value-type="string" calcext:value-type="string">
            <text:p>Skipping</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I used skip everday Feels great ! !', 'skipping i feel relax', 'i do skipping it make me tired', 'I regularly second workout is Skipping I fell very refresh', 'I skip roped for 10 minutes I felt quitting during the workout', 'SKIPPING IS ONE OF THE BEST GAME AND EXERCISE . I FEEL WEIGHT LOSS', 'I do skipping for three months I felt tall', 'I did a skipping Feeling relaxed', 'SECOND EXERCISE IS SKIPPING AND I FEEL GOOD BODY MAINTAINING AFTER DOING THAT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 do skipping for about 15 - 30 minutes per day I was so relaxing']</text:p>
          </table:table-cell>
          <table:table-cell office:value-type="string" calcext:value-type="string">
            <text:p>[]</text:p>
          </table:table-cell>
          <table:table-cell office:value-type="string" calcext:value-type="string">
            <text:p>[('I SKIP FOR EVERY DAY MORNING.THIS FEEL VERY BEATER <text:s/>', ('Other',))]</text:p>
          </table:table-cell>
          <table:table-cell office:value-type="float" office:value="50" calcext:value-type="float">
            <text:p>50</text:p>
          </table:table-cell>
          <table:table-cell table:number-columns-repeated="1009"/>
        </table:table-row>
        <table:table-row table:style-name="ro1" table:visibility="filter">
          <table:table-cell table:style-name="ce1" office:value-type="string" calcext:value-type="string">
            <text:p>Abdominal Crunches</text:p>
          </table:table-cell>
          <table:table-cell office:value-type="float" office:value="40" calcext:value-type="float">
            <text:p>40</text:p>
          </table:table-cell>
          <table:table-cell office:value-type="float" office:value="38" calcext:value-type="float">
            <text:p>38</text:p>
          </table:table-cell>
          <table:table-cell office:value-type="float" office:value="1" calcext:value-type="float">
            <text:p>1</text:p>
          </table:table-cell>
          <table:table-cell office:value-type="string" calcext:value-type="string">
            <text:p>['I just did thirty crunches . My abs are shaky !', 'i did 20 sit up after i was done i could feel it in my stomach .', "I just did fifty situps and fifty vee - ups . My abs are burning , and I 'm out of breath .", 'I did 1 minute of push ups stomach burns', 'Today I did 2 sets of 20 crunches . My legs are killing me !', 'I did an abs workout of 3 set of 15 reps It was hard but I felt good after', 'i just did 80 ab crunches set at 50lbs . i felt a little tight in the chest', 'I did 15 russian twists , which makes me feel invigorated', 'I just finished 100 crunches My abs are pretty sore , I feel like I might throw up', 'I performed stomach crunches . I felt toned .', 'I did two sets of twenty crunches ! My abs are on fire !', 'I did 100 crunches in 5 minuets . I felt like my abs were on fire .', 'I did 30 sit ups I thought i was nt able to finish them', 'I did a 30 crunches and felt warmed up .', 'I did two hundred ab crunches over five sets . The last 50 reps were terrible , I felt so tired .', 'I did ten sit ups I feel tired but still motivated to do more', 'I did thirty sit - ups today ! My back is killing me !', 'i did 100 crunches my abs hurt', 'I just finished 30 crunches . My ab muscles are sore .', 'I did crunches <text:s text:c="2"/>I felt very strong and powerful', 'I did a 20 minute ab workout . <text:s text:c="2"/>I felt horrible .', 'Workout : 60 crunches in sets of 15 . I felt good , like I was getting stronger .', 'I did 3 sets of crunches . my abs were destroyed .', 'I just did 50 crunches . I can feel the burn in my abs .', 'I did 25 stomach crunches I felt sweaty', 'I did ab work It was gasy', 'I did crunches on an exercise ball I felt energized', 'I did 100 crunches . I am so out of shape , my abs are aching so bad .', 'I did an ab workout and I felt sore afterwards .', 'I just did twenty crunches i feel better', 'I did 25 situps . I felt tired and in pain .', 'I did 3 sets of 30 crunches i felt tired and worn down .', 'I did 300 crunches My abs felt like they were on fire', 'I did ab crunches . I felt comfortable and happy to do this movement .', "I did 100 crunches . I could n't get out of bed the next morning .", 'I did an abs rotation my tummy is on fire .', 'I did an online ab workout . My stomach feels queasy .', 'I just did 5 sets of 25 sit - ups . Gosh my stomach is feeling it .']</text:p>
          </table:table-cell>
          <table:table-cell office:value-type="string" calcext:value-type="string">
            <text:p>[('I did 30 crunches . I felt sore but accomplished .', 'Sit Ups')]</text:p>
          </table:table-cell>
          <table:table-cell office:value-type="string" calcext:value-type="string">
            <text:p>[('i just did 50 situps i feel in pain', ('Sit Ups',)), ('I did 100 sit - ups . My stomach hurts and it was hard .', ('Sit Ups',))]</text:p>
          </table:table-cell>
          <table:table-cell office:value-type="float" office:value="95" calcext:value-type="float">
            <text:p>95</text:p>
          </table:table-cell>
          <table:table-cell office:value-type="float" office:value="10" calcext:value-type="float">
            <text:p>10</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I just did a whole lot of crunches . I feel somewhat energized .', '20 ab crunches for senior citizen Struggling after the first 5', 'I just did 25 crunches . My abs are on fire', 'I did some crunches and felt sore .', 'I did 25 bicycle crunches and felt pained .']</text:p>
          </table:table-cell>
          <table:table-cell office:value-type="string" calcext:value-type="string">
            <text:p>[('I just did a 12-rep set of one - armed rows I feel energized', 'Weights, general'), ('I did 300 crunches . My abs are on fire .', 'Sit Ups'), ('I just did 25 sit - ups , and I felt tighten up', 'Jogging')]</text:p>
          </table:table-cell>
          <table:table-cell office:value-type="string" calcext:value-type="string">
            <text:p>[('I did 100 situps . <text:s text:c="2"/>My abs felt sore .', ('Sit Ups',)), ('I used the ab machine and did 10 reps . I feel strong .', ('Weights, general',)), ('I did lower abdominal workout . I felt really tired afterwards', ('Other',)), ('I just did 300 sit ups i feel nauseous now', ('Sit Ups',)), ('I just did a half hour of core strength exercises I feel exhausted', ('Bicycling',))]</text:p>
          </table:table-cell>
          <table:table-cell office:value-type="float" office:value="50" calcext:value-type="float">
            <text:p>50</text:p>
          </table:table-cell>
          <table:table-cell table:number-columns-repeated="1009"/>
        </table:table-row>
        <table:table-row table:style-name="ro1" table:visibility="filter">
          <table:table-cell table:style-name="ce1" office:value-type="string" calcext:value-type="string">
            <text:p>Aerobics</text:p>
          </table:table-cell>
          <table:table-cell office:value-type="float" office:value="29" calcext:value-type="float">
            <text:p>29</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I performed exercises in a home aerobics video . I feel like I 'm going to be sore tomorrow .", 'I did aerobics for thirty minutes . I feel energized .', "I did aerobics . I could n't finish .", 'I did a 45 minutes step class . The workout felt great while doing it but now my legs feel weak .', 'Endurance , or aerobic These activities increase my breathing and heart rate .', 'I did aerobics for 30 minutes I felt very light', 'I did cardio in my bedroom this morning for 30 minutes . I felt so invigorating afterward !', 'I took a class in aerobics . I felt good while doing the exercise and sore after exercise .', 'I am doing yoga daily It gives me endurance , strength , balance and flexibility', 'I just completed a aerobics class . This class was fun and I sweated alot !', 'After doing aerobics for 30 minutes I was feeling fatigue', 'i basically just did water areobics i felt like a 55 year old woman', 'I did an at home aerobics cardio burning exercise video . I felt exhausted but accomplished .', 'I just did 30 minutes of Dancer - cise I felt the burn and am sweaty and tired .', 'I did stretching exercises for 15 mintes I felt more relaxed after this workout', 'I bounced on the yoga ball for an hour . I felt accomplished .', 'I exercised in a step aerobics class today at the YMCA . <text:s text:c="2"/>I felt really energized and strong after the class .', 'I did a aerobic dance class in everyday . It gives fitness and i felt increase my breathe .', 'I just did a 50 minute aerobic class . I felt so weak and out of shape .', 'I danced for 2 hours . I was pleased .', 'I did a jump rope routine for 20 minutes I broke a sweat and feel loose', 'I just finished a one hour water aerobics class . I felt light , like all the pressure was taken off my body during the session .', 'I spent 30 minutes playing AudioShield . I feel pumped up !', 'I did aerobics for an hour . <text:s text:c="2"/>I felt tired .', 'Aerobic activities increase your breathing and heart rate . I felt energetic .', 'Zumba for 6 hours Ligt on my feet', 'I skipped for 30 minutes . <text:s text:c="2"/>I feel athletic .', 'I participated in a group 30 minute aerobics class toda . It was a real challenge , I sweated for 20 minutes but felt amazing when it was over .']</text:p>
          </table:table-cell>
          <table:table-cell office:value-type="string" calcext:value-type="string">
            <text:p>[('I spent 45 minutes doing pool aerobics . I felt great after this workout .', 'Water Aerobics')]</text:p>
          </table:table-cell>
          <table:table-cell office:value-type="string" calcext:value-type="string">
            <text:p>[('I jumped rope . I felt winded .', ('Jumping rope',))]</text:p>
          </table:table-cell>
          <table:table-cell office:value-type="float" office:value="96.551724137931" calcext:value-type="float">
            <text:p>96.551724137931</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 did aerobics for 1 hour I feel healthy', 'I did 30 minutes of aerobics I felt exhausted', 'I just did aerobics for one hour . <text:s text:c="2"/>My body feels so tired and lifeless .']</text:p>
          </table:table-cell>
          <table:table-cell office:value-type="string" calcext:value-type="string">
            <text:p>[('I took a water aerobics class . I feel exhausted .', 'Exercise Class')]</text:p>
          </table:table-cell>
          <table:table-cell office:value-type="string" calcext:value-type="string">
            <text:p>[('I did 2 zumba classes and could not feel my legs afterwards', ('Zumba',)), ('I did yogarobics today . I felt both tired and rejuvenated .', ('Yoga',)), ('Followed a workout video on youtube and felt tired but refreshing afterwards like I had accomplished something', ('Other',)), ('I jump roped for 10 minutes <text:s text:c="2"/>It was awful', ('Jumping rope',))]</text:p>
          </table:table-cell>
          <table:table-cell office:value-type="float" office:value="42.8571428571429" calcext:value-type="float">
            <text:p>42.8571428571429</text:p>
          </table:table-cell>
          <table:table-cell table:number-columns-repeated="1009"/>
        </table:table-row>
        <table:table-row table:style-name="ro1" table:visibility="filter">
          <table:table-cell table:style-name="ce1" office:value-type="string" calcext:value-type="string">
            <text:p>Dancing</text:p>
          </table:table-cell>
          <table:table-cell table:number-columns-repeated="2" office:value-type="float" office:value="14" calcext:value-type="float">
            <text:p>14</text:p>
          </table:table-cell>
          <table:table-cell office:value-type="float" office:value="1" calcext:value-type="float">
            <text:p>1</text:p>
          </table:table-cell>
          <table:table-cell office:value-type="string" calcext:value-type="string">
            <text:p>['I did a 2 hour dance class . I felt so enlightened .', 'I danced in heels for an hour and my legs were sore !', 'I just danced for 40 minutes . I felt energized .', 'I spent two hours practicing tap dancing at home . <text:s text:c="2"/>I feel so beat and breathless .', 'I practiced choreography I am out of breath', 'I just danced 1 hour of NIA . I feel happy .', 'I danced for 30 mins . Feeling very worn out .', 'I just finished a 2 hour long ballet class My body feels tired but I also feel uplifted', 'I did my 10 minutes hola hoop dance this morning . It feels good to get back on my hola hoop workout again .', 'I danced for 30 minutes today . I felt wonderful after dancing .', 'I went dancing <text:s text:c="2"/>I felt energized', 'I did 30 mins of belly dancing . I felt exhilarated and sexy .', '""" I did a dance fitness class . "" "" I am tired and out of shape . """', 'I took a Zumba class this afternoon at a studio . <text:s text:c="2"/>I felt extremely tired but , I felt good afterwards .']</text:p>
          </table:table-cell>
          <table:table-cell office:value-type="string" calcext:value-type="string">
            <text:p>[('I danced for an hour I felt energized', 'Zumba')]</text:p>
          </table:table-cell>
          <table:table-cell office:value-type="string" calcext:value-type="string">
            <text:p>[]</text:p>
          </table:table-cell>
          <table:table-cell office:value-type="float" office:value="100" calcext:value-type="float">
            <text:p>100</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I danced for 30 minutes I felt tired but happy']</text:p>
          </table:table-cell>
          <table:table-cell office:value-type="string" calcext:value-type="string">
            <text:p>[('Danced to three high energy songs felt very excited', 'Zumba'), ('i danced to soca music for 30 minutes . My legs felt sore .', 'Zumba')]</text:p>
          </table:table-cell>
          <table:table-cell office:value-type="string" calcext:value-type="string">
            <text:p>[('I danced for two hours . I feel great !', ('Other',)), ('I had a dance party with my daughter . <text:s text:c="2"/>I was exhilarated !', ('Cardio',))]</text:p>
          </table:table-cell>
          <table:table-cell office:value-type="float" office:value="33.3333333333333" calcext:value-type="float">
            <text:p>33.3333333333333</text:p>
          </table:table-cell>
          <table:table-cell table:number-columns-repeated="1009"/>
        </table:table-row>
        <table:table-row table:style-name="ro1" table:visibility="filter">
          <table:table-cell table:style-name="ce1" office:value-type="string" calcext:value-type="string">
            <text:p>Stretching</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Stretching I did a few stretches as well I felt as if I was getting my stretches done right', 'twisted body for stretching could feel it but still felt good stretching', 'Morning stretches Better able to function', 'I alternately touched my toes with opposite hands twenty times on each side . When I was doing this exercise I began to feel winded , and a bit stressed .', 'I stretched for 10 minutes and I feel like it helped', 'I spend 1 hours stretching I feel so sore !', 'I did an exercise called Body Groove . I was sore but it felt good .', 'I stretched for an hour today . I feel much lighter and accomplished .', 'I did a 30 minute yoga video My glutes have really loosened up', 'I just stretched for 30 minutes . <text:s text:c="2"/>It felt wonderful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 did some stretching exercises It was a bit boring but I feel better after doing this .']</text:p>
          </table:table-cell>
          <table:table-cell office:value-type="string" calcext:value-type="string">
            <text:p>[]</text:p>
          </table:table-cell>
          <table:table-cell office:value-type="string" calcext:value-type="string">
            <text:p>[('I has floor exercise for my tummy for 50 times . I felt my back is going to break my back', ('Weights, general',)), ('cobra stretch its a very easy workout its use to stretch body while doing this workout back will get pain', ('Jogging',))]</text:p>
          </table:table-cell>
          <table:table-cell office:value-type="float" office:value="33.3333333333333" calcext:value-type="float">
            <text:p>33.3333333333333</text:p>
          </table:table-cell>
          <table:table-cell table:number-columns-repeated="1009"/>
        </table:table-row>
        <table:table-row table:style-name="ro1" table:visibility="filter">
          <table:table-cell table:style-name="ce1" office:value-type="string" calcext:value-type="string">
            <text:p>Cardio</text:p>
          </table:table-cell>
          <table:table-cell office:value-type="float" office:value="27" calcext:value-type="float">
            <text:p>27</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I did a youtube workout <text:s text:c="2"/>It was hard but felt good', 'I took a Zumba class today . I feel out of shape but feel good .', 'I just finished 35 minutes on the elliptical machine . I felt out of shape !', 'I did a 30 minute cardio . I was wore out but energized as well .', 'I did a step class at the gym today . I felt exhilarated .', "I just did 60 minutes of cardio . I 'm exhausted and hungry .", "I just did a HIT workout My legs feel like jello , i 'm so out of shape .", 'I did a HIT class at my gym . I felt good . It challenged me .', 'Rebounding day 2 I was extremely sore but was proud of what I accomplished', 'Just did a cardio workout . I feel energized .', "I completed a 30 minute low impact session . I 'm huffing and puffing !", 'I just completed an RPM class . I really pushed myself .', 'Met with my boot camp group this morning we kicked each others butts !', 'I did one hour of cardio playing Just Dance at the gym today . I was totally exhausted by the end of it .', 'I did 20 minutes of cardio I feel like I am short of breath', 'I did a cardio video . It felt energizing and fun .', 'I went to the gym and did 20 minutes of cardio . <text:s text:c="2"/>I was tired and pretty exhausted or I would have done more time .', 'I did 15 minutes on the elliptical . <text:s text:c="2"/>It was hard to keep going but I made it through !', 'I just did 45 minutes of cardio . I was so tired , but felt accomplished .', 'I stepped 200 steps on the stair climber . I felt tired and sweaty after my workout', 'I conditioned with my cheerleading team . I felt exhausted .', 'I ran three miles on a treadmill today . I felt a little tired in the beginning , but recovered by the end .', 'I used the step climber for 30 minutes . <text:s text:c="2"/>I am totally drained .', 'I did a 20 minute cardio dvd . I felt energized afterwards .']</text:p>
          </table:table-cell>
          <table:table-cell office:value-type="string" calcext:value-type="string">
            <text:p>[]</text:p>
          </table:table-cell>
          <table:table-cell office:value-type="string" calcext:value-type="string">
            <text:p>[('I walked 2 miles on the trail today I am exhausted and ready for a nap now .', ('Walking',)), ('I did 15 minutes on the exercise bike . <text:s text:c="2"/>I was energized .', ('Bicycling',)), ("I ran 3 laps around my house . I 'm completely out of breath !", ('Running',))]</text:p>
          </table:table-cell>
          <table:table-cell office:value-type="float" office:value="88.8888888888889" calcext:value-type="float">
            <text:p>88.8888888888889</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I just completed my first rebounding workout I am exhausted', 'I complete a 15 minute cardio video workout I am very out of breath']</text:p>
          </table:table-cell>
          <table:table-cell office:value-type="string" calcext:value-type="string">
            <text:p>[('I did a 30 minute HIT workout from youtube . Afterwards I felt energized', 'Interval Training'), ("I just did 3 reps of benches I 'm so proud of myself", 'Bench press'), ('I just did 20 minutes on the tread climber . My calfs were on fire .', 'Other'), ('I had a dance party with my daughter . <text:s text:c="2"/>I was exhilarated !', 'Dancing')]</text:p>
          </table:table-cell>
          <table:table-cell office:value-type="string" calcext:value-type="string">
            <text:p>[('I did cardio on an elleptical It felt great', ('Elliptical Machine',)), ('yogasanam relax ans calm', ('Yoga',)), ('I completed a HIIT workout . I felt tired about halfway through the workout , but I managed to complete it .', ('Interval Training',)), ('I just did 5 miles on the rowing machine My arms feel like noodles', ('Rowing',)), ('i jumped 250 times using a heavy nylon rope i felt exhausted', ('Jumping rope',))]</text:p>
          </table:table-cell>
          <table:table-cell office:value-type="float" office:value="28.5714285714286" calcext:value-type="float">
            <text:p>28.5714285714286</text:p>
          </table:table-cell>
          <table:table-cell table:number-columns-repeated="1009"/>
        </table:table-row>
        <table:table-row table:style-name="ro1" table:visibility="filter">
          <table:table-cell table:style-name="ce1" office:value-type="string" calcext:value-type="string">
            <text:p>Treadmill</text:p>
          </table:table-cell>
          <table:table-cell office:value-type="float" office:value="27" calcext:value-type="float">
            <text:p>27</text:p>
          </table:table-cell>
          <table:table-cell office:value-type="float" office:value="22" calcext:value-type="float">
            <text:p>22</text:p>
          </table:table-cell>
          <table:table-cell office:value-type="float" office:value="2" calcext:value-type="float">
            <text:p>2</text:p>
          </table:table-cell>
          <table:table-cell office:value-type="string" calcext:value-type="string">
            <text:p>['I walked for ten minutes on my treadmill . I was sweaty and my right calf muscle ached .', 'I completed 5 miles while on the treadmill for 90 minutes today . It was great and I now have more energy !', 'I ran for 30 minutes on the treadmill at a 9 minute pace I felt a little tired but overall good', 'I did 30 mins on the treadmill . I felt bored and tired .', 'Ran 30 minutes on the treadmill I felt really tired , but happy i completed my goal', 'My first workout was on the treadmill and it was exhausting . I felt very tired', '30 minutes on a treadmill i felt satisfied', 'I did the treadmill again and I felt tired <text:s text:c="2"/>I felt like i ran better than my first time .', 'i like treadmil i like it because it good for health', 'treadmill for 35 min . at 3 mph i felt great', "I just did 15 minutes on the treadmill I 'm feeling strong", 'I did 45 minutes on the treadmill It was exhilerating', 'I did a warmup jog on the treadmill for one mile . It got my energy going to keep working out .', 'I just did 10 minutes on the treadmill I feel energized', 'I went on the treadmill at the gym . My legs were hurting after I completed the exercise .', 'I went on the treadmill for 30 minutes . <text:s text:c="2"/>I felt sweaty and <text:s text:c="2"/>shakey .', 'i walked on a treadmill at 2.8 mph for 30 minutes i felt that i could do more .', 'My first workout was in high school where I only ran on the treadmill for about half hour I was kind of tired afterwards but felt absolutely remarkable', 'I walked half an hour on the treadmill . I felt exhausted and dehydrated .', 'in the gym I did 30 minutes on the treadmill at a very average speed I kept wanting to give up before the 30 minutes but I was determined to finish the 30 minutes', 'I did the treadmill for 30 minutes and I felt more energetic , refreshed , and happy for what I did .', 'I did the treadmill for 30 minutes . I am so tired .']</text:p>
          </table:table-cell>
          <table:table-cell office:value-type="string" calcext:value-type="string">
            <text:p>[('I spent an hour on the treadmill . I felt motivated .', 'Walking'), ('I used the treadmill at the gym today . My legs feel like noodles .', 'Jogging')]</text:p>
          </table:table-cell>
          <table:table-cell office:value-type="string" calcext:value-type="string">
            <text:p>[('I walked on the treadmill for an hour . I feel weak and out of shape .', ('Walking',)), ('I walk a mile on the treadmill . I was sweating .', ('Walking',)), ('I ran on the treadmill today for 30 minutes . I feel so tired and exhausted .', ('Running',)), ('I ran on the treadmill for 45 minutes I felt tired and worked', ('Running',)), ('I did the treadmill an ran for 30 minutes I felt really tired', ('Running',))]</text:p>
          </table:table-cell>
          <table:table-cell office:value-type="float" office:value="81.4814814814815" calcext:value-type="float">
            <text:p>81.4814814814815</text:p>
          </table:table-cell>
          <table:table-cell office:value-type="float" office:value="7" calcext:value-type="float">
            <text:p>7</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 spent 40 minutes on the treadmill today . My feet were killing me , but I felt great when I finished .', 'I just finished a half hour on the treadmill I feel great about getting started with this program']</text:p>
          </table:table-cell>
          <table:table-cell office:value-type="string" calcext:value-type="string">
            <text:p>[('I just did 45 minutes on the treadmill . I feel proud that I am increasing my time and stamina', 'Walking')]</text:p>
          </table:table-cell>
          <table:table-cell office:value-type="string" calcext:value-type="string">
            <text:p>[('I ran two miles on the treadmill I was very tired , but I feel rewarded', ('Running',)), ('I ran on the treadmill for an hour I need to do it more often', ('Running',)), ('I ran for 45 minutes on the treadmill I felt exhausted the whole time', ('Running',)), ('Treadmill Walk Neck was killing me .', ('Walking',)), ('I just ran one hour on a treadmill at the gym I feel fine but annoyed by the atmosphere in the gym', ('Running',))]</text:p>
          </table:table-cell>
          <table:table-cell office:value-type="float" office:value="28.5714285714286" calcext:value-type="float">
            <text:p>28.5714285714286</text:p>
          </table:table-cell>
          <table:table-cell table:number-columns-repeated="1009"/>
        </table:table-row>
        <table:table-row table:style-name="ro1" table:visibility="filter">
          <table:table-cell table:style-name="ce1" office:value-type="string" calcext:value-type="string">
            <text:p>Other</text:p>
          </table:table-cell>
          <table:table-cell office:value-type="float" office:value="44" calcext:value-type="float">
            <text:p>44</text:p>
          </table:table-cell>
          <table:table-cell office:value-type="float" office:value="43" calcext:value-type="float">
            <text:p>43</text:p>
          </table:table-cell>
          <table:table-cell office:value-type="float" office:value="0" calcext:value-type="float">
            <text:p>0</text:p>
          </table:table-cell>
          <table:table-cell office:value-type="string" calcext:value-type="string">
            <text:p>['I snowshoed for 1 hour . I felt happy to be outside .', "Two miles in the new wheelchair . <text:s text:c="2"/>I have aches in muscles I did n't know existed .", 'I played an hour of netball game and though I was exhausted afterwards it was fulfilling .', 'I did a 2 sets of resistance band walks My thighs are shaky', 'I went surfing for 3 hours Shoulders are a bit tired , but my legs feel great', 'I used my ab roller for 15 minutes straight . I was so fatigued afterwards !', 'I just hopped like a frog . <text:s text:c="2"/>I feel really burnt out .', 'I worked a free hand exercise It was very useful to me', 'i played an hour of beat saber to warm up I felt great , limber and warmed up .', "I played racquetball for a couple of hours . I 'm felt great , but could n't wait to take a shower .", 'I did strength training . I feel weak .', 'This morning I did the obstacle course at the naval base faster than any of my workout partners . I felt like my training was finally paying off .', 'I do hydrogymnastics three times a week , the exercises are simple . However , they are tiring .', 't bar rows good back workout', '10x20 yd sled pushes Felt good overall , pace dramatically slowed last 3 reps', 'calf raises not too fatigued but sore in my calves', 'I did 20 second wall sits It made my legs burn', 'I did two hours of gardening . I feel accomplished .', 'I felt very tired after doing some squat thrusts for 30 minutes .', 'This morning I did a strenuous shoulder workout <text:s text:c="2"/>and now I m sore', 'I raked all the leaves I feel motivated', 'I jumped on the trampoline for 20 minutes . I felt good .', 'I competed at a Cheer competition today . I felt rejuvenated after .', 'I just played handball . I am energetic .', 'I did 30 minutes of Wii Fit exercise . I was very tired when I was done .', 'I stretched my legs for about ten minutes I feel great and ready for my work out', 'Did 4 sets of hills at the stadium , from track to top bleachers Really burned my calves , but endurance - wise it was great', 'I hula hooped or twenty minutes . My sides and my stomach really hurt and I feel tired .', 'Did 2 sets 12 reps shoulder press at 15lbs Really hard , left shoulder hurts', "I made 3 sets of parallel bar dips I 'm really tired", 'I walked along a balance beam back and fortj I felt firm and loose , and determined to maintain my balance .', 'I cleaned the house for 3 hours I am worn out .', 'I rode the stationary bike at moderate intensity for an hour My legs were tired but cardio wise i was fine', 'i tried a barre workout my muscles felt the burn', 'I also did farmer walks today with my water jugs . Been exhausted all day , killed it this morning .', 'I followed a workout video . My stamina is very low .', 'I did an hour of callenetics . I feel more flexible .', 'I do warm up before match <text:s text:c="3"/>i feel brisk', "I do functional training every day and I get exhausted when I 'm done .", 'I completed one video workout . <text:s text:c="2"/>It felt really good to work up a sweat .', 'i feel energized , i just shot 3 rounds of archery', 'I played softball for three hours . I was exhausting .', 'I did a swiss ball hamstring curl today . I felt unbalance .']</text:p>
          </table:table-cell>
          <table:table-cell office:value-type="string" calcext:value-type="string">
            <text:p>[]</text:p>
          </table:table-cell>
          <table:table-cell office:value-type="string" calcext:value-type="string">
            <text:p>[('jumping feel better', ('Jumping Jacks',))]</text:p>
          </table:table-cell>
          <table:table-cell office:value-type="float" office:value="97.7272727272727" calcext:value-type="float">
            <text:p>97.7272727272727</text:p>
          </table:table-cell>
          <table:table-cell office:value-type="float" office:value="11" calcext:value-type="float">
            <text:p>1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I played roller derby for two hours . I felt happy and free .', 'I washed all 3 cars today . My arms and knees are killing me .', 'I played ultimate frisbee for an hour . I feel like I was really quick on the field .']</text:p>
          </table:table-cell>
          <table:table-cell office:value-type="string" calcext:value-type="string">
            <text:p>[('I did lower abdominal workout . I felt really tired afterwards', 'Abdominal Crunches'), ('Followed a workout video on youtube and felt tired but refreshing afterwards like I had accomplished something', 'Aerobics'), ('I SKIP FOR EVERY DAY MORNING.THIS FEEL VERY BEATER <text:s/>', 'Skipping'), ('I just went to my taekwondo class . <text:s text:c="2"/>All the kicks and jumping made my legs sore .', 'Martial Arts'), ('I danced for two hours . I feel great !', 'Dancing'), ('I did an hours worth of exercise with the kettle ball . I feel sore , but accomplished .', 'Dumbbells'), ('I boxed for over one hour at the training facility . My muscles are aching', 'Boxing')]</text:p>
          </table:table-cell>
          <table:table-cell office:value-type="string" calcext:value-type="string">
            <text:p>[('I played lacrosse for an hour . I felt energized .', ('Tennis',)), ('i warmup daily one hour its very use ful to our life', ('Jogging',)), ('I just did 20 minutes on the tread climber . My calfs were on fire .', ('Cardio',)), ('I rode my horse for the last hour . I need more groundwork .', ('Bicycling',)), ('I did high knees for 10 minutes . <text:s text:c="2"/>I felt like my heart was going to jump out of my chest .', ('Jumping rope',)), ('I played pickleball for one hour today . I felt like I was playing really well , but then after the games I felt really tired .', ('Basketball',)), ('I went bowling . I felt happy .', ('Running',)), ('I did upper arm exercises . <text:s text:c="2"/>I felt good that I was making progress .', ('Weights, general',))]</text:p>
          </table:table-cell>
          <table:table-cell office:value-type="float" office:value="27.2727272727273" calcext:value-type="float">
            <text:p>27.2727272727273</text:p>
          </table:table-cell>
          <table:table-cell table:number-columns-repeated="1009"/>
        </table:table-row>
        <table:table-row table:style-name="ro1" table:visibility="filter">
          <table:table-cell table:style-name="ce1" office:value-type="string" calcext:value-type="string">
            <text:p>Bodyweight exercises, general</text:p>
          </table:table-cell>
          <table:table-cell office:value-type="float" office:value="18" calcext:value-type="float">
            <text:p>18</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I did butterflys on a weight machine . I felt like I was getting started .', 'i just did 20 body weight dips my triceps feel like jello', 'I did ten sets with 12 pound free weights . I felt more tone .', 'PUCHING THE BAG IT IS TOO GOOD', 'I did an exercuse video for 20 minutes . I was exhausted !', 'I used the strength machines for 30 minutes . My muscles were very sore .', 'I worked out at the gym . I felt motivated .', 'I performed some sets of crunches and push ups at home . I felt quite tired and sore both during and after .', 'I did chest dip I was out of breathe', 'weight lifting is good for the health It gives more strength on my overall body', 'I did stretching exercises for fifteen minutes . I feel prepared for a longer workout .', 'I worked in the garden today . <text:s text:c="3"/>My back is killing me .']</text:p>
          </table:table-cell>
          <table:table-cell office:value-type="string" calcext:value-type="string">
            <text:p>[]</text:p>
          </table:table-cell>
          <table:table-cell office:value-type="string" calcext:value-type="string">
            <text:p>[('I just lifted five sets of bench presses ! I feel sore', ('Bench press',)), ('I did some leg lifts I felt tired', ('Leg Raises',)), ('I lifted weights in the gym . I felt like a beast !', ('Weights, general',)), ('I did weight lifting I was drained', ('Weights, general',)), ('I did twenty five jumping jacks . I felt out of breath !', ('Jumping Jacks',)), ('I used the rowing machine for 30 minutes <text:s text:c="2"/>I feel energized', ('Rowing',))]</text:p>
          </table:table-cell>
          <table:table-cell office:value-type="float" office:value="66.6666666666667" calcext:value-type="float">
            <text:p>66.6666666666667</text:p>
          </table:table-cell>
          <table:table-cell office:value-type="float" office:value="4" calcext:value-type="float">
            <text:p>4</text:p>
          </table:table-cell>
          <table:table-cell table:number-columns-repeated="2" office:value-type="float" office:value="1" calcext:value-type="float">
            <text:p>1</text:p>
          </table:table-cell>
          <table:table-cell office:value-type="string" calcext:value-type="string">
            <text:p>['I worked out with resistance bands at home . I felt somehwat bored and lacking interest .']</text:p>
          </table:table-cell>
          <table:table-cell office:value-type="string" calcext:value-type="string">
            <text:p>[('Yesterday my workout was cleaning the bathroom and kitchen . During the exercise I felt like I was getting things accomplished .', 'Housework')]</text:p>
          </table:table-cell>
          <table:table-cell office:value-type="string" calcext:value-type="string">
            <text:p>[('I did dips after jogging . My arms and shoulders got very tired but I felt good because I was pumped up .', ('Bench press',)), ('I did my usual routing of free body and weighted exercises at the park . my muscles are sore .', ('Weights, general',)), ('I lifted weights . I was so tired .', ('Weights, general',))]</text:p>
          </table:table-cell>
          <table:table-cell office:value-type="float" office:value="25" calcext:value-type="float">
            <text:p>25</text:p>
          </table:table-cell>
          <table:table-cell table:number-columns-repeated="1009"/>
        </table:table-row>
        <table:table-row table:style-name="ro1" table:visibility="filter">
          <table:table-cell table:style-name="ce1" office:value-type="string" calcext:value-type="string">
            <text:p>Exercise Class</text:p>
          </table:table-cell>
          <table:table-cell office:value-type="float" office:value="22" calcext:value-type="float">
            <text:p>22</text:p>
          </table:table-cell>
          <table:table-cell office:value-type="float" office:value="20" calcext:value-type="float">
            <text:p>20</text:p>
          </table:table-cell>
          <table:table-cell office:value-type="float" office:value="2" calcext:value-type="float">
            <text:p>2</text:p>
          </table:table-cell>
          <table:table-cell office:value-type="string" calcext:value-type="string">
            <text:p>['I participated in a Jazzercize class . I felt excited and revived .', 'I took an hour long hip - hop dance class . I felt incredible and had so much fun because it was a high energy environment !', 'I just did a 3 hour spin class I am dead tired', 'i just did a cardio for 30 minutes i felt amazing', 'I did a 15 minute step workout . I am not as fit as I thought I was .', 'I attended two one - hour dance classes . I felt empowered .', 'I finally practiced doing pilates this morning . It really made me feel so weak !', 'I attended a spin class My legs are sore', 'I did 30 minutes in a spin class . It was hard but I felt great after !', 'I did a barre workout video . <text:s text:c="3"/>My legs were shaking at the end . <text:s/>', 'I did <text:s text:c="2"/>my spin bike for 30 minutes . I felt tired but happy I fnished .', 'I took a one hour spinning class . <text:s text:c="2"/>I feel refreshed and energized .', "I went to Curves circuit , where I 'm a member . <text:s text:c="2"/>I typically enjoy the Curves circuit , but I was very annoyed by an employee .", 'I exercised for 15 minutes by dancing to fast music . I felt great during the dancing and had fun doing it .', 'I just took an hour long spin class , and I feel energized !', 'I took a one hour muscle pump class It was challenging !', 'I did a Nike workout at the gym . I could feel my muscles .', 'I just finished a group barre class . It was exhausting and now I feel sore .', 'i did cardio i felt refreshed and invigorated before and during', 'I took a 45-minute barre class . I was exhausted !']</text:p>
          </table:table-cell>
          <table:table-cell office:value-type="string" calcext:value-type="string">
            <text:p>[('I did an hour spin class I was exhausted', 'Bicycling'), ('I went to a spin class . <text:s text:c="2"/>I felt so tired !', 'Bicycling')]</text:p>
          </table:table-cell>
          <table:table-cell office:value-type="string" calcext:value-type="string">
            <text:p>[('I rode the spin bike for an hour . I felt great !', ('Bicycling',)), ('I did stretching exercises I felt relaxed', ('Yoga',))]</text:p>
          </table:table-cell>
          <table:table-cell office:value-type="float" office:value="90.9090909090909" calcext:value-type="float">
            <text:p>90.9090909090909</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I completed a spin workout . <text:s text:c="2"/>I felt very motivated .']</text:p>
          </table:table-cell>
          <table:table-cell office:value-type="string" calcext:value-type="string">
            <text:p>[('I just took a 90 minute spin class I feel like throwing up !', 'Bicycling'), ('I took a spin class It was exhausting !', 'Bicycling'), ('I took a strength training class It was painful', 'Weights, general'), ('I participated in a Taekwondo class . I felt focused .', 'Sports, general')]</text:p>
          </table:table-cell>
          <table:table-cell office:value-type="string" calcext:value-type="string">
            <text:p>[('Watching a 30 minute workout video I felt tired after completing the video but proud of myself .', ('Interval Training',)), ('I took a water aerobics class . I feel exhausted .', ('Aerobics',)), ('I did a one hour Zumba dance class . I feel tired and sweaty but good . <text:s/>', ('Zumba',)), ('I did some stretching exercises I feel more limber', ('Bicycling',)), ('zumba dance at gym tired and drained', ('Zumba',))]</text:p>
          </table:table-cell>
          <table:table-cell office:value-type="float" office:value="16.6666666666667" calcext:value-type="float">
            <text:p>16.6666666666667</text:p>
          </table:table-cell>
          <table:table-cell table:number-columns-repeated="1009"/>
        </table:table-row>
        <table:table-row table:style-name="ro1">
          <table:table-cell table:style-name="ce1" office:value-type="string" calcext:value-type="string">
            <text:p>Martial Arts</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I hit a punching bag for 15 minutes I felt invigorated', 'i did karate for one hour i felt like i was having fun', 'I just did a 1 hour jiu - jitsu workout . <text:s text:c="2"/>I feel tired .', 'I went kickboxing and felt clearminded after', 'I just boxed for 30 minutes . I felt my arms being more muscular .', 'I practiced lightsaber techniques for thirty minutes . It was fun , but my arms are tired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WORKOUT KARATE IN BLACK BELT <text:s text:c="2"/>MY MUSCLES GETTING STRONG', ('Weights, general',)), ('I just went to my taekwondo class . <text:s text:c="2"/>All the kicks and jumping made my legs sore .', ('Other',))]</text:p>
          </table:table-cell>
          <table:table-cell office:value-type="float" office:value="0" calcext:value-type="float">
            <text:p>0</text:p>
          </table:table-cell>
          <table:table-cell table:number-columns-repeated="1009"/>
        </table:table-row>
        <table:table-row table:style-name="ro1">
          <table:table-cell table:style-name="ce1" office:value-type="string" calcext:value-type="string">
            <text:p>Crossfit</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I did 50 pull - ups , 100 push - ups , and 150 squats today . My arms is feeling numb , it hurts when I sit down .', "I did a circuit with the trainer I 'm going to be so sore tomorrow", "I did 50 thrusters . I 'm starting to feel a little lightheaded .", '"I did CrossFit workout "" Fran "" . I felt great after the workout !"', 'I did CINDY in the CrossFit workout <text:s text:c="2"/>I felt energized', 'I went to Crossfit this morning I felt good']</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did a 30 min HIIT class Tired and sore', ('Interval Training',)), ('I did 1 hour of weight lifting . My body is sore .', ('Weights, general',))]</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American Football</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I played football for three hours . I felt sore after the game .', 'I played football for 2 hours . I felt sore after .', 'I played a touch football game with the neighborhood kids . I felt accomplished from burning calories .', 'I PLAYED FOOTBALL WITH MY SON FOR THE PAST 2 HOURS AND IM FEELING GREAT', 'I play one hour for Foot ball I feel fresh', 'I have played football . I have very tired']</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ext:p>
          </table:table-cell>
          <table:table-cell office:value-type="string" calcext:value-type="string">
            <text:p>[('I played badminton for more than two hours , I felt tired and legs and foot are paining like hell .', 'Badminton')]</text:p>
          </table:table-cell>
          <table:table-cell office:value-type="string" calcext:value-type="string">
            <text:p>[('I played football outside with my friends yesterday . I was very tired but relaxed at the same time .', ('Soccer',))]</text:p>
          </table:table-cell>
          <table:table-cell office:value-type="float" office:value="0" calcext:value-type="float">
            <text:p>0</text:p>
          </table:table-cell>
          <table:table-cell table:number-columns-repeated="1009"/>
        </table:table-row>
        <table:table-row table:style-name="ro1">
          <table:table-cell table:style-name="ce1" office:value-type="string" calcext:value-type="string">
            <text:p>Boxing</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I just boxed 4 rounds on the heavy bag I felt great afterwards', "I did fourty five minutes of boxing I could n't walk after the first day", 'I went to a boxing class It was so much fun and I feel great !', 'I boxed for 1 hour . <text:s text:c="2"/>I feel incredible !', 'I did a boxing class at the gym Excited but tired']</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boxed for over one hour at the training facility . My muscles are aching', ('Other',))]</text:p>
          </table:table-cell>
          <table:table-cell office:value-type="float" office:value="0" calcext:value-type="float">
            <text:p>0</text:p>
          </table:table-cell>
          <table:table-cell table:number-columns-repeated="1009"/>
        </table:table-row>
        <table:table-row table:style-name="ro1">
          <table:table-cell table:style-name="ce1" office:value-type="string" calcext:value-type="string">
            <text:p>Skiing</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I cross country skied 4 miles . I was nervous to fall , but did n't at all !", 'I skiied for an hour today It was hard but exhilarating', 'I skied 12 kilometers . I feel vigorous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went cross country skiing and felt very alive .', ('Hiking',))]</text:p>
          </table:table-cell>
          <table:table-cell office:value-type="float" office:value="0" calcext:value-type="float">
            <text:p>0</text:p>
          </table:table-cell>
          <table:table-cell table:number-columns-repeated="1009"/>
        </table:table-row>
        <table:table-row table:style-name="ro1">
          <table:table-cell table:style-name="ce1" office:value-type="string" calcext:value-type="string">
            <text:p>Badminton</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I played badminton for 30 minutes . <text:s text:c="2"/>I feel tired but happy to get my workout in .', 'I played a game of badmitton for 30 minutes . I was sore immediately afterward .', 'Playing badminton I feel excited playing with opponents that are similar level as me']</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played badminton for more than two hours , I felt tired and legs and foot are paining like hell .', ('American Football',))]</text:p>
          </table:table-cell>
          <table:table-cell office:value-type="float" office:value="0" calcext:value-type="float">
            <text:p>0</text:p>
          </table:table-cell>
          <table:table-cell table:number-columns-repeated="1009"/>
        </table:table-row>
        <table:table-row table:style-name="ro1">
          <table:table-cell table:style-name="ce1" office:value-type="string" calcext:value-type="string">
            <text:p>Rock climbing</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Went climbing at Red Rocks for 2 hours My hands feel a little cramped up', 'I did some rock climbing . My arms felt like jello afterwards .', 'I rock climbed for an hour . It was very tiring and my hands hurt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went bouldering for 45 minutes over my lunch break . I felt weak .', ('Walking',))]</text:p>
          </table:table-cell>
          <table:table-cell office:value-type="float" office:value="0" calcext:value-type="float">
            <text:p>0</text:p>
          </table:table-cell>
          <table:table-cell table:number-columns-repeated="1009"/>
        </table:table-row>
        <table:table-row table:style-name="ro1">
          <table:table-cell table:style-name="ce1" office:value-type="string" calcext:value-type="string">
            <text:p>Mountain climbers</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I did a set of mountain climbers I feel tired .', 'I did a floor exercise My arms were like jello', "I just did 3 sets of doing mountain climbers for 60 seconds each I 'm already sweating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ran 40 mountain climbers . Afterward , the back of my calves burned badly .', ('Running',))]</text:p>
          </table:table-cell>
          <table:table-cell office:value-type="float" office:value="0" calcext:value-type="float">
            <text:p>0</text:p>
          </table:table-cell>
          <table:table-cell table:number-columns-repeated="1009"/>
        </table:table-row>
        <table:table-row table:style-name="ro1">
          <table:table-cell table:style-name="ce1" office:value-type="string" calcext:value-type="string">
            <text:p>Cricket</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I played 2 hours cricket . <text:s text:c="2"/>It was excruciating .', 'I SCORED 75 RUNS IN CRICKET <text:s text:c="2"/>I FELT AWESOME']</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PLAYED TWO HOURS CRICKET GAME . I FELT TIRED .', ('Tennis',))]</text:p>
          </table:table-cell>
          <table:table-cell office:value-type="float" office:value="0" calcext:value-type="float">
            <text:p>0</text:p>
          </table:table-cell>
          <table:table-cell table:number-columns-repeated="1009"/>
        </table:table-row>
        <table:table-row table:style-name="ro1">
          <table:table-cell table:style-name="ce1" office:value-type="string" calcext:value-type="string">
            <text:p>Kayaking</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I just kayaked for 5 hours . <text:s text:c="2"/>I feel sore .', 'I went kayaking for one hour . I feel reinvigorated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paddled 8 miles of whitewater <text:s text:c="2"/>I was tired but rrady for a second lap', ('Hiking',))]</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Roller skating</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I just skated 13 miles across the city . I felt relaxed .', 'I roller skated around the block . I felt amazing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went rollerblading by the river My leg were on fire after this workout', ('Bicycling',))]</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Housework</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I ran after my toddler and my infant and picked one up in each arm simultaneously . It was exhausting !', 'I just spent an hour gardening . My back is killing me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Yesterday my workout was cleaning the bathroom and kitchen . During the exercise I felt like I was getting things accomplished .', ('Bodyweight exercises, general',))]</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Squash</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i played racquet ball for an hour i felt exhausted']</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played squash for 30min I felt great but my shoulders are sore', ('Weights, general',))]</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Sports, general</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I just play foot ball <text:s text:c="2"/>This is improve my body fitness']</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participated in a Taekwondo class . I felt focused .', ('Exercise Class',))]</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Leg curls</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doing leg curls at the gym . my legs hurt so bad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did leg lifts using my exercise ball I was sore', ('Leg Raises',))]</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Ice skating</text:p>
          </table:table-cell>
          <table:table-cell table:number-columns-repeated="2" office:value-type="float" office:value="1" calcext:value-type="float">
            <text:p>1</text:p>
          </table:table-cell>
          <table:table-cell office:value-type="float" office:value="0" calcext:value-type="float">
            <text:p>0</text:p>
          </table:table-cell>
          <table:table-cell office:value-type="string" calcext:value-type="string">
            <text:p>['I ice skated for two hours . I felt brave .']</text:p>
          </table:table-cell>
          <table:table-cell table:number-columns-repeated="2" office:value-type="string" calcext:value-type="string">
            <text:p>[]</text:p>
          </table:table-cell>
          <table:table-cell office:value-type="float" office:value="100" calcext:value-type="float">
            <text:p>10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went ice skating for an hour . My ankles were very tired .', ('Walking',))]</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Power walking</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I power walked for half an hour and I felt energised and made me feel good .', 'I walked briskly for two miles on the nature trail Afterward , I felt full of energy', 'I took a fast walk for half an hour . I felt very good ! Especially in an outdoor environment .']</text:p>
          </table:table-cell>
          <table:table-cell office:value-type="string" calcext:value-type="string">
            <text:p>[]</text:p>
          </table:table-cell>
          <table:table-cell office:value-type="string" calcext:value-type="string">
            <text:p>[('I just walked 3 miles this morning . I feel energized !', ('Walking',)), ('I went on the treadmill at the gym . <text:s text:c="2"/>I felt calm but , tired after walking all those steps .', ('Walking',)), ('I walked 3 miles . I felt sweaty and invigorated .', ('Walking',))]</text:p>
          </table:table-cell>
          <table:table-cell office:value-type="float" office:value="50" calcext:value-type="float">
            <text:p>50</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walked the neighborhood today <text:s text:c="2"/>it felt good to get out', ('Walking',)), ('I fast walked 2.5 km on the treadmill at 5 km / hr . It is a challenge <text:s text:c="2"/>but I want to do it .', ('Walking',))]</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Table tennis</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I played shuttle game It was very good and healthy']</text:p>
          </table:table-cell>
          <table:table-cell office:value-type="string" calcext:value-type="string">
            <text:p>[]</text:p>
          </table:table-cell>
          <table:table-cell office:value-type="string" calcext:value-type="string">
            <text:p>[('i am every evening play a table tennis i am really out of shape', ('Tennis',))]</text:p>
          </table:table-cell>
          <table:table-cell office:value-type="float" office:value="50" calcext:value-type="float">
            <text:p>5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played an hour table tennis on morning <text:s text:c="2"/>I felt very energetic', ('Tennis',))]</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Water Aerobics</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spent 45 minutes doing pool aerobics . I felt great after this workout .', ('Aerobics',))]</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Twenty minutes of water exercise . Feeling waterlogged and very tired .', ('Swimming',))]</text:p>
          </table:table-cell>
          <table:table-cell office:value-type="float" office:value="0" calcext:value-type="float">
            <text:p>0</text:p>
          </table:table-cell>
          <table:table-cell table:number-columns-repeated="1009"/>
        </table:table-row>
        <table:table-row table:style-name="ro1" table:visibility="filter">
          <table:table-cell table:style-name="ce1" office:value-type="string" calcext:value-type="string">
            <text:p>Weight Flies</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did 15 weight flys I felt sore', ('Weights, general',))]</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string" calcext:value-type="string">
            <text:p>[]</text:p>
          </table:table-cell>
          <table:table-cell office:value-type="string" calcext:value-type="string">
            <text:p>[('I did fours sets of flys , 50 pounds for ten reps I need to go up in weight', ('Weights, general',))]</text:p>
          </table:table-cell>
          <table:table-cell office:value-type="float" office:value="0" calcext:value-type="float">
            <text:p>0</text:p>
          </table:table-cell>
          <table:table-cell table:number-columns-repeated="1009"/>
        </table:table-row>
        <table:table-row table:style-name="ro1" table:number-rows-repeated="104850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2:Sheet1.O69" table:display-filter-buttons="true">
          <table:filter>
            <table:filter-and>
              <table:filter-condition table:field-number="14" table:value="0" table:operator="="/>
              <table:filter-condition table:field-number="0" table:value="Badminton" table:operator="=">
                <table:filter-set-item table:value="Badminton"/>
                <table:filter-set-item table:value="Boxing"/>
                <table:filter-set-item table:value="Cricket"/>
                <table:filter-set-item table:value="Crossfit"/>
                <table:filter-set-item table:value="Kayaking"/>
                <table:filter-set-item table:value="Martial Arts"/>
                <table:filter-set-item table:value="Mountain climbers"/>
                <table:filter-set-item table:value="Rock climbing"/>
                <table:filter-set-item table:value="Skiing"/>
              </table:filter-condition>
            </table:filter-and>
          </table:filter>
          <table:sort>
            <table:sort-by table:field-number="14"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currency-style style:name="N121P0" style:volatile="true">
      <number:currency-symbol/>
      <number:number number:decimal-places="0" loext:min-decimal-places="0" number:min-integer-digits="1" number:grouping="true"/>
      <number:text> </number:text>
    </number:currency-style>
    <number:currency-style style:name="N121">
      <number:text>(</number:text>
      <number:currency-symbol/>
      <number:number number:decimal-places="0" loext:min-decimal-places="0" number:min-integer-digits="1" number:grouping="true"/>
      <number:text>)</number:text>
      <style:map style:condition="value()&gt;=0" style:apply-style-name="N121P0"/>
    </number:currency-style>
    <number:currency-style style:name="N122P0" style:volatile="true">
      <number:currency-symbol/>
      <number:number number:decimal-places="0" loext:min-decimal-places="0" number:min-integer-digits="1" number:grouping="true"/>
      <number:text> </number:text>
    </number:currency-style>
    <number:currency-style style:name="N122">
      <style:text-properties fo:color="#ff0000"/>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2" loext:min-decimal-places="2" number:min-integer-digits="1" number:grouping="true"/>
      <number:text> </number:text>
    </number:currency-style>
    <number:currency-style style:name="N123">
      <number:text>(</number:text>
      <number:currency-symbol/>
      <number:number number:decimal-places="2" loext:min-decimal-places="2" number:min-integer-digits="1" number:grouping="true"/>
      <number:text>)</number:text>
      <style:map style:condition="value()&gt;=0" style:apply-style-name="N123P0"/>
    </number:currency-style>
    <number:currency-style style:name="N124P0" style:volatile="true">
      <number:currency-symbol/>
      <number:number number:decimal-places="2" loext:min-decimal-places="2" number:min-integer-digits="1" number:grouping="true"/>
      <number:text> </number:text>
    </number:currency-style>
    <number:currency-style style:name="N124">
      <style:text-properties fo:color="#ff0000"/>
      <number:text>(</number:text>
      <number:currency-symbol/>
      <number:number number:decimal-places="2" loext: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loext:min-decimal-places="0" number:min-integer-digits="1" number:grouping="true"/>
      <number:text> </number:text>
    </number:number-style>
    <number:number-style style:name="N134">
      <style:text-properties fo:color="#ff0000"/>
      <number:text>(</number:text>
      <number:number number:decimal-places="0" loext:min-decimal-places="0" number:min-integer-digits="1" number:grouping="true"/>
      <number:text>)</number:text>
      <style:map style:condition="value()&gt;=0" style:apply-style-name="N134P0"/>
    </number:number-style>
    <number:number-style style:name="N135P0" style:volatile="true">
      <number:number number:decimal-places="2" loext:min-decimal-places="2" number:min-integer-digits="1" number:grouping="true"/>
      <number:text> </number:text>
    </number:number-style>
    <number:number-style style:name="N135">
      <style:text-properties fo:color="#ff0000"/>
      <number:text>(</number:text>
      <number:number number:decimal-places="2" loext:min-decimal-places="2" number:min-integer-digits="1" number:grouping="true"/>
      <number:text>)</number:text>
      <style:map style:condition="value()&gt;=0" style:apply-style-name="N135P0"/>
    </number:number-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number:text>
    </number:number-style>
    <number:number-style style:name="N136P2" style:volatile="true">
      <loext:text> </loext:text>
      <loext:fill-character> </loext: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loext:fill-character> </loext:fill-character>
      <number:number number:decimal-places="0" loext:min-decimal-places="0" number:min-integer-digits="1" number:grouping="true"/>
      <number:text> </number:text>
    </number:currency-style>
    <number:currency-style style:name="N137P1" style:volatile="true">
      <number:text> </number:text>
      <number:currency-symbol/>
      <loext:fill-character> </loext:fill-character>
      <number:text>(</number:text>
      <number:number number:decimal-places="0" loext:min-decimal-places="0" number:min-integer-digits="1" number:grouping="true"/>
      <number:text>)</number:text>
    </number:currency-style>
    <number:currency-style style:name="N137P2" style:volatile="true">
      <number:text> </number:text>
      <number:currency-symbol/>
      <loext:fill-character> </loext: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loext:fill-character> </loext:fill-character>
      <number:number number:decimal-places="2" loext:min-decimal-places="2" number:min-integer-digits="1" number:grouping="true"/>
      <number:text> </number:text>
    </number:currency-style>
    <number:currency-style style:name="N139P1" style:volatile="true">
      <number:text> </number:text>
      <number:currency-symbol/>
      <loext:fill-character> </loext:fill-character>
      <number:text>(</number:text>
      <number:number number:decimal-places="2" loext:min-decimal-places="2" number:min-integer-digits="1" number:grouping="true"/>
      <number:text>)</number:text>
    </number:currency-style>
    <number:currency-style style:name="N139P2" style:volatile="true">
      <number:text> </number:text>
      <number:currency-symbol/>
      <loext:fill-character> </loext:fill-character>
      <number:text>-</number:text>
      <number:number number:decimal-places="0" loext: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openpyxl</meta:initial-creator>
    <meta:creation-date>2021-02-24T21:22:34</meta:creation-date>
    <dc:date>2021-02-24T21:52:38.829451067</dc:date>
    <meta:generator>LibreOffice/6.4.6.2$Linux_X86_64 LibreOffice_project/40$Build-2</meta:generator>
    <meta:editing-duration>PT8M36S</meta:editing-duration>
    <meta:editing-cycles>1</meta:editing-cycles>
    <meta:document-statistic meta:table-count="1" meta:cell-count="1021" meta:object-count="0"/>
    <meta:user-defined meta:name="AppVersion">3.0</meta:user-defined>
  </office:meta>
</office:document-meta>
</file>